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14.75pt" svg:height="255.26pt" svg:x="67.07pt" svg:y="2998.2pt">
            <draw:object draw:notify-on-update-of-ranges="Sheet1.Q2:Sheet1.Q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th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flop</text:p>
          </table:table-cell>
          <table:table-cell office:value-type="string" calcext:value-type="string">
            <text:p>Nite</text:p>
          </table:table-cell>
          <table:table-cell office:value-type="string" calcext:value-type="string">
            <text:p>Brow</text:p>
          </table:table-cell>
          <table:table-cell office:value-type="string" calcext:value-type="string">
            <text:p>Bc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px_chunk_siz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2.57" calcext:value-type="float">
            <text:p>1802.57</text:p>
          </table:table-cell>
          <table:table-cell office:value-type="float" office:value="1806.17" calcext:value-type="float">
            <text:p>1806.17</text:p>
          </table:table-cell>
          <table:table-cell office:value-type="float" office:value="1826.6" calcext:value-type="float">
            <text:p>1826.6</text:p>
          </table:table-cell>
          <table:table-cell office:value-type="float" office:value="1793.41" calcext:value-type="float">
            <text:p>1793.41</text:p>
          </table:table-cell>
          <table:table-cell office:value-type="float" office:value="1841.38" calcext:value-type="float">
            <text:p>1841.38</text:p>
          </table:table-cell>
          <table:table-cell office:value-type="float" office:value="1749.99" calcext:value-type="float">
            <text:p>1749.99</text:p>
          </table:table-cell>
          <table:table-cell table:formula="of:=COM.MICROSOFT.FLOOR.MATH(([.D2]+4*[.A2]-1)/(4*[.A2]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AX([.K2:.P2])" office:value-type="float" office:value="1841.38" calcext:value-type="float">
            <text:p>1841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6.033" calcext:value-type="float">
            <text:p>236.033</text:p>
          </table:table-cell>
          <table:table-cell office:value-type="float" office:value="837.903" calcext:value-type="float">
            <text:p>837.903</text:p>
          </table:table-cell>
          <table:table-cell office:value-type="float" office:value="905.018" calcext:value-type="float">
            <text:p>905.018</text:p>
          </table:table-cell>
          <table:table-cell office:value-type="float" office:value="1092.98" calcext:value-type="float">
            <text:p>1092.98</text:p>
          </table:table-cell>
          <table:table-cell office:value-type="float" office:value="1099.21" calcext:value-type="float">
            <text:p>1099.21</text:p>
          </table:table-cell>
          <table:table-cell office:value-type="float" office:value="1109.32" calcext:value-type="float">
            <text:p>1109.32</text:p>
          </table:table-cell>
          <table:table-cell table:formula="of:=COM.MICROSOFT.FLOOR.MATH(([.D3]+4*[.A3]-1)/(4*[.A3]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6.02" calcext:value-type="float">
            <text:p>1586.02</text:p>
          </table:table-cell>
          <table:table-cell office:value-type="float" office:value="1557.86" calcext:value-type="float">
            <text:p>1557.86</text:p>
          </table:table-cell>
          <table:table-cell office:value-type="float" office:value="1548.88" calcext:value-type="float">
            <text:p>1548.88</text:p>
          </table:table-cell>
          <table:table-cell office:value-type="float" office:value="1573.64" calcext:value-type="float">
            <text:p>1573.64</text:p>
          </table:table-cell>
          <table:table-cell office:value-type="float" office:value="1512.58" calcext:value-type="float">
            <text:p>1512.58</text:p>
          </table:table-cell>
          <table:table-cell office:value-type="float" office:value="1473.91" calcext:value-type="float">
            <text:p>1473.91</text:p>
          </table:table-cell>
          <table:table-cell table:formula="of:=COM.MICROSOFT.FLOOR.MATH(([.D4]+4*[.A4]-1)/(4*[.A4])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543.6" calcext:value-type="float">
            <text:p>27543.6</text:p>
          </table:table-cell>
          <table:table-cell office:value-type="float" office:value="14312.1" calcext:value-type="float">
            <text:p>14312.1</text:p>
          </table:table-cell>
          <table:table-cell office:value-type="float" office:value="14281" calcext:value-type="float">
            <text:p>14281</text:p>
          </table:table-cell>
          <table:table-cell office:value-type="float" office:value="14391.3" calcext:value-type="float">
            <text:p>14391.3</text:p>
          </table:table-cell>
          <table:table-cell office:value-type="float" office:value="14311.7" calcext:value-type="float">
            <text:p>14311.7</text:p>
          </table:table-cell>
          <table:table-cell office:value-type="float" office:value="14440.3" calcext:value-type="float">
            <text:p>14440.3</text:p>
          </table:table-cell>
          <table:table-cell table:formula="of:=COM.MICROSOFT.FLOOR.MATH(([.D5]+4*[.A5]-1)/(4*[.A5]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3.78" calcext:value-type="float">
            <text:p>1163.78</text:p>
          </table:table-cell>
          <table:table-cell office:value-type="float" office:value="1173.19" calcext:value-type="float">
            <text:p>1173.19</text:p>
          </table:table-cell>
          <table:table-cell office:value-type="float" office:value="1164.32" calcext:value-type="float">
            <text:p>1164.32</text:p>
          </table:table-cell>
          <table:table-cell office:value-type="float" office:value="1118.44" calcext:value-type="float">
            <text:p>1118.44</text:p>
          </table:table-cell>
          <table:table-cell office:value-type="float" office:value="1143.57" calcext:value-type="float">
            <text:p>1143.57</text:p>
          </table:table-cell>
          <table:table-cell office:value-type="float" office:value="1121.18" calcext:value-type="float">
            <text:p>1121.18</text:p>
          </table:table-cell>
          <table:table-cell table:formula="of:=COM.MICROSOFT.FLOOR.MATH(([.D6]+4*[.A6]-1)/(4*[.A6])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8.21" calcext:value-type="float">
            <text:p>1958.21</text:p>
          </table:table-cell>
          <table:table-cell office:value-type="float" office:value="1993.74" calcext:value-type="float">
            <text:p>1993.74</text:p>
          </table:table-cell>
          <table:table-cell office:value-type="float" office:value="2006.44" calcext:value-type="float">
            <text:p>2006.44</text:p>
          </table:table-cell>
          <table:table-cell office:value-type="float" office:value="1978.91" calcext:value-type="float">
            <text:p>1978.91</text:p>
          </table:table-cell>
          <table:table-cell office:value-type="float" office:value="1912.02" calcext:value-type="float">
            <text:p>1912.02</text:p>
          </table:table-cell>
          <table:table-cell office:value-type="float" office:value="1953.41" calcext:value-type="float">
            <text:p>1953.41</text:p>
          </table:table-cell>
          <table:table-cell table:formula="of:=COM.MICROSOFT.FLOOR.MATH(([.D7]+4*[.A7]-1)/(4*[.A7])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507.5" calcext:value-type="float">
            <text:p>63507.5</text:p>
          </table:table-cell>
          <table:table-cell office:value-type="float" office:value="51403.5" calcext:value-type="float">
            <text:p>51403.5</text:p>
          </table:table-cell>
          <table:table-cell office:value-type="float" office:value="30699.1" calcext:value-type="float">
            <text:p>30699.1</text:p>
          </table:table-cell>
          <table:table-cell office:value-type="float" office:value="29804.6" calcext:value-type="float">
            <text:p>29804.6</text:p>
          </table:table-cell>
          <table:table-cell office:value-type="float" office:value="24124.7" calcext:value-type="float">
            <text:p>24124.7</text:p>
          </table:table-cell>
          <table:table-cell office:value-type="float" office:value="20407.7" calcext:value-type="float">
            <text:p>20407.7</text:p>
          </table:table-cell>
          <table:table-cell table:formula="of:=COM.MICROSOFT.FLOOR.MATH(([.D8]+4*[.A8]-1)/(4*[.A8]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982.9" calcext:value-type="float">
            <text:p>24982.9</text:p>
          </table:table-cell>
          <table:table-cell office:value-type="float" office:value="13235.1" calcext:value-type="float">
            <text:p>13235.1</text:p>
          </table:table-cell>
          <table:table-cell office:value-type="float" office:value="13455.7" calcext:value-type="float">
            <text:p>13455.7</text:p>
          </table:table-cell>
          <table:table-cell office:value-type="float" office:value="13389.6" calcext:value-type="float">
            <text:p>13389.6</text:p>
          </table:table-cell>
          <table:table-cell office:value-type="float" office:value="13268.3" calcext:value-type="float">
            <text:p>13268.3</text:p>
          </table:table-cell>
          <table:table-cell office:value-type="float" office:value="13435.3" calcext:value-type="float">
            <text:p>13435.3</text:p>
          </table:table-cell>
          <table:table-cell table:formula="of:=COM.MICROSOFT.FLOOR.MATH(([.D9]+4*[.A9]-1)/(4*[.A9]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492.2" calcext:value-type="float">
            <text:p>26492.2</text:p>
          </table:table-cell>
          <table:table-cell office:value-type="float" office:value="26535.8" calcext:value-type="float">
            <text:p>26535.8</text:p>
          </table:table-cell>
          <table:table-cell office:value-type="float" office:value="26548.8" calcext:value-type="float">
            <text:p>26548.8</text:p>
          </table:table-cell>
          <table:table-cell office:value-type="float" office:value="26542.6" calcext:value-type="float">
            <text:p>26542.6</text:p>
          </table:table-cell>
          <table:table-cell office:value-type="float" office:value="26563.5" calcext:value-type="float">
            <text:p>26563.5</text:p>
          </table:table-cell>
          <table:table-cell office:value-type="float" office:value="26581.2" calcext:value-type="float">
            <text:p>26581.2</text:p>
          </table:table-cell>
          <table:table-cell table:formula="of:=COM.MICROSOFT.FLOOR.MATH(([.D10]+4*[.A10]-1)/(4*[.A10]))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58.76" calcext:value-type="float">
            <text:p>2258.76</text:p>
          </table:table-cell>
          <table:table-cell office:value-type="float" office:value="2412.83" calcext:value-type="float">
            <text:p>2412.83</text:p>
          </table:table-cell>
          <table:table-cell office:value-type="float" office:value="2110.17" calcext:value-type="float">
            <text:p>2110.17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538.6" calcext:value-type="float">
            <text:p>1538.6</text:p>
          </table:table-cell>
          <table:table-cell office:value-type="float" office:value="1429.74" calcext:value-type="float">
            <text:p>1429.74</text:p>
          </table:table-cell>
          <table:table-cell table:formula="of:=COM.MICROSOFT.FLOOR.MATH(([.D11]+4*[.A11]-1)/(4*[.A11])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88.66" calcext:value-type="float">
            <text:p>2788.66</text:p>
          </table:table-cell>
          <table:table-cell office:value-type="float" office:value="2850.16" calcext:value-type="float">
            <text:p>2850.16</text:p>
          </table:table-cell>
          <table:table-cell office:value-type="float" office:value="2835.78" calcext:value-type="float">
            <text:p>2835.78</text:p>
          </table:table-cell>
          <table:table-cell office:value-type="float" office:value="2143.27" calcext:value-type="float">
            <text:p>2143.27</text:p>
          </table:table-cell>
          <table:table-cell office:value-type="float" office:value="1629.81" calcext:value-type="float">
            <text:p>1629.81</text:p>
          </table:table-cell>
          <table:table-cell office:value-type="float" office:value="1740.02" calcext:value-type="float">
            <text:p>1740.02</text:p>
          </table:table-cell>
          <table:table-cell table:formula="of:=COM.MICROSOFT.FLOOR.MATH(([.D12]+4*[.A12]-1)/(4*[.A12])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299" calcext:value-type="float">
            <text:p>160299</text:p>
          </table:table-cell>
          <table:table-cell office:value-type="float" office:value="159369" calcext:value-type="float">
            <text:p>159369</text:p>
          </table:table-cell>
          <table:table-cell office:value-type="float" office:value="157974" calcext:value-type="float">
            <text:p>157974</text:p>
          </table:table-cell>
          <table:table-cell office:value-type="float" office:value="157739" calcext:value-type="float">
            <text:p>157739</text:p>
          </table:table-cell>
          <table:table-cell office:value-type="float" office:value="142413" calcext:value-type="float">
            <text:p>142413</text:p>
          </table:table-cell>
          <table:table-cell office:value-type="float" office:value="147063" calcext:value-type="float">
            <text:p>147063</text:p>
          </table:table-cell>
          <table:table-cell table:formula="of:=COM.MICROSOFT.FLOOR.MATH(([.D13]+4*[.A13]-1)/(4*[.A13])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4.47" calcext:value-type="float">
            <text:p>2584.47</text:p>
          </table:table-cell>
          <table:table-cell office:value-type="float" office:value="2876.28" calcext:value-type="float">
            <text:p>2876.28</text:p>
          </table:table-cell>
          <table:table-cell office:value-type="float" office:value="2542.98" calcext:value-type="float">
            <text:p>2542.98</text:p>
          </table:table-cell>
          <table:table-cell office:value-type="float" office:value="3886.84" calcext:value-type="float">
            <text:p>3886.84</text:p>
          </table:table-cell>
          <table:table-cell office:value-type="float" office:value="2775.96" calcext:value-type="float">
            <text:p>2775.96</text:p>
          </table:table-cell>
          <table:table-cell office:value-type="float" office:value="2140.51" calcext:value-type="float">
            <text:p>2140.51</text:p>
          </table:table-cell>
          <table:table-cell table:formula="of:=COM.MICROSOFT.FLOOR.MATH(([.D14]+4*[.A14]-1)/(4*[.A14])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1.92" calcext:value-type="float">
            <text:p>2431.92</text:p>
          </table:table-cell>
          <table:table-cell office:value-type="float" office:value="2324.32" calcext:value-type="float">
            <text:p>2324.32</text:p>
          </table:table-cell>
          <table:table-cell office:value-type="float" office:value="1849.89" calcext:value-type="float">
            <text:p>1849.89</text:p>
          </table:table-cell>
          <table:table-cell office:value-type="float" office:value="1775.03" calcext:value-type="float">
            <text:p>1775.03</text:p>
          </table:table-cell>
          <table:table-cell office:value-type="float" office:value="1483.58" calcext:value-type="float">
            <text:p>1483.58</text:p>
          </table:table-cell>
          <table:table-cell office:value-type="float" office:value="1348.92" calcext:value-type="float">
            <text:p>1348.92</text:p>
          </table:table-cell>
          <table:table-cell table:formula="of:=COM.MICROSOFT.FLOOR.MATH(([.D15]+4*[.A15]-1)/(4*[.A15])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53.53" calcext:value-type="float">
            <text:p>2753.53</text:p>
          </table:table-cell>
          <table:table-cell office:value-type="float" office:value="2755.69" calcext:value-type="float">
            <text:p>2755.69</text:p>
          </table:table-cell>
          <table:table-cell office:value-type="float" office:value="2791.83" calcext:value-type="float">
            <text:p>2791.83</text:p>
          </table:table-cell>
          <table:table-cell office:value-type="float" office:value="2710.4" calcext:value-type="float">
            <text:p>2710.4</text:p>
          </table:table-cell>
          <table:table-cell office:value-type="float" office:value="2569.75" calcext:value-type="float">
            <text:p>2569.75</text:p>
          </table:table-cell>
          <table:table-cell office:value-type="float" office:value="3009.3" calcext:value-type="float">
            <text:p>3009.3</text:p>
          </table:table-cell>
          <table:table-cell table:formula="of:=COM.MICROSOFT.FLOOR.MATH(([.D16]+4*[.A16]-1)/(4*[.A16])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87.2" calcext:value-type="float">
            <text:p>12587.2</text:p>
          </table:table-cell>
          <table:table-cell office:value-type="float" office:value="12547.9" calcext:value-type="float">
            <text:p>12547.9</text:p>
          </table:table-cell>
          <table:table-cell office:value-type="float" office:value="12654" calcext:value-type="float">
            <text:p>12654</text:p>
          </table:table-cell>
          <table:table-cell office:value-type="float" office:value="12638.8" calcext:value-type="float">
            <text:p>12638.8</text:p>
          </table:table-cell>
          <table:table-cell office:value-type="float" office:value="12529.6" calcext:value-type="float">
            <text:p>12529.6</text:p>
          </table:table-cell>
          <table:table-cell office:value-type="float" office:value="12595.1" calcext:value-type="float">
            <text:p>12595.1</text:p>
          </table:table-cell>
          <table:table-cell table:formula="of:=COM.MICROSOFT.FLOOR.MATH(([.D17]+4*[.A17]-1)/(4*[.A17]))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6.378" calcext:value-type="float">
            <text:p>946.378</text:p>
          </table:table-cell>
          <table:table-cell office:value-type="float" office:value="910.929" calcext:value-type="float">
            <text:p>910.929</text:p>
          </table:table-cell>
          <table:table-cell office:value-type="float" office:value="889.086" calcext:value-type="float">
            <text:p>889.086</text:p>
          </table:table-cell>
          <table:table-cell office:value-type="float" office:value="1071.68" calcext:value-type="float">
            <text:p>1071.68</text:p>
          </table:table-cell>
          <table:table-cell office:value-type="float" office:value="1027.42" calcext:value-type="float">
            <text:p>1027.42</text:p>
          </table:table-cell>
          <table:table-cell office:value-type="float" office:value="1014.48" calcext:value-type="float">
            <text:p>1014.48</text:p>
          </table:table-cell>
          <table:table-cell table:formula="of:=COM.MICROSOFT.FLOOR.MATH(([.D18]+4*[.A18]-1)/(4*[.A18])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65.56" calcext:value-type="float">
            <text:p>5065.56</text:p>
          </table:table-cell>
          <table:table-cell office:value-type="float" office:value="5350.01" calcext:value-type="float">
            <text:p>5350.01</text:p>
          </table:table-cell>
          <table:table-cell office:value-type="float" office:value="5160.13" calcext:value-type="float">
            <text:p>5160.13</text:p>
          </table:table-cell>
          <table:table-cell office:value-type="float" office:value="5214.24" calcext:value-type="float">
            <text:p>5214.24</text:p>
          </table:table-cell>
          <table:table-cell office:value-type="float" office:value="5114.71" calcext:value-type="float">
            <text:p>5114.71</text:p>
          </table:table-cell>
          <table:table-cell office:value-type="float" office:value="4495.27" calcext:value-type="float">
            <text:p>4495.27</text:p>
          </table:table-cell>
          <table:table-cell table:formula="of:=COM.MICROSOFT.FLOOR.MATH(([.D19]+4*[.A19]-1)/(4*[.A19])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2.445" calcext:value-type="float">
            <text:p>942.445</text:p>
          </table:table-cell>
          <table:table-cell office:value-type="float" office:value="954.251" calcext:value-type="float">
            <text:p>954.251</text:p>
          </table:table-cell>
          <table:table-cell office:value-type="float" office:value="903.601" calcext:value-type="float">
            <text:p>903.601</text:p>
          </table:table-cell>
          <table:table-cell office:value-type="float" office:value="1076.91" calcext:value-type="float">
            <text:p>1076.91</text:p>
          </table:table-cell>
          <table:table-cell office:value-type="float" office:value="1015.55" calcext:value-type="float">
            <text:p>1015.55</text:p>
          </table:table-cell>
          <table:table-cell office:value-type="float" office:value="1037.06" calcext:value-type="float">
            <text:p>1037.06</text:p>
          </table:table-cell>
          <table:table-cell table:formula="of:=COM.MICROSOFT.FLOOR.MATH(([.D20]+4*[.A20]-1)/(4*[.A20])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14.91" calcext:value-type="float">
            <text:p>3914.91</text:p>
          </table:table-cell>
          <table:table-cell office:value-type="float" office:value="3832.34" calcext:value-type="float">
            <text:p>3832.34</text:p>
          </table:table-cell>
          <table:table-cell office:value-type="float" office:value="3926.03" calcext:value-type="float">
            <text:p>3926.03</text:p>
          </table:table-cell>
          <table:table-cell office:value-type="float" office:value="3936" calcext:value-type="float">
            <text:p>3936</text:p>
          </table:table-cell>
          <table:table-cell office:value-type="float" office:value="3309.53" calcext:value-type="float">
            <text:p>3309.53</text:p>
          </table:table-cell>
          <table:table-cell office:value-type="float" office:value="2917.79" calcext:value-type="float">
            <text:p>2917.79</text:p>
          </table:table-cell>
          <table:table-cell table:formula="of:=COM.MICROSOFT.FLOOR.MATH(([.D21]+4*[.A21]-1)/(4*[.A21])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527.3" calcext:value-type="float">
            <text:p>71527.3</text:p>
          </table:table-cell>
          <table:table-cell office:value-type="float" office:value="70861.6" calcext:value-type="float">
            <text:p>70861.6</text:p>
          </table:table-cell>
          <table:table-cell office:value-type="float" office:value="70589.9" calcext:value-type="float">
            <text:p>70589.9</text:p>
          </table:table-cell>
          <table:table-cell office:value-type="float" office:value="46951.5" calcext:value-type="float">
            <text:p>46951.5</text:p>
          </table:table-cell>
          <table:table-cell office:value-type="float" office:value="35518.8" calcext:value-type="float">
            <text:p>35518.8</text:p>
          </table:table-cell>
          <table:table-cell office:value-type="float" office:value="31733.9" calcext:value-type="float">
            <text:p>31733.9</text:p>
          </table:table-cell>
          <table:table-cell table:formula="of:=COM.MICROSOFT.FLOOR.MATH(([.D22]+4*[.A22]-1)/(4*[.A22])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999900000000" calcext:value-type="float">
            <text:p>2.00E+1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487" calcext:value-type="float">
            <text:p>116487</text:p>
          </table:table-cell>
          <table:table-cell office:value-type="float" office:value="117485" calcext:value-type="float">
            <text:p>117485</text:p>
          </table:table-cell>
          <table:table-cell office:value-type="float" office:value="117862" calcext:value-type="float">
            <text:p>117862</text:p>
          </table:table-cell>
          <table:table-cell office:value-type="float" office:value="117045" calcext:value-type="float">
            <text:p>117045</text:p>
          </table:table-cell>
          <table:table-cell office:value-type="float" office:value="117463" calcext:value-type="float">
            <text:p>117463</text:p>
          </table:table-cell>
          <table:table-cell office:value-type="float" office:value="117263" calcext:value-type="float">
            <text:p>117263</text:p>
          </table:table-cell>
          <table:table-cell table:formula="of:=COM.MICROSOFT.FLOOR.MATH(([.D23]+4*[.A23]-1)/(4*[.A23]))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151.8" calcext:value-type="float">
            <text:p>62151.8</text:p>
          </table:table-cell>
          <table:table-cell office:value-type="float" office:value="25564.7" calcext:value-type="float">
            <text:p>25564.7</text:p>
          </table:table-cell>
          <table:table-cell office:value-type="float" office:value="13992.3" calcext:value-type="float">
            <text:p>13992.3</text:p>
          </table:table-cell>
          <table:table-cell office:value-type="float" office:value="9526.55" calcext:value-type="float">
            <text:p>9526.55</text:p>
          </table:table-cell>
          <table:table-cell office:value-type="float" office:value="8927.07" calcext:value-type="float">
            <text:p>8927.07</text:p>
          </table:table-cell>
          <table:table-cell office:value-type="float" office:value="8985.71" calcext:value-type="float">
            <text:p>8985.71</text:p>
          </table:table-cell>
          <table:table-cell table:formula="of:=COM.MICROSOFT.FLOOR.MATH(([.D24]+4*[.A24]-1)/(4*[.A24])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7.756" calcext:value-type="float">
            <text:p>437.756</text:p>
          </table:table-cell>
          <table:table-cell office:value-type="float" office:value="938.953" calcext:value-type="float">
            <text:p>938.953</text:p>
          </table:table-cell>
          <table:table-cell office:value-type="float" office:value="1014.39" calcext:value-type="float">
            <text:p>1014.39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1049.21" calcext:value-type="float">
            <text:p>1049.21</text:p>
          </table:table-cell>
          <table:table-cell office:value-type="float" office:value="1007.43" calcext:value-type="float">
            <text:p>1007.43</text:p>
          </table:table-cell>
          <table:table-cell table:formula="of:=COM.MICROSOFT.FLOOR.MATH(([.D25]+4*[.A25]-1)/(4*[.A25])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602.7" calcext:value-type="float">
            <text:p>35602.7</text:p>
          </table:table-cell>
          <table:table-cell office:value-type="float" office:value="24383.4" calcext:value-type="float">
            <text:p>24383.4</text:p>
          </table:table-cell>
          <table:table-cell office:value-type="float" office:value="14775.2" calcext:value-type="float">
            <text:p>14775.2</text:p>
          </table:table-cell>
          <table:table-cell office:value-type="float" office:value="10044.9" calcext:value-type="float">
            <text:p>10044.9</text:p>
          </table:table-cell>
          <table:table-cell office:value-type="float" office:value="9497.48" calcext:value-type="float">
            <text:p>9497.48</text:p>
          </table:table-cell>
          <table:table-cell office:value-type="float" office:value="9442.77" calcext:value-type="float">
            <text:p>9442.77</text:p>
          </table:table-cell>
          <table:table-cell table:formula="of:=COM.MICROSOFT.FLOOR.MATH(([.D26]+4*[.A26]-1)/(4*[.A26])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6.63" calcext:value-type="float">
            <text:p>1176.63</text:p>
          </table:table-cell>
          <table:table-cell office:value-type="float" office:value="1088.3" calcext:value-type="float">
            <text:p>1088.3</text:p>
          </table:table-cell>
          <table:table-cell office:value-type="float" office:value="1066.61" calcext:value-type="float">
            <text:p>1066.61</text:p>
          </table:table-cell>
          <table:table-cell office:value-type="float" office:value="1114.08" calcext:value-type="float">
            <text:p>1114.08</text:p>
          </table:table-cell>
          <table:table-cell office:value-type="float" office:value="1032.81" calcext:value-type="float">
            <text:p>1032.81</text:p>
          </table:table-cell>
          <table:table-cell office:value-type="float" office:value="1071.77" calcext:value-type="float">
            <text:p>1071.77</text:p>
          </table:table-cell>
          <table:table-cell table:formula="of:=COM.MICROSOFT.FLOOR.MATH(([.D27]+4*[.A27]-1)/(4*[.A27])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4.27" calcext:value-type="float">
            <text:p>1114.27</text:p>
          </table:table-cell>
          <table:table-cell office:value-type="float" office:value="1115.22" calcext:value-type="float">
            <text:p>1115.22</text:p>
          </table:table-cell>
          <table:table-cell office:value-type="float" office:value="1081.9" calcext:value-type="float">
            <text:p>1081.9</text:p>
          </table:table-cell>
          <table:table-cell office:value-type="float" office:value="1085.42" calcext:value-type="float">
            <text:p>1085.42</text:p>
          </table:table-cell>
          <table:table-cell office:value-type="float" office:value="1128.08" calcext:value-type="float">
            <text:p>1128.08</text:p>
          </table:table-cell>
          <table:table-cell office:value-type="float" office:value="1098.46" calcext:value-type="float">
            <text:p>1098.46</text:p>
          </table:table-cell>
          <table:table-cell table:formula="of:=COM.MICROSOFT.FLOOR.MATH(([.D28]+4*[.A28]-1)/(4*[.A28])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9.02" calcext:value-type="float">
            <text:p>1839.02</text:p>
          </table:table-cell>
          <table:table-cell office:value-type="float" office:value="1986.82" calcext:value-type="float">
            <text:p>1986.82</text:p>
          </table:table-cell>
          <table:table-cell office:value-type="float" office:value="1766.09" calcext:value-type="float">
            <text:p>1766.09</text:p>
          </table:table-cell>
          <table:table-cell office:value-type="float" office:value="1626.02" calcext:value-type="float">
            <text:p>1626.02</text:p>
          </table:table-cell>
          <table:table-cell office:value-type="float" office:value="1369.16" calcext:value-type="float">
            <text:p>1369.16</text:p>
          </table:table-cell>
          <table:table-cell office:value-type="float" office:value="1634.13" calcext:value-type="float">
            <text:p>1634.13</text:p>
          </table:table-cell>
          <table:table-cell table:formula="of:=COM.MICROSOFT.FLOOR.MATH(([.D29]+4*[.A29]-1)/(4*[.A29])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585" calcext:value-type="float">
            <text:p>72585</text:p>
          </table:table-cell>
          <table:table-cell office:value-type="float" office:value="71921.2" calcext:value-type="float">
            <text:p>71921.2</text:p>
          </table:table-cell>
          <table:table-cell office:value-type="float" office:value="72361.4" calcext:value-type="float">
            <text:p>72361.4</text:p>
          </table:table-cell>
          <table:table-cell office:value-type="float" office:value="72057.6" calcext:value-type="float">
            <text:p>72057.6</text:p>
          </table:table-cell>
          <table:table-cell office:value-type="float" office:value="62579.2" calcext:value-type="float">
            <text:p>62579.2</text:p>
          </table:table-cell>
          <table:table-cell office:value-type="float" office:value="66483.4" calcext:value-type="float">
            <text:p>66483.4</text:p>
          </table:table-cell>
          <table:table-cell table:formula="of:=COM.MICROSOFT.FLOOR.MATH(([.D30]+4*[.A30]-1)/(4*[.A30]))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5.359" calcext:value-type="float">
            <text:p>505.359</text:p>
          </table:table-cell>
          <table:table-cell office:value-type="float" office:value="720.735" calcext:value-type="float">
            <text:p>720.735</text:p>
          </table:table-cell>
          <table:table-cell office:value-type="float" office:value="1084.22" calcext:value-type="float">
            <text:p>1084.22</text:p>
          </table:table-cell>
          <table:table-cell office:value-type="float" office:value="1058.9" calcext:value-type="float">
            <text:p>1058.9</text:p>
          </table:table-cell>
          <table:table-cell office:value-type="float" office:value="1068.08" calcext:value-type="float">
            <text:p>1068.08</text:p>
          </table:table-cell>
          <table:table-cell office:value-type="float" office:value="1004.04" calcext:value-type="float">
            <text:p>1004.04</text:p>
          </table:table-cell>
          <table:table-cell table:formula="of:=COM.MICROSOFT.FLOOR.MATH(([.D31]+4*[.A31]-1)/(4*[.A31])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94.82" calcext:value-type="float">
            <text:p>1594.82</text:p>
          </table:table-cell>
          <table:table-cell office:value-type="float" office:value="1595.03" calcext:value-type="float">
            <text:p>1595.03</text:p>
          </table:table-cell>
          <table:table-cell office:value-type="float" office:value="1665.88" calcext:value-type="float">
            <text:p>1665.88</text:p>
          </table:table-cell>
          <table:table-cell office:value-type="float" office:value="1610.16" calcext:value-type="float">
            <text:p>1610.16</text:p>
          </table:table-cell>
          <table:table-cell office:value-type="float" office:value="1626.14" calcext:value-type="float">
            <text:p>1626.14</text:p>
          </table:table-cell>
          <table:table-cell office:value-type="float" office:value="1552.01" calcext:value-type="float">
            <text:p>1552.01</text:p>
          </table:table-cell>
          <table:table-cell table:formula="of:=COM.MICROSOFT.FLOOR.MATH(([.D32]+4*[.A32]-1)/(4*[.A32])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53.095" calcext:value-type="float">
            <text:p>953.095</text:p>
          </table:table-cell>
          <table:table-cell office:value-type="float" office:value="945.327" calcext:value-type="float">
            <text:p>945.327</text:p>
          </table:table-cell>
          <table:table-cell office:value-type="float" office:value="956.889" calcext:value-type="float">
            <text:p>956.889</text:p>
          </table:table-cell>
          <table:table-cell office:value-type="float" office:value="1058.35" calcext:value-type="float">
            <text:p>1058.35</text:p>
          </table:table-cell>
          <table:table-cell office:value-type="float" office:value="1018.37" calcext:value-type="float">
            <text:p>1018.37</text:p>
          </table:table-cell>
          <table:table-cell office:value-type="float" office:value="1021.14" calcext:value-type="float">
            <text:p>1021.14</text:p>
          </table:table-cell>
          <table:table-cell table:formula="of:=COM.MICROSOFT.FLOOR.MATH(([.D33]+4*[.A33]-1)/(4*[.A33])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607.8" calcext:value-type="float">
            <text:p>45607.8</text:p>
          </table:table-cell>
          <table:table-cell office:value-type="float" office:value="27156.1" calcext:value-type="float">
            <text:p>27156.1</text:p>
          </table:table-cell>
          <table:table-cell office:value-type="float" office:value="14299.2" calcext:value-type="float">
            <text:p>14299.2</text:p>
          </table:table-cell>
          <table:table-cell office:value-type="float" office:value="9626.02" calcext:value-type="float">
            <text:p>9626.02</text:p>
          </table:table-cell>
          <table:table-cell office:value-type="float" office:value="9096.37" calcext:value-type="float">
            <text:p>9096.37</text:p>
          </table:table-cell>
          <table:table-cell office:value-type="float" office:value="9103.03" calcext:value-type="float">
            <text:p>9103.03</text:p>
          </table:table-cell>
          <table:table-cell table:formula="of:=COM.MICROSOFT.FLOOR.MATH(([.D34]+4*[.A34]-1)/(4*[.A34])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0.87" calcext:value-type="float">
            <text:p>1790.87</text:p>
          </table:table-cell>
          <table:table-cell office:value-type="float" office:value="1959.26" calcext:value-type="float">
            <text:p>1959.26</text:p>
          </table:table-cell>
          <table:table-cell office:value-type="float" office:value="2034.72" calcext:value-type="float">
            <text:p>2034.72</text:p>
          </table:table-cell>
          <table:table-cell office:value-type="float" office:value="2473.96" calcext:value-type="float">
            <text:p>2473.96</text:p>
          </table:table-cell>
          <table:table-cell office:value-type="float" office:value="2010.85" calcext:value-type="float">
            <text:p>2010.85</text:p>
          </table:table-cell>
          <table:table-cell office:value-type="float" office:value="1675.52" calcext:value-type="float">
            <text:p>1675.52</text:p>
          </table:table-cell>
          <table:table-cell table:formula="of:=COM.MICROSOFT.FLOOR.MATH(([.D35]+4*[.A35]-1)/(4*[.A35]))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8.97" calcext:value-type="float">
            <text:p>1548.97</text:p>
          </table:table-cell>
          <table:table-cell office:value-type="float" office:value="1836.22" calcext:value-type="float">
            <text:p>1836.22</text:p>
          </table:table-cell>
          <table:table-cell office:value-type="float" office:value="1127.72" calcext:value-type="float">
            <text:p>1127.72</text:p>
          </table:table-cell>
          <table:table-cell office:value-type="float" office:value="1020.3" calcext:value-type="float">
            <text:p>1020.3</text:p>
          </table:table-cell>
          <table:table-cell office:value-type="float" office:value="902.546" calcext:value-type="float">
            <text:p>902.546</text:p>
          </table:table-cell>
          <table:table-cell office:value-type="float" office:value="830.455" calcext:value-type="float">
            <text:p>830.455</text:p>
          </table:table-cell>
          <table:table-cell table:formula="of:=COM.MICROSOFT.FLOOR.MATH(([.D36]+4*[.A36]-1)/(4*[.A36]))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89.81" calcext:value-type="float">
            <text:p>2689.81</text:p>
          </table:table-cell>
          <table:table-cell office:value-type="float" office:value="2793.82" calcext:value-type="float">
            <text:p>2793.82</text:p>
          </table:table-cell>
          <table:table-cell office:value-type="float" office:value="3125.81" calcext:value-type="float">
            <text:p>3125.81</text:p>
          </table:table-cell>
          <table:table-cell office:value-type="float" office:value="2401.51" calcext:value-type="float">
            <text:p>2401.51</text:p>
          </table:table-cell>
          <table:table-cell office:value-type="float" office:value="2942.24" calcext:value-type="float">
            <text:p>2942.24</text:p>
          </table:table-cell>
          <table:table-cell office:value-type="float" office:value="2341.61" calcext:value-type="float">
            <text:p>2341.61</text:p>
          </table:table-cell>
          <table:table-cell table:formula="of:=COM.MICROSOFT.FLOOR.MATH(([.D37]+4*[.A37]-1)/(4*[.A37])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3.82" calcext:value-type="float">
            <text:p>1073.82</text:p>
          </table:table-cell>
          <table:table-cell office:value-type="float" office:value="1082.02" calcext:value-type="float">
            <text:p>1082.02</text:p>
          </table:table-cell>
          <table:table-cell office:value-type="float" office:value="1059.45" calcext:value-type="float">
            <text:p>1059.45</text:p>
          </table:table-cell>
          <table:table-cell office:value-type="float" office:value="1116.12" calcext:value-type="float">
            <text:p>1116.12</text:p>
          </table:table-cell>
          <table:table-cell office:value-type="float" office:value="1110.59" calcext:value-type="float">
            <text:p>1110.59</text:p>
          </table:table-cell>
          <table:table-cell office:value-type="float" office:value="1114.68" calcext:value-type="float">
            <text:p>1114.68</text:p>
          </table:table-cell>
          <table:table-cell table:formula="of:=COM.MICROSOFT.FLOOR.MATH(([.D38]+4*[.A38]-1)/(4*[.A38])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1.11" calcext:value-type="float">
            <text:p>1091.11</text:p>
          </table:table-cell>
          <table:table-cell office:value-type="float" office:value="997.73" calcext:value-type="float">
            <text:p>997.73</text:p>
          </table:table-cell>
          <table:table-cell office:value-type="float" office:value="1052.81" calcext:value-type="float">
            <text:p>1052.81</text:p>
          </table:table-cell>
          <table:table-cell office:value-type="float" office:value="1090.75" calcext:value-type="float">
            <text:p>1090.75</text:p>
          </table:table-cell>
          <table:table-cell office:value-type="float" office:value="1153.85" calcext:value-type="float">
            <text:p>1153.85</text:p>
          </table:table-cell>
          <table:table-cell office:value-type="float" office:value="1094.47" calcext:value-type="float">
            <text:p>1094.47</text:p>
          </table:table-cell>
          <table:table-cell table:formula="of:=COM.MICROSOFT.FLOOR.MATH(([.D39]+4*[.A39]-1)/(4*[.A39])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692" calcext:value-type="float">
            <text:p>50692</text:p>
          </table:table-cell>
          <table:table-cell office:value-type="float" office:value="51093.9" calcext:value-type="float">
            <text:p>51093.9</text:p>
          </table:table-cell>
          <table:table-cell office:value-type="float" office:value="48098" calcext:value-type="float">
            <text:p>48098</text:p>
          </table:table-cell>
          <table:table-cell office:value-type="float" office:value="47845.2" calcext:value-type="float">
            <text:p>47845.2</text:p>
          </table:table-cell>
          <table:table-cell office:value-type="float" office:value="35814.1" calcext:value-type="float">
            <text:p>35814.1</text:p>
          </table:table-cell>
          <table:table-cell office:value-type="float" office:value="29365.8" calcext:value-type="float">
            <text:p>29365.8</text:p>
          </table:table-cell>
          <table:table-cell table:formula="of:=COM.MICROSOFT.FLOOR.MATH(([.D40]+4*[.A40]-1)/(4*[.A40])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102.4" calcext:value-type="float">
            <text:p>27102.4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13620.1" calcext:value-type="float">
            <text:p>13620.1</text:p>
          </table:table-cell>
          <table:table-cell office:value-type="float" office:value="13665.2" calcext:value-type="float">
            <text:p>13665.2</text:p>
          </table:table-cell>
          <table:table-cell office:value-type="float" office:value="13455.9" calcext:value-type="float">
            <text:p>13455.9</text:p>
          </table:table-cell>
          <table:table-cell office:value-type="float" office:value="13555.8" calcext:value-type="float">
            <text:p>13555.8</text:p>
          </table:table-cell>
          <table:table-cell table:formula="of:=COM.MICROSOFT.FLOOR.MATH(([.D41]+4*[.A41]-1)/(4*[.A41])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79.26" calcext:value-type="float">
            <text:p>2679.26</text:p>
          </table:table-cell>
          <table:table-cell office:value-type="float" office:value="2728.46" calcext:value-type="float">
            <text:p>2728.46</text:p>
          </table:table-cell>
          <table:table-cell office:value-type="float" office:value="2919.17" calcext:value-type="float">
            <text:p>2919.17</text:p>
          </table:table-cell>
          <table:table-cell office:value-type="float" office:value="2675.65" calcext:value-type="float">
            <text:p>2675.65</text:p>
          </table:table-cell>
          <table:table-cell office:value-type="float" office:value="2359.21" calcext:value-type="float">
            <text:p>2359.21</text:p>
          </table:table-cell>
          <table:table-cell office:value-type="float" office:value="2267.31" calcext:value-type="float">
            <text:p>2267.31</text:p>
          </table:table-cell>
          <table:table-cell table:formula="of:=COM.MICROSOFT.FLOOR.MATH(([.D42]+4*[.A42]-1)/(4*[.A42]))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31.36" calcext:value-type="float">
            <text:p>1931.36</text:p>
          </table:table-cell>
          <table:table-cell office:value-type="float" office:value="2032.1" calcext:value-type="float">
            <text:p>2032.1</text:p>
          </table:table-cell>
          <table:table-cell office:value-type="float" office:value="2017.71" calcext:value-type="float">
            <text:p>2017.71</text:p>
          </table:table-cell>
          <table:table-cell office:value-type="float" office:value="1476.03" calcext:value-type="float">
            <text:p>1476.03</text:p>
          </table:table-cell>
          <table:table-cell office:value-type="float" office:value="1786.25" calcext:value-type="float">
            <text:p>1786.25</text:p>
          </table:table-cell>
          <table:table-cell office:value-type="float" office:value="1435.52" calcext:value-type="float">
            <text:p>1435.52</text:p>
          </table:table-cell>
          <table:table-cell table:formula="of:=COM.MICROSOFT.FLOOR.MATH(([.D43]+4*[.A43]-1)/(4*[.A43])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4.13" calcext:value-type="float">
            <text:p>1054.13</text:p>
          </table:table-cell>
          <table:table-cell office:value-type="float" office:value="1120.24" calcext:value-type="float">
            <text:p>1120.24</text:p>
          </table:table-cell>
          <table:table-cell office:value-type="float" office:value="1340.18" calcext:value-type="float">
            <text:p>1340.18</text:p>
          </table:table-cell>
          <table:table-cell office:value-type="float" office:value="1290.07" calcext:value-type="float">
            <text:p>1290.07</text:p>
          </table:table-cell>
          <table:table-cell office:value-type="float" office:value="1391.74" calcext:value-type="float">
            <text:p>1391.74</text:p>
          </table:table-cell>
          <table:table-cell office:value-type="float" office:value="1306.39" calcext:value-type="float">
            <text:p>1306.39</text:p>
          </table:table-cell>
          <table:table-cell table:formula="of:=COM.MICROSOFT.FLOOR.MATH(([.D44]+4*[.A44]-1)/(4*[.A44]))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76.12" calcext:value-type="float">
            <text:p>1876.12</text:p>
          </table:table-cell>
          <table:table-cell office:value-type="float" office:value="1881.34" calcext:value-type="float">
            <text:p>1881.34</text:p>
          </table:table-cell>
          <table:table-cell office:value-type="float" office:value="1724.92" calcext:value-type="float">
            <text:p>1724.92</text:p>
          </table:table-cell>
          <table:table-cell office:value-type="float" office:value="1710.87" calcext:value-type="float">
            <text:p>1710.87</text:p>
          </table:table-cell>
          <table:table-cell office:value-type="float" office:value="1796.45" calcext:value-type="float">
            <text:p>1796.45</text:p>
          </table:table-cell>
          <table:table-cell office:value-type="float" office:value="1518.85" calcext:value-type="float">
            <text:p>1518.85</text:p>
          </table:table-cell>
          <table:table-cell table:formula="of:=COM.MICROSOFT.FLOOR.MATH(([.D45]+4*[.A45]-1)/(4*[.A45]))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3.572" calcext:value-type="float">
            <text:p>873.572</text:p>
          </table:table-cell>
          <table:table-cell office:value-type="float" office:value="1153.44" calcext:value-type="float">
            <text:p>1153.44</text:p>
          </table:table-cell>
          <table:table-cell office:value-type="float" office:value="1454.68" calcext:value-type="float">
            <text:p>1454.68</text:p>
          </table:table-cell>
          <table:table-cell office:value-type="float" office:value="1555.23" calcext:value-type="float">
            <text:p>1555.23</text:p>
          </table:table-cell>
          <table:table-cell office:value-type="float" office:value="1542.64" calcext:value-type="float">
            <text:p>1542.64</text:p>
          </table:table-cell>
          <table:table-cell office:value-type="float" office:value="1434.16" calcext:value-type="float">
            <text:p>1434.16</text:p>
          </table:table-cell>
          <table:table-cell table:formula="of:=COM.MICROSOFT.FLOOR.MATH(([.D46]+4*[.A46]-1)/(4*[.A46])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03.21" calcext:value-type="float">
            <text:p>2203.21</text:p>
          </table:table-cell>
          <table:table-cell office:value-type="float" office:value="2167.69" calcext:value-type="float">
            <text:p>2167.69</text:p>
          </table:table-cell>
          <table:table-cell office:value-type="float" office:value="1721.69" calcext:value-type="float">
            <text:p>1721.69</text:p>
          </table:table-cell>
          <table:table-cell office:value-type="float" office:value="1740.47" calcext:value-type="float">
            <text:p>1740.47</text:p>
          </table:table-cell>
          <table:table-cell office:value-type="float" office:value="1373.79" calcext:value-type="float">
            <text:p>1373.79</text:p>
          </table:table-cell>
          <table:table-cell office:value-type="float" office:value="1319.81" calcext:value-type="float">
            <text:p>1319.81</text:p>
          </table:table-cell>
          <table:table-cell table:formula="of:=COM.MICROSOFT.FLOOR.MATH(([.D47]+4*[.A47]-1)/(4*[.A47]))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733.2" calcext:value-type="float">
            <text:p>12733.2</text:p>
          </table:table-cell>
          <table:table-cell office:value-type="float" office:value="12729.7" calcext:value-type="float">
            <text:p>12729.7</text:p>
          </table:table-cell>
          <table:table-cell office:value-type="float" office:value="12813.6" calcext:value-type="float">
            <text:p>12813.6</text:p>
          </table:table-cell>
          <table:table-cell office:value-type="float" office:value="12916.5" calcext:value-type="float">
            <text:p>12916.5</text:p>
          </table:table-cell>
          <table:table-cell office:value-type="float" office:value="12033.4" calcext:value-type="float">
            <text:p>12033.4</text:p>
          </table:table-cell>
          <table:table-cell office:value-type="float" office:value="12329.2" calcext:value-type="float">
            <text:p>12329.2</text:p>
          </table:table-cell>
          <table:table-cell table:formula="of:=COM.MICROSOFT.FLOOR.MATH(([.D48]+4*[.A48]-1)/(4*[.A48]))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162.8" calcext:value-type="float">
            <text:p>18162.8</text:p>
          </table:table-cell>
          <table:table-cell office:value-type="float" office:value="18276.8" calcext:value-type="float">
            <text:p>18276.8</text:p>
          </table:table-cell>
          <table:table-cell office:value-type="float" office:value="17922.3" calcext:value-type="float">
            <text:p>17922.3</text:p>
          </table:table-cell>
          <table:table-cell office:value-type="float" office:value="18010.9" calcext:value-type="float">
            <text:p>18010.9</text:p>
          </table:table-cell>
          <table:table-cell office:value-type="float" office:value="14747" calcext:value-type="float">
            <text:p>14747</text:p>
          </table:table-cell>
          <table:table-cell office:value-type="float" office:value="15572.6" calcext:value-type="float">
            <text:p>15572.6</text:p>
          </table:table-cell>
          <table:table-cell table:formula="of:=COM.MICROSOFT.FLOOR.MATH(([.D49]+4*[.A49]-1)/(4*[.A49]))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965.6" calcext:value-type="float">
            <text:p>23965.6</text:p>
          </table:table-cell>
          <table:table-cell office:value-type="float" office:value="24324.9" calcext:value-type="float">
            <text:p>24324.9</text:p>
          </table:table-cell>
          <table:table-cell office:value-type="float" office:value="24502.2" calcext:value-type="float">
            <text:p>24502.2</text:p>
          </table:table-cell>
          <table:table-cell office:value-type="float" office:value="24138.3" calcext:value-type="float">
            <text:p>24138.3</text:p>
          </table:table-cell>
          <table:table-cell office:value-type="float" office:value="21621.4" calcext:value-type="float">
            <text:p>21621.4</text:p>
          </table:table-cell>
          <table:table-cell office:value-type="float" office:value="20894.8" calcext:value-type="float">
            <text:p>20894.8</text:p>
          </table:table-cell>
          <table:table-cell table:formula="of:=COM.MICROSOFT.FLOOR.MATH(([.D50]+4*[.A50]-1)/(4*[.A50]))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62.3" calcext:value-type="float">
            <text:p>1962.3</text:p>
          </table:table-cell>
          <table:table-cell office:value-type="float" office:value="1919.89" calcext:value-type="float">
            <text:p>1919.89</text:p>
          </table:table-cell>
          <table:table-cell office:value-type="float" office:value="1905.56" calcext:value-type="float">
            <text:p>1905.56</text:p>
          </table:table-cell>
          <table:table-cell office:value-type="float" office:value="1296.96" calcext:value-type="float">
            <text:p>1296.96</text:p>
          </table:table-cell>
          <table:table-cell office:value-type="float" office:value="1630.23" calcext:value-type="float">
            <text:p>1630.23</text:p>
          </table:table-cell>
          <table:table-cell office:value-type="float" office:value="1288.82" calcext:value-type="float">
            <text:p>1288.82</text:p>
          </table:table-cell>
          <table:table-cell table:formula="of:=COM.MICROSOFT.FLOOR.MATH(([.D51]+4*[.A51]-1)/(4*[.A51])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45.28" calcext:value-type="float">
            <text:p>2245.28</text:p>
          </table:table-cell>
          <table:table-cell office:value-type="float" office:value="2385.45" calcext:value-type="float">
            <text:p>2385.45</text:p>
          </table:table-cell>
          <table:table-cell office:value-type="float" office:value="2169.11" calcext:value-type="float">
            <text:p>2169.11</text:p>
          </table:table-cell>
          <table:table-cell office:value-type="float" office:value="1809.51" calcext:value-type="float">
            <text:p>1809.51</text:p>
          </table:table-cell>
          <table:table-cell office:value-type="float" office:value="1641.75" calcext:value-type="float">
            <text:p>1641.75</text:p>
          </table:table-cell>
          <table:table-cell office:value-type="float" office:value="1455.33" calcext:value-type="float">
            <text:p>1455.33</text:p>
          </table:table-cell>
          <table:table-cell table:formula="of:=COM.MICROSOFT.FLOOR.MATH(([.D52]+4*[.A52]-1)/(4*[.A52]))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618.6" calcext:value-type="float">
            <text:p>62618.6</text:p>
          </table:table-cell>
          <table:table-cell office:value-type="float" office:value="25299.7" calcext:value-type="float">
            <text:p>25299.7</text:p>
          </table:table-cell>
          <table:table-cell office:value-type="float" office:value="13656.8" calcext:value-type="float">
            <text:p>13656.8</text:p>
          </table:table-cell>
          <table:table-cell office:value-type="float" office:value="9186.89" calcext:value-type="float">
            <text:p>9186.89</text:p>
          </table:table-cell>
          <table:table-cell office:value-type="float" office:value="8648.54" calcext:value-type="float">
            <text:p>8648.54</text:p>
          </table:table-cell>
          <table:table-cell office:value-type="float" office:value="8672.96" calcext:value-type="float">
            <text:p>8672.96</text:p>
          </table:table-cell>
          <table:table-cell table:formula="of:=COM.MICROSOFT.FLOOR.MATH(([.D53]+4*[.A53]-1)/(4*[.A53])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821.9" calcext:value-type="float">
            <text:p>50821.9</text:p>
          </table:table-cell>
          <table:table-cell office:value-type="float" office:value="50634.1" calcext:value-type="float">
            <text:p>50634.1</text:p>
          </table:table-cell>
          <table:table-cell office:value-type="float" office:value="50676.9" calcext:value-type="float">
            <text:p>50676.9</text:p>
          </table:table-cell>
          <table:table-cell office:value-type="float" office:value="50662" calcext:value-type="float">
            <text:p>50662</text:p>
          </table:table-cell>
          <table:table-cell office:value-type="float" office:value="50546.8" calcext:value-type="float">
            <text:p>50546.8</text:p>
          </table:table-cell>
          <table:table-cell office:value-type="float" office:value="50651.2" calcext:value-type="float">
            <text:p>50651.2</text:p>
          </table:table-cell>
          <table:table-cell table:formula="of:=COM.MICROSOFT.FLOOR.MATH(([.D54]+4*[.A54]-1)/(4*[.A54]))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20.08" calcext:value-type="float">
            <text:p>1420.08</text:p>
          </table:table-cell>
          <table:table-cell office:value-type="float" office:value="1469.31" calcext:value-type="float">
            <text:p>1469.31</text:p>
          </table:table-cell>
          <table:table-cell office:value-type="float" office:value="1461.6" calcext:value-type="float">
            <text:p>1461.6</text:p>
          </table:table-cell>
          <table:table-cell office:value-type="float" office:value="1446.97" calcext:value-type="float">
            <text:p>1446.97</text:p>
          </table:table-cell>
          <table:table-cell office:value-type="float" office:value="1469.62" calcext:value-type="float">
            <text:p>1469.62</text:p>
          </table:table-cell>
          <table:table-cell office:value-type="float" office:value="1447.24" calcext:value-type="float">
            <text:p>1447.24</text:p>
          </table:table-cell>
          <table:table-cell table:formula="of:=COM.MICROSOFT.FLOOR.MATH(([.D55]+4*[.A55]-1)/(4*[.A55])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70.64" calcext:value-type="float">
            <text:p>4670.64</text:p>
          </table:table-cell>
          <table:table-cell office:value-type="float" office:value="4722.5" calcext:value-type="float">
            <text:p>4722.5</text:p>
          </table:table-cell>
          <table:table-cell office:value-type="float" office:value="4990.52" calcext:value-type="float">
            <text:p>4990.52</text:p>
          </table:table-cell>
          <table:table-cell office:value-type="float" office:value="5068.19" calcext:value-type="float">
            <text:p>5068.19</text:p>
          </table:table-cell>
          <table:table-cell office:value-type="float" office:value="4241.59" calcext:value-type="float">
            <text:p>4241.59</text:p>
          </table:table-cell>
          <table:table-cell office:value-type="float" office:value="3807.03" calcext:value-type="float">
            <text:p>3807.03</text:p>
          </table:table-cell>
          <table:table-cell table:formula="of:=COM.MICROSOFT.FLOOR.MATH(([.D56]+4*[.A56]-1)/(4*[.A56]))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487.4" calcext:value-type="float">
            <text:p>62487.4</text:p>
          </table:table-cell>
          <table:table-cell office:value-type="float" office:value="26042.4" calcext:value-type="float">
            <text:p>26042.4</text:p>
          </table:table-cell>
          <table:table-cell office:value-type="float" office:value="13995.4" calcext:value-type="float">
            <text:p>13995.4</text:p>
          </table:table-cell>
          <table:table-cell office:value-type="float" office:value="9417.92" calcext:value-type="float">
            <text:p>9417.92</text:p>
          </table:table-cell>
          <table:table-cell office:value-type="float" office:value="8945.02" calcext:value-type="float">
            <text:p>8945.02</text:p>
          </table:table-cell>
          <table:table-cell office:value-type="float" office:value="8928.52" calcext:value-type="float">
            <text:p>8928.52</text:p>
          </table:table-cell>
          <table:table-cell table:formula="of:=COM.MICROSOFT.FLOOR.MATH(([.D57]+4*[.A57]-1)/(4*[.A57]))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3.378" calcext:value-type="float">
            <text:p>733.378</text:p>
          </table:table-cell>
          <table:table-cell office:value-type="float" office:value="760.249" calcext:value-type="float">
            <text:p>760.249</text:p>
          </table:table-cell>
          <table:table-cell office:value-type="float" office:value="620.859" calcext:value-type="float">
            <text:p>620.859</text:p>
          </table:table-cell>
          <table:table-cell office:value-type="float" office:value="444.4" calcext:value-type="float">
            <text:p>444.4</text:p>
          </table:table-cell>
          <table:table-cell office:value-type="float" office:value="430.272" calcext:value-type="float">
            <text:p>430.272</text:p>
          </table:table-cell>
          <table:table-cell office:value-type="float" office:value="419.418" calcext:value-type="float">
            <text:p>419.418</text:p>
          </table:table-cell>
          <table:table-cell table:formula="of:=COM.MICROSOFT.FLOOR.MATH(([.D58]+4*[.A58]-1)/(4*[.A58])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975.5" calcext:value-type="float">
            <text:p>60975.5</text:p>
          </table:table-cell>
          <table:table-cell office:value-type="float" office:value="25306.1" calcext:value-type="float">
            <text:p>25306.1</text:p>
          </table:table-cell>
          <table:table-cell office:value-type="float" office:value="13934.9" calcext:value-type="float">
            <text:p>13934.9</text:p>
          </table:table-cell>
          <table:table-cell office:value-type="float" office:value="9473.8" calcext:value-type="float">
            <text:p>9473.8</text:p>
          </table:table-cell>
          <table:table-cell office:value-type="float" office:value="9005.8" calcext:value-type="float">
            <text:p>9005.8</text:p>
          </table:table-cell>
          <table:table-cell office:value-type="float" office:value="8957.63" calcext:value-type="float">
            <text:p>8957.63</text:p>
          </table:table-cell>
          <table:table-cell table:formula="of:=COM.MICROSOFT.FLOOR.MATH(([.D59]+4*[.A59]-1)/(4*[.A59]))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988.3" calcext:value-type="float">
            <text:p>23988.3</text:p>
          </table:table-cell>
          <table:table-cell office:value-type="float" office:value="24048.4" calcext:value-type="float">
            <text:p>24048.4</text:p>
          </table:table-cell>
          <table:table-cell office:value-type="float" office:value="23652.2" calcext:value-type="float">
            <text:p>23652.2</text:p>
          </table:table-cell>
          <table:table-cell office:value-type="float" office:value="24736.6" calcext:value-type="float">
            <text:p>24736.6</text:p>
          </table:table-cell>
          <table:table-cell office:value-type="float" office:value="22095.5" calcext:value-type="float">
            <text:p>22095.5</text:p>
          </table:table-cell>
          <table:table-cell office:value-type="float" office:value="20910.9" calcext:value-type="float">
            <text:p>20910.9</text:p>
          </table:table-cell>
          <table:table-cell table:formula="of:=COM.MICROSOFT.FLOOR.MATH(([.D60]+4*[.A60]-1)/(4*[.A60]))"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5.37" calcext:value-type="float">
            <text:p>1755.37</text:p>
          </table:table-cell>
          <table:table-cell office:value-type="float" office:value="1721.45" calcext:value-type="float">
            <text:p>1721.45</text:p>
          </table:table-cell>
          <table:table-cell office:value-type="float" office:value="1689.85" calcext:value-type="float">
            <text:p>1689.85</text:p>
          </table:table-cell>
          <table:table-cell office:value-type="float" office:value="1630.37" calcext:value-type="float">
            <text:p>1630.37</text:p>
          </table:table-cell>
          <table:table-cell office:value-type="float" office:value="1497.47" calcext:value-type="float">
            <text:p>1497.47</text:p>
          </table:table-cell>
          <table:table-cell office:value-type="float" office:value="1313.84" calcext:value-type="float">
            <text:p>1313.84</text:p>
          </table:table-cell>
          <table:table-cell table:formula="of:=COM.MICROSOFT.FLOOR.MATH(([.D61]+4*[.A61]-1)/(4*[.A61])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2.367" calcext:value-type="float">
            <text:p>462.367</text:p>
          </table:table-cell>
          <table:table-cell office:value-type="float" office:value="707.646" calcext:value-type="float">
            <text:p>707.646</text:p>
          </table:table-cell>
          <table:table-cell office:value-type="float" office:value="1088.96" calcext:value-type="float">
            <text:p>1088.96</text:p>
          </table:table-cell>
          <table:table-cell office:value-type="float" office:value="1163.17" calcext:value-type="float">
            <text:p>1163.17</text:p>
          </table:table-cell>
          <table:table-cell office:value-type="float" office:value="1098.86" calcext:value-type="float">
            <text:p>1098.86</text:p>
          </table:table-cell>
          <table:table-cell office:value-type="float" office:value="1070.25" calcext:value-type="float">
            <text:p>1070.25</text:p>
          </table:table-cell>
          <table:table-cell table:formula="of:=COM.MICROSOFT.FLOOR.MATH(([.D62]+4*[.A62]-1)/(4*[.A62]))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851.8" calcext:value-type="float">
            <text:p>87851.8</text:p>
          </table:table-cell>
          <table:table-cell office:value-type="float" office:value="51616.3" calcext:value-type="float">
            <text:p>51616.3</text:p>
          </table:table-cell>
          <table:table-cell office:value-type="float" office:value="35877.4" calcext:value-type="float">
            <text:p>35877.4</text:p>
          </table:table-cell>
          <table:table-cell office:value-type="float" office:value="31602.9" calcext:value-type="float">
            <text:p>31602.9</text:p>
          </table:table-cell>
          <table:table-cell office:value-type="float" office:value="24833.1" calcext:value-type="float">
            <text:p>24833.1</text:p>
          </table:table-cell>
          <table:table-cell office:value-type="float" office:value="20698.4" calcext:value-type="float">
            <text:p>20698.4</text:p>
          </table:table-cell>
          <table:table-cell table:formula="of:=COM.MICROSOFT.FLOOR.MATH(([.D63]+4*[.A63]-1)/(4*[.A63])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615.8" calcext:value-type="float">
            <text:p>71615.8</text:p>
          </table:table-cell>
          <table:table-cell office:value-type="float" office:value="70580" calcext:value-type="float">
            <text:p>70580</text:p>
          </table:table-cell>
          <table:table-cell office:value-type="float" office:value="67932.5" calcext:value-type="float">
            <text:p>67932.5</text:p>
          </table:table-cell>
          <table:table-cell office:value-type="float" office:value="47859" calcext:value-type="float">
            <text:p>47859</text:p>
          </table:table-cell>
          <table:table-cell office:value-type="float" office:value="35993.4" calcext:value-type="float">
            <text:p>35993.4</text:p>
          </table:table-cell>
          <table:table-cell office:value-type="float" office:value="29373.4" calcext:value-type="float">
            <text:p>29373.4</text:p>
          </table:table-cell>
          <table:table-cell table:formula="of:=COM.MICROSOFT.FLOOR.MATH(([.D64]+4*[.A64]-1)/(4*[.A64]))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5.17" calcext:value-type="float">
            <text:p>1055.17</text:p>
          </table:table-cell>
          <table:table-cell office:value-type="float" office:value="1131.83" calcext:value-type="float">
            <text:p>1131.83</text:p>
          </table:table-cell>
          <table:table-cell office:value-type="float" office:value="824.42" calcext:value-type="float">
            <text:p>824.42</text:p>
          </table:table-cell>
          <table:table-cell office:value-type="float" office:value="608.61" calcext:value-type="float">
            <text:p>608.61</text:p>
          </table:table-cell>
          <table:table-cell office:value-type="float" office:value="588.547" calcext:value-type="float">
            <text:p>588.547</text:p>
          </table:table-cell>
          <table:table-cell office:value-type="float" office:value="584.342" calcext:value-type="float">
            <text:p>584.342</text:p>
          </table:table-cell>
          <table:table-cell table:formula="of:=COM.MICROSOFT.FLOOR.MATH(([.D65]+4*[.A65]-1)/(4*[.A65])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744.1" calcext:value-type="float">
            <text:p>60744.1</text:p>
          </table:table-cell>
          <table:table-cell office:value-type="float" office:value="25899.1" calcext:value-type="float">
            <text:p>25899.1</text:p>
          </table:table-cell>
          <table:table-cell office:value-type="float" office:value="14013.6" calcext:value-type="float">
            <text:p>14013.6</text:p>
          </table:table-cell>
          <table:table-cell office:value-type="float" office:value="9457.44" calcext:value-type="float">
            <text:p>9457.44</text:p>
          </table:table-cell>
          <table:table-cell office:value-type="float" office:value="8943.27" calcext:value-type="float">
            <text:p>8943.27</text:p>
          </table:table-cell>
          <table:table-cell office:value-type="float" office:value="8980.66" calcext:value-type="float">
            <text:p>8980.66</text:p>
          </table:table-cell>
          <table:table-cell table:formula="of:=COM.MICROSOFT.FLOOR.MATH(([.D66]+4*[.A66]-1)/(4*[.A66])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493.8" calcext:value-type="float">
            <text:p>12493.8</text:p>
          </table:table-cell>
          <table:table-cell office:value-type="float" office:value="12698.5" calcext:value-type="float">
            <text:p>12698.5</text:p>
          </table:table-cell>
          <table:table-cell office:value-type="float" office:value="12677.3" calcext:value-type="float">
            <text:p>12677.3</text:p>
          </table:table-cell>
          <table:table-cell office:value-type="float" office:value="12640" calcext:value-type="float">
            <text:p>12640</text:p>
          </table:table-cell>
          <table:table-cell office:value-type="float" office:value="12802.3" calcext:value-type="float">
            <text:p>12802.3</text:p>
          </table:table-cell>
          <table:table-cell office:value-type="float" office:value="12515.3" calcext:value-type="float">
            <text:p>12515.3</text:p>
          </table:table-cell>
          <table:table-cell table:formula="of:=COM.MICROSOFT.FLOOR.MATH(([.D67]+4*[.A67]-1)/(4*[.A67]))"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6.69" calcext:value-type="float">
            <text:p>1096.69</text:p>
          </table:table-cell>
          <table:table-cell office:value-type="float" office:value="1076.01" calcext:value-type="float">
            <text:p>1076.01</text:p>
          </table:table-cell>
          <table:table-cell office:value-type="float" office:value="1099.24" calcext:value-type="float">
            <text:p>1099.24</text:p>
          </table:table-cell>
          <table:table-cell office:value-type="float" office:value="1070.6" calcext:value-type="float">
            <text:p>1070.6</text:p>
          </table:table-cell>
          <table:table-cell office:value-type="float" office:value="1120.09" calcext:value-type="float">
            <text:p>1120.09</text:p>
          </table:table-cell>
          <table:table-cell office:value-type="float" office:value="1115.49" calcext:value-type="float">
            <text:p>1115.49</text:p>
          </table:table-cell>
          <table:table-cell table:formula="of:=COM.MICROSOFT.FLOOR.MATH(([.D68]+4*[.A68]-1)/(4*[.A68])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13.15" calcext:value-type="float">
            <text:p>2113.15</text:p>
          </table:table-cell>
          <table:table-cell office:value-type="float" office:value="2248.82" calcext:value-type="float">
            <text:p>2248.82</text:p>
          </table:table-cell>
          <table:table-cell office:value-type="float" office:value="2453.45" calcext:value-type="float">
            <text:p>2453.45</text:p>
          </table:table-cell>
          <table:table-cell office:value-type="float" office:value="1593.48" calcext:value-type="float">
            <text:p>1593.48</text:p>
          </table:table-cell>
          <table:table-cell office:value-type="float" office:value="3439.57" calcext:value-type="float">
            <text:p>3439.57</text:p>
          </table:table-cell>
          <table:table-cell office:value-type="float" office:value="2025.84" calcext:value-type="float">
            <text:p>2025.84</text:p>
          </table:table-cell>
          <table:table-cell table:formula="of:=COM.MICROSOFT.FLOOR.MATH(([.D69]+4*[.A69]-1)/(4*[.A69]))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8.72" calcext:value-type="float">
            <text:p>1048.72</text:p>
          </table:table-cell>
          <table:table-cell office:value-type="float" office:value="1248.37" calcext:value-type="float">
            <text:p>1248.37</text:p>
          </table:table-cell>
          <table:table-cell office:value-type="float" office:value="1348.58" calcext:value-type="float">
            <text:p>1348.58</text:p>
          </table:table-cell>
          <table:table-cell office:value-type="float" office:value="1495.03" calcext:value-type="float">
            <text:p>1495.03</text:p>
          </table:table-cell>
          <table:table-cell office:value-type="float" office:value="1589.9" calcext:value-type="float">
            <text:p>1589.9</text:p>
          </table:table-cell>
          <table:table-cell office:value-type="float" office:value="1604.46" calcext:value-type="float">
            <text:p>1604.46</text:p>
          </table:table-cell>
          <table:table-cell table:formula="of:=COM.MICROSOFT.FLOOR.MATH(([.D70]+4*[.A70]-1)/(4*[.A70]))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0.78" calcext:value-type="float">
            <text:p>1540.78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1501.26" calcext:value-type="float">
            <text:p>1501.26</text:p>
          </table:table-cell>
          <table:table-cell office:value-type="float" office:value="1578.42" calcext:value-type="float">
            <text:p>1578.42</text:p>
          </table:table-cell>
          <table:table-cell office:value-type="float" office:value="1588.73" calcext:value-type="float">
            <text:p>1588.73</text:p>
          </table:table-cell>
          <table:table-cell office:value-type="float" office:value="1598.71" calcext:value-type="float">
            <text:p>1598.71</text:p>
          </table:table-cell>
          <table:table-cell table:formula="of:=COM.MICROSOFT.FLOOR.MATH(([.D71]+4*[.A71]-1)/(4*[.A71])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1.772" calcext:value-type="float">
            <text:p>391.772</text:p>
          </table:table-cell>
          <table:table-cell office:value-type="float" office:value="777.704" calcext:value-type="float">
            <text:p>777.704</text:p>
          </table:table-cell>
          <table:table-cell office:value-type="float" office:value="992.278" calcext:value-type="float">
            <text:p>992.278</text:p>
          </table:table-cell>
          <table:table-cell office:value-type="float" office:value="928.805" calcext:value-type="float">
            <text:p>928.805</text:p>
          </table:table-cell>
          <table:table-cell office:value-type="float" office:value="946.682" calcext:value-type="float">
            <text:p>946.682</text:p>
          </table:table-cell>
          <table:table-cell office:value-type="float" office:value="1036.18" calcext:value-type="float">
            <text:p>1036.18</text:p>
          </table:table-cell>
          <table:table-cell table:formula="of:=COM.MICROSOFT.FLOOR.MATH(([.D72]+4*[.A72]-1)/(4*[.A72])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2.51" calcext:value-type="float">
            <text:p>932.51</text:p>
          </table:table-cell>
          <table:table-cell office:value-type="float" office:value="1185.72" calcext:value-type="float">
            <text:p>1185.72</text:p>
          </table:table-cell>
          <table:table-cell office:value-type="float" office:value="902.254" calcext:value-type="float">
            <text:p>902.254</text:p>
          </table:table-cell>
          <table:table-cell office:value-type="float" office:value="650.148" calcext:value-type="float">
            <text:p>650.148</text:p>
          </table:table-cell>
          <table:table-cell office:value-type="float" office:value="615.241" calcext:value-type="float">
            <text:p>615.241</text:p>
          </table:table-cell>
          <table:table-cell office:value-type="float" office:value="620.559" calcext:value-type="float">
            <text:p>620.559</text:p>
          </table:table-cell>
          <table:table-cell table:formula="of:=COM.MICROSOFT.FLOOR.MATH(([.D73]+4*[.A73]-1)/(4*[.A73])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6.64" calcext:value-type="float">
            <text:p>3016.64</text:p>
          </table:table-cell>
          <table:table-cell office:value-type="float" office:value="3038.36" calcext:value-type="float">
            <text:p>3038.36</text:p>
          </table:table-cell>
          <table:table-cell office:value-type="float" office:value="3327.21" calcext:value-type="float">
            <text:p>3327.21</text:p>
          </table:table-cell>
          <table:table-cell office:value-type="float" office:value="3224.15" calcext:value-type="float">
            <text:p>3224.15</text:p>
          </table:table-cell>
          <table:table-cell office:value-type="float" office:value="2924.51" calcext:value-type="float">
            <text:p>2924.51</text:p>
          </table:table-cell>
          <table:table-cell office:value-type="float" office:value="2837.07" calcext:value-type="float">
            <text:p>2837.07</text:p>
          </table:table-cell>
          <table:table-cell table:formula="of:=COM.MICROSOFT.FLOOR.MATH(([.D74]+4*[.A74]-1)/(4*[.A74]))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1.08" calcext:value-type="float">
            <text:p>2741.08</text:p>
          </table:table-cell>
          <table:table-cell office:value-type="float" office:value="2724.44" calcext:value-type="float">
            <text:p>2724.44</text:p>
          </table:table-cell>
          <table:table-cell office:value-type="float" office:value="2747.12" calcext:value-type="float">
            <text:p>2747.12</text:p>
          </table:table-cell>
          <table:table-cell office:value-type="float" office:value="2669.67" calcext:value-type="float">
            <text:p>2669.67</text:p>
          </table:table-cell>
          <table:table-cell office:value-type="float" office:value="2530.33" calcext:value-type="float">
            <text:p>2530.33</text:p>
          </table:table-cell>
          <table:table-cell office:value-type="float" office:value="2997.32" calcext:value-type="float">
            <text:p>2997.32</text:p>
          </table:table-cell>
          <table:table-cell table:formula="of:=COM.MICROSOFT.FLOOR.MATH(([.D75]+4*[.A75]-1)/(4*[.A75]))"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700" calcext:value-type="float">
            <text:p>130700</text:p>
          </table:table-cell>
          <table:table-cell office:value-type="float" office:value="127437" calcext:value-type="float">
            <text:p>127437</text:p>
          </table:table-cell>
          <table:table-cell office:value-type="float" office:value="121530" calcext:value-type="float">
            <text:p>121530</text:p>
          </table:table-cell>
          <table:table-cell office:value-type="float" office:value="109907" calcext:value-type="float">
            <text:p>109907</text:p>
          </table:table-cell>
          <table:table-cell office:value-type="float" office:value="117538" calcext:value-type="float">
            <text:p>117538</text:p>
          </table:table-cell>
          <table:table-cell office:value-type="float" office:value="97927.3" calcext:value-type="float">
            <text:p>97927.3</text:p>
          </table:table-cell>
          <table:table-cell table:formula="of:=COM.MICROSOFT.FLOOR.MATH(([.D76]+4*[.A76]-1)/(4*[.A76]))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879.5" calcext:value-type="float">
            <text:p>85879.5</text:p>
          </table:table-cell>
          <table:table-cell office:value-type="float" office:value="80065.1" calcext:value-type="float">
            <text:p>80065.1</text:p>
          </table:table-cell>
          <table:table-cell office:value-type="float" office:value="43004.5" calcext:value-type="float">
            <text:p>43004.5</text:p>
          </table:table-cell>
          <table:table-cell office:value-type="float" office:value="31499.5" calcext:value-type="float">
            <text:p>31499.5</text:p>
          </table:table-cell>
          <table:table-cell office:value-type="float" office:value="28408" calcext:value-type="float">
            <text:p>28408</text:p>
          </table:table-cell>
          <table:table-cell office:value-type="float" office:value="26127.9" calcext:value-type="float">
            <text:p>26127.9</text:p>
          </table:table-cell>
          <table:table-cell table:formula="of:=COM.MICROSOFT.FLOOR.MATH(([.D77]+4*[.A77]-1)/(4*[.A77])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55.95" calcext:value-type="float">
            <text:p>1155.95</text:p>
          </table:table-cell>
          <table:table-cell office:value-type="float" office:value="1125.95" calcext:value-type="float">
            <text:p>1125.95</text:p>
          </table:table-cell>
          <table:table-cell office:value-type="float" office:value="1089.42" calcext:value-type="float">
            <text:p>1089.42</text:p>
          </table:table-cell>
          <table:table-cell office:value-type="float" office:value="1144.01" calcext:value-type="float">
            <text:p>1144.01</text:p>
          </table:table-cell>
          <table:table-cell office:value-type="float" office:value="1106.29" calcext:value-type="float">
            <text:p>1106.29</text:p>
          </table:table-cell>
          <table:table-cell office:value-type="float" office:value="1071.2" calcext:value-type="float">
            <text:p>1071.2</text:p>
          </table:table-cell>
          <table:table-cell table:formula="of:=COM.MICROSOFT.FLOOR.MATH(([.D78]+4*[.A78]-1)/(4*[.A78])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42.87" calcext:value-type="float">
            <text:p>2142.87</text:p>
          </table:table-cell>
          <table:table-cell office:value-type="float" office:value="2405.65" calcext:value-type="float">
            <text:p>2405.65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3201.9" calcext:value-type="float">
            <text:p>3201.9</text:p>
          </table:table-cell>
          <table:table-cell office:value-type="float" office:value="2198.8" calcext:value-type="float">
            <text:p>2198.8</text:p>
          </table:table-cell>
          <table:table-cell office:value-type="float" office:value="1713.7" calcext:value-type="float">
            <text:p>1713.7</text:p>
          </table:table-cell>
          <table:table-cell table:formula="of:=COM.MICROSOFT.FLOOR.MATH(([.D79]+4*[.A79]-1)/(4*[.A79]))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4.64" calcext:value-type="float">
            <text:p>1074.64</text:p>
          </table:table-cell>
          <table:table-cell office:value-type="float" office:value="1111.53" calcext:value-type="float">
            <text:p>1111.53</text:p>
          </table:table-cell>
          <table:table-cell office:value-type="float" office:value="1115.11" calcext:value-type="float">
            <text:p>1115.11</text:p>
          </table:table-cell>
          <table:table-cell office:value-type="float" office:value="1220.39" calcext:value-type="float">
            <text:p>1220.39</text:p>
          </table:table-cell>
          <table:table-cell office:value-type="float" office:value="1252.05" calcext:value-type="float">
            <text:p>1252.05</text:p>
          </table:table-cell>
          <table:table-cell office:value-type="float" office:value="1223.99" calcext:value-type="float">
            <text:p>1223.99</text:p>
          </table:table-cell>
          <table:table-cell table:formula="of:=COM.MICROSOFT.FLOOR.MATH(([.D80]+4*[.A80]-1)/(4*[.A80]))"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59.79" calcext:value-type="float">
            <text:p>1459.79</text:p>
          </table:table-cell>
          <table:table-cell office:value-type="float" office:value="1548.41" calcext:value-type="float">
            <text:p>1548.41</text:p>
          </table:table-cell>
          <table:table-cell office:value-type="float" office:value="1541.24" calcext:value-type="float">
            <text:p>1541.24</text:p>
          </table:table-cell>
          <table:table-cell office:value-type="float" office:value="1503.48" calcext:value-type="float">
            <text:p>1503.48</text:p>
          </table:table-cell>
          <table:table-cell office:value-type="float" office:value="1465.26" calcext:value-type="float">
            <text:p>1465.26</text:p>
          </table:table-cell>
          <table:table-cell office:value-type="float" office:value="1516.65" calcext:value-type="float">
            <text:p>1516.65</text:p>
          </table:table-cell>
          <table:table-cell table:formula="of:=COM.MICROSOFT.FLOOR.MATH(([.D81]+4*[.A81]-1)/(4*[.A81])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36.61" calcext:value-type="float">
            <text:p>2236.61</text:p>
          </table:table-cell>
          <table:table-cell office:value-type="float" office:value="2271.16" calcext:value-type="float">
            <text:p>2271.16</text:p>
          </table:table-cell>
          <table:table-cell office:value-type="float" office:value="2288.28" calcext:value-type="float">
            <text:p>2288.28</text:p>
          </table:table-cell>
          <table:table-cell office:value-type="float" office:value="2388.56" calcext:value-type="float">
            <text:p>2388.56</text:p>
          </table:table-cell>
          <table:table-cell office:value-type="float" office:value="2276.77" calcext:value-type="float">
            <text:p>2276.77</text:p>
          </table:table-cell>
          <table:table-cell office:value-type="float" office:value="2004.41" calcext:value-type="float">
            <text:p>2004.41</text:p>
          </table:table-cell>
          <table:table-cell table:formula="of:=COM.MICROSOFT.FLOOR.MATH(([.D82]+4*[.A82]-1)/(4*[.A82]))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72.12" calcext:value-type="float">
            <text:p>1572.12</text:p>
          </table:table-cell>
          <table:table-cell office:value-type="float" office:value="1575.77" calcext:value-type="float">
            <text:p>1575.77</text:p>
          </table:table-cell>
          <table:table-cell office:value-type="float" office:value="1565.88" calcext:value-type="float">
            <text:p>1565.88</text:p>
          </table:table-cell>
          <table:table-cell office:value-type="float" office:value="1544.58" calcext:value-type="float">
            <text:p>1544.58</text:p>
          </table:table-cell>
          <table:table-cell office:value-type="float" office:value="1533.26" calcext:value-type="float">
            <text:p>1533.26</text:p>
          </table:table-cell>
          <table:table-cell office:value-type="float" office:value="1489.33" calcext:value-type="float">
            <text:p>1489.33</text:p>
          </table:table-cell>
          <table:table-cell table:formula="of:=COM.MICROSOFT.FLOOR.MATH(([.D83]+4*[.A83]-1)/(4*[.A83]))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07.5" calcext:value-type="float">
            <text:p>24307.5</text:p>
          </table:table-cell>
          <table:table-cell office:value-type="float" office:value="13596.1" calcext:value-type="float">
            <text:p>13596.1</text:p>
          </table:table-cell>
          <table:table-cell office:value-type="float" office:value="13601.5" calcext:value-type="float">
            <text:p>13601.5</text:p>
          </table:table-cell>
          <table:table-cell office:value-type="float" office:value="13717.5" calcext:value-type="float">
            <text:p>13717.5</text:p>
          </table:table-cell>
          <table:table-cell office:value-type="float" office:value="13339.6" calcext:value-type="float">
            <text:p>13339.6</text:p>
          </table:table-cell>
          <table:table-cell office:value-type="float" office:value="13415.5" calcext:value-type="float">
            <text:p>13415.5</text:p>
          </table:table-cell>
          <table:table-cell table:formula="of:=COM.MICROSOFT.FLOOR.MATH(([.D84]+4*[.A84]-1)/(4*[.A84]))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3.46" calcext:value-type="float">
            <text:p>2283.46</text:p>
          </table:table-cell>
          <table:table-cell office:value-type="float" office:value="2365.83" calcext:value-type="float">
            <text:p>2365.83</text:p>
          </table:table-cell>
          <table:table-cell office:value-type="float" office:value="2288.62" calcext:value-type="float">
            <text:p>2288.62</text:p>
          </table:table-cell>
          <table:table-cell office:value-type="float" office:value="2216.49" calcext:value-type="float">
            <text:p>2216.49</text:p>
          </table:table-cell>
          <table:table-cell office:value-type="float" office:value="2353.84" calcext:value-type="float">
            <text:p>2353.84</text:p>
          </table:table-cell>
          <table:table-cell office:value-type="float" office:value="2330.58" calcext:value-type="float">
            <text:p>2330.58</text:p>
          </table:table-cell>
          <table:table-cell table:formula="of:=COM.MICROSOFT.FLOOR.MATH(([.D85]+4*[.A85]-1)/(4*[.A85])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534.6" calcext:value-type="float">
            <text:p>50534.6</text:p>
          </table:table-cell>
          <table:table-cell office:value-type="float" office:value="51038.8" calcext:value-type="float">
            <text:p>51038.8</text:p>
          </table:table-cell>
          <table:table-cell office:value-type="float" office:value="47878.3" calcext:value-type="float">
            <text:p>47878.3</text:p>
          </table:table-cell>
          <table:table-cell office:value-type="float" office:value="47814.6" calcext:value-type="float">
            <text:p>47814.6</text:p>
          </table:table-cell>
          <table:table-cell office:value-type="float" office:value="36316.5" calcext:value-type="float">
            <text:p>36316.5</text:p>
          </table:table-cell>
          <table:table-cell office:value-type="float" office:value="29694.5" calcext:value-type="float">
            <text:p>29694.5</text:p>
          </table:table-cell>
          <table:table-cell table:formula="of:=COM.MICROSOFT.FLOOR.MATH(([.D86]+4*[.A86]-1)/(4*[.A86]))"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850.4" calcext:value-type="float">
            <text:p>26850.4</text:p>
          </table:table-cell>
          <table:table-cell office:value-type="float" office:value="15023.1" calcext:value-type="float">
            <text:p>15023.1</text:p>
          </table:table-cell>
          <table:table-cell office:value-type="float" office:value="14962.6" calcext:value-type="float">
            <text:p>14962.6</text:p>
          </table:table-cell>
          <table:table-cell office:value-type="float" office:value="15050.5" calcext:value-type="float">
            <text:p>15050.5</text:p>
          </table:table-cell>
          <table:table-cell office:value-type="float" office:value="15085.5" calcext:value-type="float">
            <text:p>15085.5</text:p>
          </table:table-cell>
          <table:table-cell office:value-type="float" office:value="15067.6" calcext:value-type="float">
            <text:p>15067.6</text:p>
          </table:table-cell>
          <table:table-cell table:formula="of:=COM.MICROSOFT.FLOOR.MATH(([.D87]+4*[.A87]-1)/(4*[.A87])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9.86" calcext:value-type="float">
            <text:p>1059.86</text:p>
          </table:table-cell>
          <table:table-cell office:value-type="float" office:value="1197.15" calcext:value-type="float">
            <text:p>1197.15</text:p>
          </table:table-cell>
          <table:table-cell office:value-type="float" office:value="1312.64" calcext:value-type="float">
            <text:p>1312.64</text:p>
          </table:table-cell>
          <table:table-cell office:value-type="float" office:value="1355.81" calcext:value-type="float">
            <text:p>1355.81</text:p>
          </table:table-cell>
          <table:table-cell office:value-type="float" office:value="1438.08" calcext:value-type="float">
            <text:p>1438.08</text:p>
          </table:table-cell>
          <table:table-cell office:value-type="float" office:value="1393.9" calcext:value-type="float">
            <text:p>1393.9</text:p>
          </table:table-cell>
          <table:table-cell table:formula="of:=COM.MICROSOFT.FLOOR.MATH(([.D88]+4*[.A88]-1)/(4*[.A88])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08.2" calcext:value-type="float">
            <text:p>2808.2</text:p>
          </table:table-cell>
          <table:table-cell office:value-type="float" office:value="2770.39" calcext:value-type="float">
            <text:p>2770.39</text:p>
          </table:table-cell>
          <table:table-cell office:value-type="float" office:value="3093.19" calcext:value-type="float">
            <text:p>3093.19</text:p>
          </table:table-cell>
          <table:table-cell office:value-type="float" office:value="2558.5" calcext:value-type="float">
            <text:p>2558.5</text:p>
          </table:table-cell>
          <table:table-cell office:value-type="float" office:value="2480.99" calcext:value-type="float">
            <text:p>2480.99</text:p>
          </table:table-cell>
          <table:table-cell office:value-type="float" office:value="2515.57" calcext:value-type="float">
            <text:p>2515.57</text:p>
          </table:table-cell>
          <table:table-cell table:formula="of:=COM.MICROSOFT.FLOOR.MATH(([.D89]+4*[.A89]-1)/(4*[.A89]))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6.85" calcext:value-type="float">
            <text:p>1756.85</text:p>
          </table:table-cell>
          <table:table-cell office:value-type="float" office:value="1731.06" calcext:value-type="float">
            <text:p>1731.06</text:p>
          </table:table-cell>
          <table:table-cell office:value-type="float" office:value="1683.98" calcext:value-type="float">
            <text:p>1683.98</text:p>
          </table:table-cell>
          <table:table-cell office:value-type="float" office:value="1630.43" calcext:value-type="float">
            <text:p>1630.43</text:p>
          </table:table-cell>
          <table:table-cell office:value-type="float" office:value="1542.63" calcext:value-type="float">
            <text:p>1542.63</text:p>
          </table:table-cell>
          <table:table-cell office:value-type="float" office:value="1346.98" calcext:value-type="float">
            <text:p>1346.98</text:p>
          </table:table-cell>
          <table:table-cell table:formula="of:=COM.MICROSOFT.FLOOR.MATH(([.D90]+4*[.A90]-1)/(4*[.A90]))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72.32" calcext:value-type="float">
            <text:p>1572.32</text:p>
          </table:table-cell>
          <table:table-cell office:value-type="float" office:value="1566.04" calcext:value-type="float">
            <text:p>1566.04</text:p>
          </table:table-cell>
          <table:table-cell office:value-type="float" office:value="1539.97" calcext:value-type="float">
            <text:p>1539.97</text:p>
          </table:table-cell>
          <table:table-cell office:value-type="float" office:value="1554.37" calcext:value-type="float">
            <text:p>1554.37</text:p>
          </table:table-cell>
          <table:table-cell office:value-type="float" office:value="1499.06" calcext:value-type="float">
            <text:p>1499.06</text:p>
          </table:table-cell>
          <table:table-cell office:value-type="float" office:value="1461.69" calcext:value-type="float">
            <text:p>1461.69</text:p>
          </table:table-cell>
          <table:table-cell table:formula="of:=COM.MICROSOFT.FLOOR.MATH(([.D91]+4*[.A91]-1)/(4*[.A91]))"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307.5" calcext:value-type="float">
            <text:p>52307.5</text:p>
          </table:table-cell>
          <table:table-cell office:value-type="float" office:value="54955.8" calcext:value-type="float">
            <text:p>54955.8</text:p>
          </table:table-cell>
          <table:table-cell office:value-type="float" office:value="41538.5" calcext:value-type="float">
            <text:p>41538.5</text:p>
          </table:table-cell>
          <table:table-cell office:value-type="float" office:value="28300" calcext:value-type="float">
            <text:p>28300</text:p>
          </table:table-cell>
          <table:table-cell office:value-type="float" office:value="24830.4" calcext:value-type="float">
            <text:p>24830.4</text:p>
          </table:table-cell>
          <table:table-cell office:value-type="float" office:value="22458.9" calcext:value-type="float">
            <text:p>22458.9</text:p>
          </table:table-cell>
          <table:table-cell table:formula="of:=COM.MICROSOFT.FLOOR.MATH(([.D92]+4*[.A92]-1)/(4*[.A92]))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273.1" calcext:value-type="float">
            <text:p>62273.1</text:p>
          </table:table-cell>
          <table:table-cell office:value-type="float" office:value="26423.1" calcext:value-type="float">
            <text:p>26423.1</text:p>
          </table:table-cell>
          <table:table-cell office:value-type="float" office:value="13553.7" calcext:value-type="float">
            <text:p>13553.7</text:p>
          </table:table-cell>
          <table:table-cell office:value-type="float" office:value="9219.57" calcext:value-type="float">
            <text:p>9219.57</text:p>
          </table:table-cell>
          <table:table-cell office:value-type="float" office:value="8678.98" calcext:value-type="float">
            <text:p>8678.98</text:p>
          </table:table-cell>
          <table:table-cell office:value-type="float" office:value="8677.5" calcext:value-type="float">
            <text:p>8677.5</text:p>
          </table:table-cell>
          <table:table-cell table:formula="of:=COM.MICROSOFT.FLOOR.MATH(([.D93]+4*[.A93]-1)/(4*[.A93])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37.31" calcext:value-type="float">
            <text:p>2337.31</text:p>
          </table:table-cell>
          <table:table-cell office:value-type="float" office:value="2602.99" calcext:value-type="float">
            <text:p>2602.99</text:p>
          </table:table-cell>
          <table:table-cell office:value-type="float" office:value="2057.46" calcext:value-type="float">
            <text:p>2057.46</text:p>
          </table:table-cell>
          <table:table-cell office:value-type="float" office:value="1535.11" calcext:value-type="float">
            <text:p>1535.11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1193.27" calcext:value-type="float">
            <text:p>1193.27</text:p>
          </table:table-cell>
          <table:table-cell table:formula="of:=COM.MICROSOFT.FLOOR.MATH(([.D94]+4*[.A94]-1)/(4*[.A94])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6.185" calcext:value-type="float">
            <text:p>556.185</text:p>
          </table:table-cell>
          <table:table-cell office:value-type="float" office:value="634.287" calcext:value-type="float">
            <text:p>634.287</text:p>
          </table:table-cell>
          <table:table-cell office:value-type="float" office:value="580.094" calcext:value-type="float">
            <text:p>580.094</text:p>
          </table:table-cell>
          <table:table-cell office:value-type="float" office:value="421.243" calcext:value-type="float">
            <text:p>421.243</text:p>
          </table:table-cell>
          <table:table-cell office:value-type="float" office:value="426.133" calcext:value-type="float">
            <text:p>426.133</text:p>
          </table:table-cell>
          <table:table-cell office:value-type="float" office:value="415.805" calcext:value-type="float">
            <text:p>415.805</text:p>
          </table:table-cell>
          <table:table-cell table:formula="of:=COM.MICROSOFT.FLOOR.MATH(([.D95]+4*[.A95]-1)/(4*[.A95]))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5.83" calcext:value-type="float">
            <text:p>1585.83</text:p>
          </table:table-cell>
          <table:table-cell office:value-type="float" office:value="1531.27" calcext:value-type="float">
            <text:p>1531.27</text:p>
          </table:table-cell>
          <table:table-cell office:value-type="float" office:value="1504.76" calcext:value-type="float">
            <text:p>1504.76</text:p>
          </table:table-cell>
          <table:table-cell office:value-type="float" office:value="1583.18" calcext:value-type="float">
            <text:p>1583.18</text:p>
          </table:table-cell>
          <table:table-cell office:value-type="float" office:value="1488.78" calcext:value-type="float">
            <text:p>1488.78</text:p>
          </table:table-cell>
          <table:table-cell office:value-type="float" office:value="1479.93" calcext:value-type="float">
            <text:p>1479.93</text:p>
          </table:table-cell>
          <table:table-cell table:formula="of:=COM.MICROSOFT.FLOOR.MATH(([.D96]+4*[.A96]-1)/(4*[.A96]))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629" calcext:value-type="float">
            <text:p>140629</text:p>
          </table:table-cell>
          <table:table-cell office:value-type="float" office:value="138846" calcext:value-type="float">
            <text:p>138846</text:p>
          </table:table-cell>
          <table:table-cell office:value-type="float" office:value="139745" calcext:value-type="float">
            <text:p>139745</text:p>
          </table:table-cell>
          <table:table-cell office:value-type="float" office:value="139212" calcext:value-type="float">
            <text:p>139212</text:p>
          </table:table-cell>
          <table:table-cell office:value-type="float" office:value="136780" calcext:value-type="float">
            <text:p>136780</text:p>
          </table:table-cell>
          <table:table-cell office:value-type="float" office:value="137504" calcext:value-type="float">
            <text:p>137504</text:p>
          </table:table-cell>
          <table:table-cell table:formula="of:=COM.MICROSOFT.FLOOR.MATH(([.D97]+4*[.A97]-1)/(4*[.A97]))"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82.79" calcext:value-type="float">
            <text:p>2582.79</text:p>
          </table:table-cell>
          <table:table-cell office:value-type="float" office:value="2725.08" calcext:value-type="float">
            <text:p>2725.08</text:p>
          </table:table-cell>
          <table:table-cell office:value-type="float" office:value="2486.58" calcext:value-type="float">
            <text:p>2486.58</text:p>
          </table:table-cell>
          <table:table-cell office:value-type="float" office:value="3504.97" calcext:value-type="float">
            <text:p>3504.97</text:p>
          </table:table-cell>
          <table:table-cell office:value-type="float" office:value="2588.36" calcext:value-type="float">
            <text:p>2588.36</text:p>
          </table:table-cell>
          <table:table-cell office:value-type="float" office:value="2092.23" calcext:value-type="float">
            <text:p>2092.23</text:p>
          </table:table-cell>
          <table:table-cell table:formula="of:=COM.MICROSOFT.FLOOR.MATH(([.D98]+4*[.A98]-1)/(4*[.A98])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55.48" calcext:value-type="float">
            <text:p>1155.48</text:p>
          </table:table-cell>
          <table:table-cell office:value-type="float" office:value="1089.71" calcext:value-type="float">
            <text:p>1089.71</text:p>
          </table:table-cell>
          <table:table-cell office:value-type="float" office:value="1108.48" calcext:value-type="float">
            <text:p>1108.48</text:p>
          </table:table-cell>
          <table:table-cell office:value-type="float" office:value="1104.3" calcext:value-type="float">
            <text:p>1104.3</text:p>
          </table:table-cell>
          <table:table-cell office:value-type="float" office:value="1155.5" calcext:value-type="float">
            <text:p>1155.5</text:p>
          </table:table-cell>
          <table:table-cell office:value-type="float" office:value="1124.93" calcext:value-type="float">
            <text:p>1124.93</text:p>
          </table:table-cell>
          <table:table-cell table:formula="of:=COM.MICROSOFT.FLOOR.MATH(([.D99]+4*[.A99]-1)/(4*[.A99])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2.13" calcext:value-type="float">
            <text:p>1052.13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1099.89" calcext:value-type="float">
            <text:p>1099.89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100.37" calcext:value-type="float">
            <text:p>1100.37</text:p>
          </table:table-cell>
          <table:table-cell office:value-type="float" office:value="1104.12" calcext:value-type="float">
            <text:p>1104.12</text:p>
          </table:table-cell>
          <table:table-cell table:formula="of:=COM.MICROSOFT.FLOOR.MATH(([.D100]+4*[.A100]-1)/(4*[.A100]))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9.82" calcext:value-type="float">
            <text:p>1069.82</text:p>
          </table:table-cell>
          <table:table-cell office:value-type="float" office:value="1128.39" calcext:value-type="float">
            <text:p>1128.39</text:p>
          </table:table-cell>
          <table:table-cell office:value-type="float" office:value="808.226" calcext:value-type="float">
            <text:p>808.226</text:p>
          </table:table-cell>
          <table:table-cell office:value-type="float" office:value="589.093" calcext:value-type="float">
            <text:p>589.093</text:p>
          </table:table-cell>
          <table:table-cell office:value-type="float" office:value="556.973" calcext:value-type="float">
            <text:p>556.973</text:p>
          </table:table-cell>
          <table:table-cell office:value-type="float" office:value="557.75" calcext:value-type="float">
            <text:p>557.75</text:p>
          </table:table-cell>
          <table:table-cell table:formula="of:=COM.MICROSOFT.FLOOR.MATH(([.D101]+4*[.A101]-1)/(4*[.A101])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500" calcext:value-type="float">
            <text:p>107500</text:p>
          </table:table-cell>
          <table:table-cell office:value-type="float" office:value="118772" calcext:value-type="float">
            <text:p>118772</text:p>
          </table:table-cell>
          <table:table-cell office:value-type="float" office:value="86513.1" calcext:value-type="float">
            <text:p>86513.1</text:p>
          </table:table-cell>
          <table:table-cell office:value-type="float" office:value="81010.1" calcext:value-type="float">
            <text:p>81010.1</text:p>
          </table:table-cell>
          <table:table-cell office:value-type="float" office:value="62642.1" calcext:value-type="float">
            <text:p>62642.1</text:p>
          </table:table-cell>
          <table:table-cell office:value-type="float" office:value="49534.4" calcext:value-type="float">
            <text:p>49534.4</text:p>
          </table:table-cell>
          <table:table-cell table:formula="of:=COM.MICROSOFT.FLOOR.MATH(([.D102]+4*[.A102]-1)/(4*[.A102]))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0.021" calcext:value-type="float">
            <text:p>840.021</text:p>
          </table:table-cell>
          <table:table-cell office:value-type="float" office:value="1128.75" calcext:value-type="float">
            <text:p>1128.75</text:p>
          </table:table-cell>
          <table:table-cell office:value-type="float" office:value="1337.37" calcext:value-type="float">
            <text:p>1337.37</text:p>
          </table:table-cell>
          <table:table-cell office:value-type="float" office:value="1410.13" calcext:value-type="float">
            <text:p>1410.13</text:p>
          </table:table-cell>
          <table:table-cell office:value-type="float" office:value="1357.81" calcext:value-type="float">
            <text:p>1357.81</text:p>
          </table:table-cell>
          <table:table-cell office:value-type="float" office:value="1228.68" calcext:value-type="float">
            <text:p>1228.68</text:p>
          </table:table-cell>
          <table:table-cell table:formula="of:=COM.MICROSOFT.FLOOR.MATH(([.D103]+4*[.A103]-1)/(4*[.A103]))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144.2" calcext:value-type="float">
            <text:p>36144.2</text:p>
          </table:table-cell>
          <table:table-cell office:value-type="float" office:value="35227.2" calcext:value-type="float">
            <text:p>35227.2</text:p>
          </table:table-cell>
          <table:table-cell office:value-type="float" office:value="29445.9" calcext:value-type="float">
            <text:p>29445.9</text:p>
          </table:table-cell>
          <table:table-cell office:value-type="float" office:value="29958" calcext:value-type="float">
            <text:p>29958</text:p>
          </table:table-cell>
          <table:table-cell office:value-type="float" office:value="21943.8" calcext:value-type="float">
            <text:p>21943.8</text:p>
          </table:table-cell>
          <table:table-cell office:value-type="float" office:value="19114.4" calcext:value-type="float">
            <text:p>19114.4</text:p>
          </table:table-cell>
          <table:table-cell table:formula="of:=COM.MICROSOFT.FLOOR.MATH(([.D104]+4*[.A104]-1)/(4*[.A104]))"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47.34" calcext:value-type="float">
            <text:p>2247.34</text:p>
          </table:table-cell>
          <table:table-cell office:value-type="float" office:value="2193.45" calcext:value-type="float">
            <text:p>2193.45</text:p>
          </table:table-cell>
          <table:table-cell office:value-type="float" office:value="1690.25" calcext:value-type="float">
            <text:p>1690.25</text:p>
          </table:table-cell>
          <table:table-cell office:value-type="float" office:value="1656.49" calcext:value-type="float">
            <text:p>1656.49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1367.88" calcext:value-type="float">
            <text:p>1367.88</text:p>
          </table:table-cell>
          <table:table-cell table:formula="of:=COM.MICROSOFT.FLOOR.MATH(([.D105]+4*[.A105]-1)/(4*[.A105]))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17.25" calcext:value-type="float">
            <text:p>3017.25</text:p>
          </table:table-cell>
          <table:table-cell office:value-type="float" office:value="2974.2" calcext:value-type="float">
            <text:p>2974.2</text:p>
          </table:table-cell>
          <table:table-cell office:value-type="float" office:value="3353.71" calcext:value-type="float">
            <text:p>3353.71</text:p>
          </table:table-cell>
          <table:table-cell office:value-type="float" office:value="2665.77" calcext:value-type="float">
            <text:p>2665.77</text:p>
          </table:table-cell>
          <table:table-cell office:value-type="float" office:value="3848.2" calcext:value-type="float">
            <text:p>3848.2</text:p>
          </table:table-cell>
          <table:table-cell office:value-type="float" office:value="2488.42" calcext:value-type="float">
            <text:p>2488.42</text:p>
          </table:table-cell>
          <table:table-cell table:formula="of:=COM.MICROSOFT.FLOOR.MATH(([.D106]+4*[.A106]-1)/(4*[.A106]))"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7.002" calcext:value-type="float">
            <text:p>787.002</text:p>
          </table:table-cell>
          <table:table-cell office:value-type="float" office:value="834.05" calcext:value-type="float">
            <text:p>834.05</text:p>
          </table:table-cell>
          <table:table-cell office:value-type="float" office:value="938.377" calcext:value-type="float">
            <text:p>938.377</text:p>
          </table:table-cell>
          <table:table-cell office:value-type="float" office:value="682.345" calcext:value-type="float">
            <text:p>682.345</text:p>
          </table:table-cell>
          <table:table-cell office:value-type="float" office:value="694.448" calcext:value-type="float">
            <text:p>694.448</text:p>
          </table:table-cell>
          <table:table-cell office:value-type="float" office:value="694.504" calcext:value-type="float">
            <text:p>694.504</text:p>
          </table:table-cell>
          <table:table-cell table:formula="of:=COM.MICROSOFT.FLOOR.MATH(([.D107]+4*[.A107]-1)/(4*[.A107])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45.59" calcext:value-type="float">
            <text:p>2645.59</text:p>
          </table:table-cell>
          <table:table-cell office:value-type="float" office:value="2641.01" calcext:value-type="float">
            <text:p>2641.01</text:p>
          </table:table-cell>
          <table:table-cell office:value-type="float" office:value="2921.55" calcext:value-type="float">
            <text:p>2921.55</text:p>
          </table:table-cell>
          <table:table-cell office:value-type="float" office:value="2693.5" calcext:value-type="float">
            <text:p>2693.5</text:p>
          </table:table-cell>
          <table:table-cell office:value-type="float" office:value="2404.72" calcext:value-type="float">
            <text:p>2404.72</text:p>
          </table:table-cell>
          <table:table-cell office:value-type="float" office:value="2296.4" calcext:value-type="float">
            <text:p>2296.4</text:p>
          </table:table-cell>
          <table:table-cell table:formula="of:=COM.MICROSOFT.FLOOR.MATH(([.D108]+4*[.A108]-1)/(4*[.A108]))"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8.53" calcext:value-type="float">
            <text:p>1538.53</text:p>
          </table:table-cell>
          <table:table-cell office:value-type="float" office:value="1517.1" calcext:value-type="float">
            <text:p>1517.1</text:p>
          </table:table-cell>
          <table:table-cell office:value-type="float" office:value="1566.61" calcext:value-type="float">
            <text:p>1566.61</text:p>
          </table:table-cell>
          <table:table-cell office:value-type="float" office:value="1503.88" calcext:value-type="float">
            <text:p>1503.88</text:p>
          </table:table-cell>
          <table:table-cell office:value-type="float" office:value="1592.73" calcext:value-type="float">
            <text:p>1592.73</text:p>
          </table:table-cell>
          <table:table-cell office:value-type="float" office:value="1432.83" calcext:value-type="float">
            <text:p>1432.83</text:p>
          </table:table-cell>
          <table:table-cell table:formula="of:=COM.MICROSOFT.FLOOR.MATH(([.D109]+4*[.A109]-1)/(4*[.A109]))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1.87" calcext:value-type="float">
            <text:p>3621.87</text:p>
          </table:table-cell>
          <table:table-cell office:value-type="float" office:value="3656.33" calcext:value-type="float">
            <text:p>3656.33</text:p>
          </table:table-cell>
          <table:table-cell office:value-type="float" office:value="3421.02" calcext:value-type="float">
            <text:p>3421.02</text:p>
          </table:table-cell>
          <table:table-cell office:value-type="float" office:value="3271.67" calcext:value-type="float">
            <text:p>3271.67</text:p>
          </table:table-cell>
          <table:table-cell office:value-type="float" office:value="2678.86" calcext:value-type="float">
            <text:p>2678.86</text:p>
          </table:table-cell>
          <table:table-cell office:value-type="float" office:value="3660.51" calcext:value-type="float">
            <text:p>3660.51</text:p>
          </table:table-cell>
          <table:table-cell table:formula="of:=COM.MICROSOFT.FLOOR.MATH(([.D110]+4*[.A110]-1)/(4*[.A110]))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083" calcext:value-type="float">
            <text:p>116083</text:p>
          </table:table-cell>
          <table:table-cell office:value-type="float" office:value="114342" calcext:value-type="float">
            <text:p>114342</text:p>
          </table:table-cell>
          <table:table-cell office:value-type="float" office:value="115405" calcext:value-type="float">
            <text:p>115405</text:p>
          </table:table-cell>
          <table:table-cell office:value-type="float" office:value="105700" calcext:value-type="float">
            <text:p>105700</text:p>
          </table:table-cell>
          <table:table-cell office:value-type="float" office:value="115785" calcext:value-type="float">
            <text:p>115785</text:p>
          </table:table-cell>
          <table:table-cell office:value-type="float" office:value="97502.5" calcext:value-type="float">
            <text:p>97502.5</text:p>
          </table:table-cell>
          <table:table-cell table:formula="of:=COM.MICROSOFT.FLOOR.MATH(([.D111]+4*[.A111]-1)/(4*[.A111]))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34.01" calcext:value-type="float">
            <text:p>1834.01</text:p>
          </table:table-cell>
          <table:table-cell office:value-type="float" office:value="1846.43" calcext:value-type="float">
            <text:p>1846.43</text:p>
          </table:table-cell>
          <table:table-cell office:value-type="float" office:value="1861.88" calcext:value-type="float">
            <text:p>1861.88</text:p>
          </table:table-cell>
          <table:table-cell office:value-type="float" office:value="1753.14" calcext:value-type="float">
            <text:p>1753.14</text:p>
          </table:table-cell>
          <table:table-cell office:value-type="float" office:value="1340.1" calcext:value-type="float">
            <text:p>1340.1</text:p>
          </table:table-cell>
          <table:table-cell office:value-type="float" office:value="1101.12" calcext:value-type="float">
            <text:p>1101.12</text:p>
          </table:table-cell>
          <table:table-cell table:formula="of:=COM.MICROSOFT.FLOOR.MATH(([.D112]+4*[.A112]-1)/(4*[.A112]))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3.62" calcext:value-type="float">
            <text:p>2343.62</text:p>
          </table:table-cell>
          <table:table-cell office:value-type="float" office:value="2306.67" calcext:value-type="float">
            <text:p>2306.67</text:p>
          </table:table-cell>
          <table:table-cell office:value-type="float" office:value="2308.74" calcext:value-type="float">
            <text:p>2308.74</text:p>
          </table:table-cell>
          <table:table-cell office:value-type="float" office:value="2280.12" calcext:value-type="float">
            <text:p>2280.12</text:p>
          </table:table-cell>
          <table:table-cell office:value-type="float" office:value="2318.98" calcext:value-type="float">
            <text:p>2318.98</text:p>
          </table:table-cell>
          <table:table-cell office:value-type="float" office:value="2348.87" calcext:value-type="float">
            <text:p>2348.87</text:p>
          </table:table-cell>
          <table:table-cell table:formula="of:=COM.MICROSOFT.FLOOR.MATH(([.D113]+4*[.A113]-1)/(4*[.A113]))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9.01" calcext:value-type="float">
            <text:p>1529.01</text:p>
          </table:table-cell>
          <table:table-cell office:value-type="float" office:value="1563.03" calcext:value-type="float">
            <text:p>1563.03</text:p>
          </table:table-cell>
          <table:table-cell office:value-type="float" office:value="1489.19" calcext:value-type="float">
            <text:p>1489.19</text:p>
          </table:table-cell>
          <table:table-cell office:value-type="float" office:value="1514.91" calcext:value-type="float">
            <text:p>1514.91</text:p>
          </table:table-cell>
          <table:table-cell office:value-type="float" office:value="1528.67" calcext:value-type="float">
            <text:p>1528.67</text:p>
          </table:table-cell>
          <table:table-cell office:value-type="float" office:value="1539.15" calcext:value-type="float">
            <text:p>1539.15</text:p>
          </table:table-cell>
          <table:table-cell table:formula="of:=COM.MICROSOFT.FLOOR.MATH(([.D114]+4*[.A114]-1)/(4*[.A114]))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0.22" calcext:value-type="float">
            <text:p>1670.22</text:p>
          </table:table-cell>
          <table:table-cell office:value-type="float" office:value="1652.88" calcext:value-type="float">
            <text:p>1652.88</text:p>
          </table:table-cell>
          <table:table-cell office:value-type="float" office:value="1649.7" calcext:value-type="float">
            <text:p>1649.7</text:p>
          </table:table-cell>
          <table:table-cell office:value-type="float" office:value="1650.04" calcext:value-type="float">
            <text:p>1650.04</text:p>
          </table:table-cell>
          <table:table-cell office:value-type="float" office:value="1584.64" calcext:value-type="float">
            <text:p>1584.64</text:p>
          </table:table-cell>
          <table:table-cell office:value-type="float" office:value="1552.79" calcext:value-type="float">
            <text:p>1552.79</text:p>
          </table:table-cell>
          <table:table-cell table:formula="of:=COM.MICROSOFT.FLOOR.MATH(([.D115]+4*[.A115]-1)/(4*[.A115]))"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999900000000" calcext:value-type="float">
            <text:p>2.00E+1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85.5" calcext:value-type="float">
            <text:p>52485.5</text:p>
          </table:table-cell>
          <table:table-cell office:value-type="float" office:value="51241.4" calcext:value-type="float">
            <text:p>51241.4</text:p>
          </table:table-cell>
          <table:table-cell office:value-type="float" office:value="52872.3" calcext:value-type="float">
            <text:p>52872.3</text:p>
          </table:table-cell>
          <table:table-cell office:value-type="float" office:value="51323" calcext:value-type="float">
            <text:p>51323</text:p>
          </table:table-cell>
          <table:table-cell office:value-type="float" office:value="51533.2" calcext:value-type="float">
            <text:p>51533.2</text:p>
          </table:table-cell>
          <table:table-cell office:value-type="float" office:value="51132.6" calcext:value-type="float">
            <text:p>51132.6</text:p>
          </table:table-cell>
          <table:table-cell table:formula="of:=COM.MICROSOFT.FLOOR.MATH(([.D116]+4*[.A116]-1)/(4*[.A116]))"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6.043" calcext:value-type="float">
            <text:p>856.043</text:p>
          </table:table-cell>
          <table:table-cell office:value-type="float" office:value="672.704" calcext:value-type="float">
            <text:p>672.704</text:p>
          </table:table-cell>
          <table:table-cell office:value-type="float" office:value="546.907" calcext:value-type="float">
            <text:p>546.907</text:p>
          </table:table-cell>
          <table:table-cell office:value-type="float" office:value="418.733" calcext:value-type="float">
            <text:p>418.733</text:p>
          </table:table-cell>
          <table:table-cell office:value-type="float" office:value="418.729" calcext:value-type="float">
            <text:p>418.729</text:p>
          </table:table-cell>
          <table:table-cell office:value-type="float" office:value="425.393" calcext:value-type="float">
            <text:p>425.393</text:p>
          </table:table-cell>
          <table:table-cell table:formula="of:=COM.MICROSOFT.FLOOR.MATH(([.D117]+4*[.A117]-1)/(4*[.A117]))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25.32" calcext:value-type="float">
            <text:p>2025.32</text:p>
          </table:table-cell>
          <table:table-cell office:value-type="float" office:value="2351.78" calcext:value-type="float">
            <text:p>2351.78</text:p>
          </table:table-cell>
          <table:table-cell office:value-type="float" office:value="2297.42" calcext:value-type="float">
            <text:p>2297.42</text:p>
          </table:table-cell>
          <table:table-cell office:value-type="float" office:value="2409.94" calcext:value-type="float">
            <text:p>2409.94</text:p>
          </table:table-cell>
          <table:table-cell office:value-type="float" office:value="2152.56" calcext:value-type="float">
            <text:p>2152.56</text:p>
          </table:table-cell>
          <table:table-cell office:value-type="float" office:value="2156.41" calcext:value-type="float">
            <text:p>2156.41</text:p>
          </table:table-cell>
          <table:table-cell table:formula="of:=COM.MICROSOFT.FLOOR.MATH(([.D118]+4*[.A118]-1)/(4*[.A118]))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988" calcext:value-type="float">
            <text:p>72988</text:p>
          </table:table-cell>
          <table:table-cell office:value-type="float" office:value="72832.4" calcext:value-type="float">
            <text:p>72832.4</text:p>
          </table:table-cell>
          <table:table-cell office:value-type="float" office:value="72992.4" calcext:value-type="float">
            <text:p>72992.4</text:p>
          </table:table-cell>
          <table:table-cell office:value-type="float" office:value="74142.5" calcext:value-type="float">
            <text:p>74142.5</text:p>
          </table:table-cell>
          <table:table-cell office:value-type="float" office:value="64894.4" calcext:value-type="float">
            <text:p>64894.4</text:p>
          </table:table-cell>
          <table:table-cell office:value-type="float" office:value="68228.7" calcext:value-type="float">
            <text:p>68228.7</text:p>
          </table:table-cell>
          <table:table-cell table:formula="of:=COM.MICROSOFT.FLOOR.MATH(([.D119]+4*[.A119]-1)/(4*[.A119]))"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99.39" calcext:value-type="float">
            <text:p>2299.39</text:p>
          </table:table-cell>
          <table:table-cell office:value-type="float" office:value="2432.22" calcext:value-type="float">
            <text:p>2432.22</text:p>
          </table:table-cell>
          <table:table-cell office:value-type="float" office:value="2240.72" calcext:value-type="float">
            <text:p>2240.72</text:p>
          </table:table-cell>
          <table:table-cell office:value-type="float" office:value="2206.47" calcext:value-type="float">
            <text:p>2206.47</text:p>
          </table:table-cell>
          <table:table-cell office:value-type="float" office:value="1676.22" calcext:value-type="float">
            <text:p>1676.22</text:p>
          </table:table-cell>
          <table:table-cell office:value-type="float" office:value="1604.81" calcext:value-type="float">
            <text:p>1604.81</text:p>
          </table:table-cell>
          <table:table-cell table:formula="of:=COM.MICROSOFT.FLOOR.MATH(([.D120]+4*[.A120]-1)/(4*[.A120]))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79.43" calcext:value-type="float">
            <text:p>3079.43</text:p>
          </table:table-cell>
          <table:table-cell office:value-type="float" office:value="3120.24" calcext:value-type="float">
            <text:p>3120.24</text:p>
          </table:table-cell>
          <table:table-cell office:value-type="float" office:value="3393.07" calcext:value-type="float">
            <text:p>3393.07</text:p>
          </table:table-cell>
          <table:table-cell office:value-type="float" office:value="3067.38" calcext:value-type="float">
            <text:p>3067.38</text:p>
          </table:table-cell>
          <table:table-cell office:value-type="float" office:value="2933.66" calcext:value-type="float">
            <text:p>2933.66</text:p>
          </table:table-cell>
          <table:table-cell office:value-type="float" office:value="2829.69" calcext:value-type="float">
            <text:p>2829.69</text:p>
          </table:table-cell>
          <table:table-cell table:formula="of:=COM.MICROSOFT.FLOOR.MATH(([.D121]+4*[.A121]-1)/(4*[.A121])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5.87" calcext:value-type="float">
            <text:p>1065.87</text:p>
          </table:table-cell>
          <table:table-cell office:value-type="float" office:value="1094.78" calcext:value-type="float">
            <text:p>1094.78</text:p>
          </table:table-cell>
          <table:table-cell office:value-type="float" office:value="1313.75" calcext:value-type="float">
            <text:p>1313.75</text:p>
          </table:table-cell>
          <table:table-cell office:value-type="float" office:value="1352.69" calcext:value-type="float">
            <text:p>1352.69</text:p>
          </table:table-cell>
          <table:table-cell office:value-type="float" office:value="1384.25" calcext:value-type="float">
            <text:p>1384.25</text:p>
          </table:table-cell>
          <table:table-cell office:value-type="float" office:value="1311.77" calcext:value-type="float">
            <text:p>1311.77</text:p>
          </table:table-cell>
          <table:table-cell table:formula="of:=COM.MICROSOFT.FLOOR.MATH(([.D122]+4*[.A122]-1)/(4*[.A122]))"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670" calcext:value-type="float">
            <text:p>73670</text:p>
          </table:table-cell>
          <table:table-cell office:value-type="float" office:value="73204.4" calcext:value-type="float">
            <text:p>73204.4</text:p>
          </table:table-cell>
          <table:table-cell office:value-type="float" office:value="73630.5" calcext:value-type="float">
            <text:p>73630.5</text:p>
          </table:table-cell>
          <table:table-cell office:value-type="float" office:value="73209.9" calcext:value-type="float">
            <text:p>73209.9</text:p>
          </table:table-cell>
          <table:table-cell office:value-type="float" office:value="73842.7" calcext:value-type="float">
            <text:p>73842.7</text:p>
          </table:table-cell>
          <table:table-cell office:value-type="float" office:value="72883.4" calcext:value-type="float">
            <text:p>72883.4</text:p>
          </table:table-cell>
          <table:table-cell table:formula="of:=COM.MICROSOFT.FLOOR.MATH(([.D123]+4*[.A123]-1)/(4*[.A123]))"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717.3" calcext:value-type="float">
            <text:p>59717.3</text:p>
          </table:table-cell>
          <table:table-cell office:value-type="float" office:value="60142.5" calcext:value-type="float">
            <text:p>60142.5</text:p>
          </table:table-cell>
          <table:table-cell office:value-type="float" office:value="53897.8" calcext:value-type="float">
            <text:p>53897.8</text:p>
          </table:table-cell>
          <table:table-cell office:value-type="float" office:value="48241.3" calcext:value-type="float">
            <text:p>48241.3</text:p>
          </table:table-cell>
          <table:table-cell office:value-type="float" office:value="35762.7" calcext:value-type="float">
            <text:p>35762.7</text:p>
          </table:table-cell>
          <table:table-cell office:value-type="float" office:value="31072.3" calcext:value-type="float">
            <text:p>31072.3</text:p>
          </table:table-cell>
          <table:table-cell table:formula="of:=COM.MICROSOFT.FLOOR.MATH(([.D124]+4*[.A124]-1)/(4*[.A124]))"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6637" calcext:value-type="float">
            <text:p>176637</text:p>
          </table:table-cell>
          <table:table-cell office:value-type="float" office:value="176711" calcext:value-type="float">
            <text:p>176711</text:p>
          </table:table-cell>
          <table:table-cell office:value-type="float" office:value="176632" calcext:value-type="float">
            <text:p>176632</text:p>
          </table:table-cell>
          <table:table-cell office:value-type="float" office:value="174481" calcext:value-type="float">
            <text:p>174481</text:p>
          </table:table-cell>
          <table:table-cell office:value-type="float" office:value="175623" calcext:value-type="float">
            <text:p>175623</text:p>
          </table:table-cell>
          <table:table-cell office:value-type="float" office:value="148903" calcext:value-type="float">
            <text:p>148903</text:p>
          </table:table-cell>
          <table:table-cell table:formula="of:=COM.MICROSOFT.FLOOR.MATH(([.D125]+4*[.A125]-1)/(4*[.A125]))"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44.34" calcext:value-type="float">
            <text:p>1744.34</text:p>
          </table:table-cell>
          <table:table-cell office:value-type="float" office:value="1475.51" calcext:value-type="float">
            <text:p>1475.51</text:p>
          </table:table-cell>
          <table:table-cell office:value-type="float" office:value="1270.41" calcext:value-type="float">
            <text:p>1270.41</text:p>
          </table:table-cell>
          <table:table-cell office:value-type="float" office:value="1167.29" calcext:value-type="float">
            <text:p>1167.29</text:p>
          </table:table-cell>
          <table:table-cell office:value-type="float" office:value="951.814" calcext:value-type="float">
            <text:p>951.814</text:p>
          </table:table-cell>
          <table:table-cell office:value-type="float" office:value="830.535" calcext:value-type="float">
            <text:p>830.535</text:p>
          </table:table-cell>
          <table:table-cell table:formula="of:=COM.MICROSOFT.FLOOR.MATH(([.D126]+4*[.A126]-1)/(4*[.A126]))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3.86" calcext:value-type="float">
            <text:p>1063.86</text:p>
          </table:table-cell>
          <table:table-cell office:value-type="float" office:value="1020.96" calcext:value-type="float">
            <text:p>1020.96</text:p>
          </table:table-cell>
          <table:table-cell office:value-type="float" office:value="945.674" calcext:value-type="float">
            <text:p>945.674</text:p>
          </table:table-cell>
          <table:table-cell office:value-type="float" office:value="1028.45" calcext:value-type="float">
            <text:p>1028.45</text:p>
          </table:table-cell>
          <table:table-cell office:value-type="float" office:value="905.93" calcext:value-type="float">
            <text:p>905.93</text:p>
          </table:table-cell>
          <table:table-cell office:value-type="float" office:value="969.441" calcext:value-type="float">
            <text:p>969.441</text:p>
          </table:table-cell>
          <table:table-cell table:formula="of:=COM.MICROSOFT.FLOOR.MATH(([.D127]+4*[.A127]-1)/(4*[.A127]))"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430.4" calcext:value-type="float">
            <text:p>91430.4</text:p>
          </table:table-cell>
          <table:table-cell office:value-type="float" office:value="91231.6" calcext:value-type="float">
            <text:p>91231.6</text:p>
          </table:table-cell>
          <table:table-cell office:value-type="float" office:value="91728.6" calcext:value-type="float">
            <text:p>91728.6</text:p>
          </table:table-cell>
          <table:table-cell office:value-type="float" office:value="91278.9" calcext:value-type="float">
            <text:p>91278.9</text:p>
          </table:table-cell>
          <table:table-cell office:value-type="float" office:value="91209.7" calcext:value-type="float">
            <text:p>91209.7</text:p>
          </table:table-cell>
          <table:table-cell office:value-type="float" office:value="91078.4" calcext:value-type="float">
            <text:p>91078.4</text:p>
          </table:table-cell>
          <table:table-cell table:formula="of:=COM.MICROSOFT.FLOOR.MATH(([.D128]+4*[.A128]-1)/(4*[.A128]))"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5.46" calcext:value-type="float">
            <text:p>1495.46</text:p>
          </table:table-cell>
          <table:table-cell office:value-type="float" office:value="1549.99" calcext:value-type="float">
            <text:p>1549.99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1461.4" calcext:value-type="float">
            <text:p>1461.4</text:p>
          </table:table-cell>
          <table:table-cell office:value-type="float" office:value="1446.02" calcext:value-type="float">
            <text:p>1446.02</text:p>
          </table:table-cell>
          <table:table-cell office:value-type="float" office:value="1540.31" calcext:value-type="float">
            <text:p>1540.31</text:p>
          </table:table-cell>
          <table:table-cell table:formula="of:=COM.MICROSOFT.FLOOR.MATH(([.D129]+4*[.A129]-1)/(4*[.A129])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831.2" calcext:value-type="float">
            <text:p>70831.2</text:p>
          </table:table-cell>
          <table:table-cell office:value-type="float" office:value="64321.4" calcext:value-type="float">
            <text:p>64321.4</text:p>
          </table:table-cell>
          <table:table-cell office:value-type="float" office:value="41536.9" calcext:value-type="float">
            <text:p>41536.9</text:p>
          </table:table-cell>
          <table:table-cell office:value-type="float" office:value="29217.8" calcext:value-type="float">
            <text:p>29217.8</text:p>
          </table:table-cell>
          <table:table-cell office:value-type="float" office:value="25654.9" calcext:value-type="float">
            <text:p>25654.9</text:p>
          </table:table-cell>
          <table:table-cell office:value-type="float" office:value="19238.2" calcext:value-type="float">
            <text:p>19238.2</text:p>
          </table:table-cell>
          <table:table-cell table:formula="of:=COM.MICROSOFT.FLOOR.MATH(([.D130]+4*[.A130]-1)/(4*[.A130]))"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572" calcext:value-type="float">
            <text:p>102572</text:p>
          </table:table-cell>
          <table:table-cell office:value-type="float" office:value="111773" calcext:value-type="float">
            <text:p>111773</text:p>
          </table:table-cell>
          <table:table-cell office:value-type="float" office:value="80503.4" calcext:value-type="float">
            <text:p>80503.4</text:p>
          </table:table-cell>
          <table:table-cell office:value-type="float" office:value="71896.1" calcext:value-type="float">
            <text:p>71896.1</text:p>
          </table:table-cell>
          <table:table-cell office:value-type="float" office:value="60368.2" calcext:value-type="float">
            <text:p>60368.2</text:p>
          </table:table-cell>
          <table:table-cell office:value-type="float" office:value="49087.7" calcext:value-type="float">
            <text:p>49087.7</text:p>
          </table:table-cell>
          <table:table-cell table:formula="of:=COM.MICROSOFT.FLOOR.MATH(([.D131]+4*[.A131]-1)/(4*[.A131]))"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44.32" calcext:value-type="float">
            <text:p>1844.32</text:p>
          </table:table-cell>
          <table:table-cell office:value-type="float" office:value="1848.17" calcext:value-type="float">
            <text:p>1848.17</text:p>
          </table:table-cell>
          <table:table-cell office:value-type="float" office:value="1740.98" calcext:value-type="float">
            <text:p>1740.98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1844.81" calcext:value-type="float">
            <text:p>1844.81</text:p>
          </table:table-cell>
          <table:table-cell office:value-type="float" office:value="1477.95" calcext:value-type="float">
            <text:p>1477.95</text:p>
          </table:table-cell>
          <table:table-cell table:formula="of:=COM.MICROSOFT.FLOOR.MATH(([.D132]+4*[.A132]-1)/(4*[.A132]))"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81.84" calcext:value-type="float">
            <text:p>2181.84</text:p>
          </table:table-cell>
          <table:table-cell office:value-type="float" office:value="2124.73" calcext:value-type="float">
            <text:p>2124.73</text:p>
          </table:table-cell>
          <table:table-cell office:value-type="float" office:value="2392.27" calcext:value-type="float">
            <text:p>2392.27</text:p>
          </table:table-cell>
          <table:table-cell office:value-type="float" office:value="1544.13" calcext:value-type="float">
            <text:p>1544.13</text:p>
          </table:table-cell>
          <table:table-cell office:value-type="float" office:value="3739.16" calcext:value-type="float">
            <text:p>3739.16</text:p>
          </table:table-cell>
          <table:table-cell office:value-type="float" office:value="2041.99" calcext:value-type="float">
            <text:p>2041.99</text:p>
          </table:table-cell>
          <table:table-cell table:formula="of:=COM.MICROSOFT.FLOOR.MATH(([.D133]+4*[.A133]-1)/(4*[.A133]))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0.62" calcext:value-type="float">
            <text:p>2350.62</text:p>
          </table:table-cell>
          <table:table-cell office:value-type="float" office:value="2228.16" calcext:value-type="float">
            <text:p>2228.16</text:p>
          </table:table-cell>
          <table:table-cell office:value-type="float" office:value="2358.68" calcext:value-type="float">
            <text:p>2358.68</text:p>
          </table:table-cell>
          <table:table-cell office:value-type="float" office:value="2307.77" calcext:value-type="float">
            <text:p>2307.77</text:p>
          </table:table-cell>
          <table:table-cell office:value-type="float" office:value="2292.7" calcext:value-type="float">
            <text:p>2292.7</text:p>
          </table:table-cell>
          <table:table-cell office:value-type="float" office:value="2240.1" calcext:value-type="float">
            <text:p>2240.1</text:p>
          </table:table-cell>
          <table:table-cell table:formula="of:=COM.MICROSOFT.FLOOR.MATH(([.D134]+4*[.A134]-1)/(4*[.A134]))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73.6" calcext:value-type="float">
            <text:p>18073.6</text:p>
          </table:table-cell>
          <table:table-cell office:value-type="float" office:value="18279.2" calcext:value-type="float">
            <text:p>18279.2</text:p>
          </table:table-cell>
          <table:table-cell office:value-type="float" office:value="17860.2" calcext:value-type="float">
            <text:p>17860.2</text:p>
          </table:table-cell>
          <table:table-cell office:value-type="float" office:value="17954.9" calcext:value-type="float">
            <text:p>17954.9</text:p>
          </table:table-cell>
          <table:table-cell office:value-type="float" office:value="14773.2" calcext:value-type="float">
            <text:p>14773.2</text:p>
          </table:table-cell>
          <table:table-cell office:value-type="float" office:value="15595" calcext:value-type="float">
            <text:p>15595</text:p>
          </table:table-cell>
          <table:table-cell table:formula="of:=COM.MICROSOFT.FLOOR.MATH(([.D135]+4*[.A135]-1)/(4*[.A135]))"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1.89" calcext:value-type="float">
            <text:p>1881.89</text:p>
          </table:table-cell>
          <table:table-cell office:value-type="float" office:value="1517.91" calcext:value-type="float">
            <text:p>1517.91</text:p>
          </table:table-cell>
          <table:table-cell office:value-type="float" office:value="1243.2" calcext:value-type="float">
            <text:p>1243.2</text:p>
          </table:table-cell>
          <table:table-cell office:value-type="float" office:value="1163.38" calcext:value-type="float">
            <text:p>1163.38</text:p>
          </table:table-cell>
          <table:table-cell office:value-type="float" office:value="952.741" calcext:value-type="float">
            <text:p>952.741</text:p>
          </table:table-cell>
          <table:table-cell office:value-type="float" office:value="805.333" calcext:value-type="float">
            <text:p>805.333</text:p>
          </table:table-cell>
          <table:table-cell table:formula="of:=COM.MICROSOFT.FLOOR.MATH(([.D136]+4*[.A136]-1)/(4*[.A136]))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20.4" calcext:value-type="float">
            <text:p>27420.4</text:p>
          </table:table-cell>
          <table:table-cell office:value-type="float" office:value="27193.3" calcext:value-type="float">
            <text:p>27193.3</text:p>
          </table:table-cell>
          <table:table-cell office:value-type="float" office:value="27202" calcext:value-type="float">
            <text:p>27202</text:p>
          </table:table-cell>
          <table:table-cell office:value-type="float" office:value="27378.8" calcext:value-type="float">
            <text:p>27378.8</text:p>
          </table:table-cell>
          <table:table-cell office:value-type="float" office:value="27109.4" calcext:value-type="float">
            <text:p>27109.4</text:p>
          </table:table-cell>
          <table:table-cell office:value-type="float" office:value="27337.6" calcext:value-type="float">
            <text:p>27337.6</text:p>
          </table:table-cell>
          <table:table-cell table:formula="of:=COM.MICROSOFT.FLOOR.MATH(([.D137]+4*[.A137]-1)/(4*[.A137]))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335.4" calcext:value-type="float">
            <text:p>84335.4</text:p>
          </table:table-cell>
          <table:table-cell office:value-type="float" office:value="72916" calcext:value-type="float">
            <text:p>72916</text:p>
          </table:table-cell>
          <table:table-cell office:value-type="float" office:value="69564.5" calcext:value-type="float">
            <text:p>69564.5</text:p>
          </table:table-cell>
          <table:table-cell office:value-type="float" office:value="47576.7" calcext:value-type="float">
            <text:p>47576.7</text:p>
          </table:table-cell>
          <table:table-cell office:value-type="float" office:value="35222.1" calcext:value-type="float">
            <text:p>35222.1</text:p>
          </table:table-cell>
          <table:table-cell office:value-type="float" office:value="30727.4" calcext:value-type="float">
            <text:p>30727.4</text:p>
          </table:table-cell>
          <table:table-cell table:formula="of:=COM.MICROSOFT.FLOOR.MATH(([.D138]+4*[.A138]-1)/(4*[.A138]))"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785.5" calcext:value-type="float">
            <text:p>52785.5</text:p>
          </table:table-cell>
          <table:table-cell office:value-type="float" office:value="54776.1" calcext:value-type="float">
            <text:p>54776.1</text:p>
          </table:table-cell>
          <table:table-cell office:value-type="float" office:value="42045.8" calcext:value-type="float">
            <text:p>42045.8</text:p>
          </table:table-cell>
          <table:table-cell office:value-type="float" office:value="29600.9" calcext:value-type="float">
            <text:p>29600.9</text:p>
          </table:table-cell>
          <table:table-cell office:value-type="float" office:value="26195.7" calcext:value-type="float">
            <text:p>26195.7</text:p>
          </table:table-cell>
          <table:table-cell office:value-type="float" office:value="25850.5" calcext:value-type="float">
            <text:p>25850.5</text:p>
          </table:table-cell>
          <table:table-cell table:formula="of:=COM.MICROSOFT.FLOOR.MATH(([.D139]+4*[.A139]-1)/(4*[.A139]))"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5.84" calcext:value-type="float">
            <text:p>1565.84</text:p>
          </table:table-cell>
          <table:table-cell office:value-type="float" office:value="1891.35" calcext:value-type="float">
            <text:p>1891.35</text:p>
          </table:table-cell>
          <table:table-cell office:value-type="float" office:value="2296.15" calcext:value-type="float">
            <text:p>2296.15</text:p>
          </table:table-cell>
          <table:table-cell office:value-type="float" office:value="1892.64" calcext:value-type="float">
            <text:p>1892.64</text:p>
          </table:table-cell>
          <table:table-cell office:value-type="float" office:value="1687.6" calcext:value-type="float">
            <text:p>1687.6</text:p>
          </table:table-cell>
          <table:table-cell office:value-type="float" office:value="1573.54" calcext:value-type="float">
            <text:p>1573.54</text:p>
          </table:table-cell>
          <table:table-cell table:formula="of:=COM.MICROSOFT.FLOOR.MATH(([.D140]+4*[.A140]-1)/(4*[.A140]))"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66.31" calcext:value-type="float">
            <text:p>3066.31</text:p>
          </table:table-cell>
          <table:table-cell office:value-type="float" office:value="3291.73" calcext:value-type="float">
            <text:p>3291.73</text:p>
          </table:table-cell>
          <table:table-cell office:value-type="float" office:value="3617.19" calcext:value-type="float">
            <text:p>3617.19</text:p>
          </table:table-cell>
          <table:table-cell office:value-type="float" office:value="3445.09" calcext:value-type="float">
            <text:p>3445.09</text:p>
          </table:table-cell>
          <table:table-cell office:value-type="float" office:value="3452.53" calcext:value-type="float">
            <text:p>3452.53</text:p>
          </table:table-cell>
          <table:table-cell office:value-type="float" office:value="3347.29" calcext:value-type="float">
            <text:p>3347.29</text:p>
          </table:table-cell>
          <table:table-cell table:formula="of:=COM.MICROSOFT.FLOOR.MATH(([.D141]+4*[.A141]-1)/(4*[.A141]))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1.32" calcext:value-type="float">
            <text:p>1811.32</text:p>
          </table:table-cell>
          <table:table-cell office:value-type="float" office:value="2206.33" calcext:value-type="float">
            <text:p>2206.33</text:p>
          </table:table-cell>
          <table:table-cell office:value-type="float" office:value="2378.17" calcext:value-type="float">
            <text:p>2378.17</text:p>
          </table:table-cell>
          <table:table-cell office:value-type="float" office:value="2670.89" calcext:value-type="float">
            <text:p>2670.89</text:p>
          </table:table-cell>
          <table:table-cell office:value-type="float" office:value="2262.91" calcext:value-type="float">
            <text:p>2262.91</text:p>
          </table:table-cell>
          <table:table-cell office:value-type="float" office:value="2456.36" calcext:value-type="float">
            <text:p>2456.36</text:p>
          </table:table-cell>
          <table:table-cell table:formula="of:=COM.MICROSOFT.FLOOR.MATH(([.D142]+4*[.A142]-1)/(4*[.A142])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237" calcext:value-type="float">
            <text:p>132237</text:p>
          </table:table-cell>
          <table:table-cell office:value-type="float" office:value="117781" calcext:value-type="float">
            <text:p>117781</text:p>
          </table:table-cell>
          <table:table-cell office:value-type="float" office:value="93577.1" calcext:value-type="float">
            <text:p>93577.1</text:p>
          </table:table-cell>
          <table:table-cell office:value-type="float" office:value="80452.8" calcext:value-type="float">
            <text:p>80452.8</text:p>
          </table:table-cell>
          <table:table-cell office:value-type="float" office:value="62043" calcext:value-type="float">
            <text:p>62043</text:p>
          </table:table-cell>
          <table:table-cell office:value-type="float" office:value="50069.8" calcext:value-type="float">
            <text:p>50069.8</text:p>
          </table:table-cell>
          <table:table-cell table:formula="of:=COM.MICROSOFT.FLOOR.MATH(([.D143]+4*[.A143]-1)/(4*[.A143]))"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8.97" calcext:value-type="float">
            <text:p>948.97</text:p>
          </table:table-cell>
          <table:table-cell office:value-type="float" office:value="1156.64" calcext:value-type="float">
            <text:p>1156.64</text:p>
          </table:table-cell>
          <table:table-cell office:value-type="float" office:value="903.139" calcext:value-type="float">
            <text:p>903.139</text:p>
          </table:table-cell>
          <table:table-cell office:value-type="float" office:value="650.833" calcext:value-type="float">
            <text:p>650.833</text:p>
          </table:table-cell>
          <table:table-cell office:value-type="float" office:value="621.66" calcext:value-type="float">
            <text:p>621.66</text:p>
          </table:table-cell>
          <table:table-cell office:value-type="float" office:value="620.782" calcext:value-type="float">
            <text:p>620.782</text:p>
          </table:table-cell>
          <table:table-cell table:formula="of:=COM.MICROSOFT.FLOOR.MATH(([.D144]+4*[.A144]-1)/(4*[.A144]))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637" calcext:value-type="float">
            <text:p>41637</text:p>
          </table:table-cell>
          <table:table-cell office:value-type="float" office:value="42111.4" calcext:value-type="float">
            <text:p>42111.4</text:p>
          </table:table-cell>
          <table:table-cell office:value-type="float" office:value="41947.3" calcext:value-type="float">
            <text:p>41947.3</text:p>
          </table:table-cell>
          <table:table-cell office:value-type="float" office:value="28556.7" calcext:value-type="float">
            <text:p>28556.7</text:p>
          </table:table-cell>
          <table:table-cell office:value-type="float" office:value="21289.6" calcext:value-type="float">
            <text:p>21289.6</text:p>
          </table:table-cell>
          <table:table-cell office:value-type="float" office:value="23191.6" calcext:value-type="float">
            <text:p>23191.6</text:p>
          </table:table-cell>
          <table:table-cell table:formula="of:=COM.MICROSOFT.FLOOR.MATH(([.D145]+4*[.A145]-1)/(4*[.A145]))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9.29" calcext:value-type="float">
            <text:p>1669.29</text:p>
          </table:table-cell>
          <table:table-cell office:value-type="float" office:value="1995.88" calcext:value-type="float">
            <text:p>1995.88</text:p>
          </table:table-cell>
          <table:table-cell office:value-type="float" office:value="2759.62" calcext:value-type="float">
            <text:p>2759.62</text:p>
          </table:table-cell>
          <table:table-cell office:value-type="float" office:value="2051" calcext:value-type="float">
            <text:p>2051</text:p>
          </table:table-cell>
          <table:table-cell office:value-type="float" office:value="1703.6" calcext:value-type="float">
            <text:p>1703.6</text:p>
          </table:table-cell>
          <table:table-cell office:value-type="float" office:value="1574.04" calcext:value-type="float">
            <text:p>1574.04</text:p>
          </table:table-cell>
          <table:table-cell table:formula="of:=COM.MICROSOFT.FLOOR.MATH(([.D146]+4*[.A146]-1)/(4*[.A146]))"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8.94" calcext:value-type="float">
            <text:p>1798.94</text:p>
          </table:table-cell>
          <table:table-cell office:value-type="float" office:value="1784.92" calcext:value-type="float">
            <text:p>1784.92</text:p>
          </table:table-cell>
          <table:table-cell office:value-type="float" office:value="1845.86" calcext:value-type="float">
            <text:p>1845.86</text:p>
          </table:table-cell>
          <table:table-cell office:value-type="float" office:value="1785.54" calcext:value-type="float">
            <text:p>1785.54</text:p>
          </table:table-cell>
          <table:table-cell office:value-type="float" office:value="1925.11" calcext:value-type="float">
            <text:p>1925.11</text:p>
          </table:table-cell>
          <table:table-cell office:value-type="float" office:value="1722.86" calcext:value-type="float">
            <text:p>1722.86</text:p>
          </table:table-cell>
          <table:table-cell table:formula="of:=COM.MICROSOFT.FLOOR.MATH(([.D147]+4*[.A147]-1)/(4*[.A147]))"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036.4" calcext:value-type="float">
            <text:p>44036.4</text:p>
          </table:table-cell>
          <table:table-cell office:value-type="float" office:value="44649.9" calcext:value-type="float">
            <text:p>44649.9</text:p>
          </table:table-cell>
          <table:table-cell office:value-type="float" office:value="38783.6" calcext:value-type="float">
            <text:p>38783.6</text:p>
          </table:table-cell>
          <table:table-cell office:value-type="float" office:value="36521.7" calcext:value-type="float">
            <text:p>36521.7</text:p>
          </table:table-cell>
          <table:table-cell office:value-type="float" office:value="35485.5" calcext:value-type="float">
            <text:p>35485.5</text:p>
          </table:table-cell>
          <table:table-cell office:value-type="float" office:value="28908" calcext:value-type="float">
            <text:p>28908</text:p>
          </table:table-cell>
          <table:table-cell table:formula="of:=COM.MICROSOFT.FLOOR.MATH(([.D148]+4*[.A148]-1)/(4*[.A148]))"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771" calcext:value-type="float">
            <text:p>26771</text:p>
          </table:table-cell>
          <table:table-cell office:value-type="float" office:value="26473.9" calcext:value-type="float">
            <text:p>26473.9</text:p>
          </table:table-cell>
          <table:table-cell office:value-type="float" office:value="26560.7" calcext:value-type="float">
            <text:p>26560.7</text:p>
          </table:table-cell>
          <table:table-cell office:value-type="float" office:value="26357.2" calcext:value-type="float">
            <text:p>26357.2</text:p>
          </table:table-cell>
          <table:table-cell office:value-type="float" office:value="23880" calcext:value-type="float">
            <text:p>23880</text:p>
          </table:table-cell>
          <table:table-cell office:value-type="float" office:value="27442.1" calcext:value-type="float">
            <text:p>27442.1</text:p>
          </table:table-cell>
          <table:table-cell table:formula="of:=COM.MICROSOFT.FLOOR.MATH(([.D149]+4*[.A149]-1)/(4*[.A149]))"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22.53" calcext:value-type="float">
            <text:p>2922.53</text:p>
          </table:table-cell>
          <table:table-cell office:value-type="float" office:value="3139.93" calcext:value-type="float">
            <text:p>3139.93</text:p>
          </table:table-cell>
          <table:table-cell office:value-type="float" office:value="3517.17" calcext:value-type="float">
            <text:p>3517.17</text:p>
          </table:table-cell>
          <table:table-cell office:value-type="float" office:value="3135.94" calcext:value-type="float">
            <text:p>3135.94</text:p>
          </table:table-cell>
          <table:table-cell office:value-type="float" office:value="3013.13" calcext:value-type="float">
            <text:p>3013.13</text:p>
          </table:table-cell>
          <table:table-cell office:value-type="float" office:value="3000.89" calcext:value-type="float">
            <text:p>3000.89</text:p>
          </table:table-cell>
          <table:table-cell table:formula="of:=COM.MICROSOFT.FLOOR.MATH(([.D150]+4*[.A150]-1)/(4*[.A150]))"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225.4" calcext:value-type="float">
            <text:p>91225.4</text:p>
          </table:table-cell>
          <table:table-cell office:value-type="float" office:value="91295.3" calcext:value-type="float">
            <text:p>91295.3</text:p>
          </table:table-cell>
          <table:table-cell office:value-type="float" office:value="91213.4" calcext:value-type="float">
            <text:p>91213.4</text:p>
          </table:table-cell>
          <table:table-cell office:value-type="float" office:value="83310.5" calcext:value-type="float">
            <text:p>83310.5</text:p>
          </table:table-cell>
          <table:table-cell office:value-type="float" office:value="82978.8" calcext:value-type="float">
            <text:p>82978.8</text:p>
          </table:table-cell>
          <table:table-cell office:value-type="float" office:value="95366.2" calcext:value-type="float">
            <text:p>95366.2</text:p>
          </table:table-cell>
          <table:table-cell table:formula="of:=COM.MICROSOFT.FLOOR.MATH(([.D151]+4*[.A151]-1)/(4*[.A151]))"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5.03" calcext:value-type="float">
            <text:p>1095.03</text:p>
          </table:table-cell>
          <table:table-cell office:value-type="float" office:value="1143.1" calcext:value-type="float">
            <text:p>1143.1</text:p>
          </table:table-cell>
          <table:table-cell office:value-type="float" office:value="1329.79" calcext:value-type="float">
            <text:p>1329.79</text:p>
          </table:table-cell>
          <table:table-cell office:value-type="float" office:value="1275.48" calcext:value-type="float">
            <text:p>1275.48</text:p>
          </table:table-cell>
          <table:table-cell office:value-type="float" office:value="1412" calcext:value-type="float">
            <text:p>1412</text:p>
          </table:table-cell>
          <table:table-cell office:value-type="float" office:value="1327.14" calcext:value-type="float">
            <text:p>1327.14</text:p>
          </table:table-cell>
          <table:table-cell table:formula="of:=COM.MICROSOFT.FLOOR.MATH(([.D152]+4*[.A152]-1)/(4*[.A152]))"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43.59" calcext:value-type="float">
            <text:p>2443.59</text:p>
          </table:table-cell>
          <table:table-cell office:value-type="float" office:value="2380.3" calcext:value-type="float">
            <text:p>2380.3</text:p>
          </table:table-cell>
          <table:table-cell office:value-type="float" office:value="2272.14" calcext:value-type="float">
            <text:p>2272.14</text:p>
          </table:table-cell>
          <table:table-cell office:value-type="float" office:value="2108.76" calcext:value-type="float">
            <text:p>2108.76</text:p>
          </table:table-cell>
          <table:table-cell office:value-type="float" office:value="1598.18" calcext:value-type="float">
            <text:p>1598.18</text:p>
          </table:table-cell>
          <table:table-cell office:value-type="float" office:value="2290.85" calcext:value-type="float">
            <text:p>2290.85</text:p>
          </table:table-cell>
          <table:table-cell table:formula="of:=COM.MICROSOFT.FLOOR.MATH(([.D153]+4*[.A153]-1)/(4*[.A153]))"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67.89" calcext:value-type="float">
            <text:p>2367.89</text:p>
          </table:table-cell>
          <table:table-cell office:value-type="float" office:value="2326.69" calcext:value-type="float">
            <text:p>2326.69</text:p>
          </table:table-cell>
          <table:table-cell office:value-type="float" office:value="2368.41" calcext:value-type="float">
            <text:p>2368.41</text:p>
          </table:table-cell>
          <table:table-cell office:value-type="float" office:value="2349.01" calcext:value-type="float">
            <text:p>2349.01</text:p>
          </table:table-cell>
          <table:table-cell office:value-type="float" office:value="2346.17" calcext:value-type="float">
            <text:p>2346.17</text:p>
          </table:table-cell>
          <table:table-cell office:value-type="float" office:value="2358.74" calcext:value-type="float">
            <text:p>2358.74</text:p>
          </table:table-cell>
          <table:table-cell table:formula="of:=COM.MICROSOFT.FLOOR.MATH(([.D154]+4*[.A154]-1)/(4*[.A154])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83.44" calcext:value-type="float">
            <text:p>2283.44</text:p>
          </table:table-cell>
          <table:table-cell office:value-type="float" office:value="2274.02" calcext:value-type="float">
            <text:p>2274.02</text:p>
          </table:table-cell>
          <table:table-cell office:value-type="float" office:value="2278.22" calcext:value-type="float">
            <text:p>2278.22</text:p>
          </table:table-cell>
          <table:table-cell office:value-type="float" office:value="2381.24" calcext:value-type="float">
            <text:p>2381.24</text:p>
          </table:table-cell>
          <table:table-cell office:value-type="float" office:value="2302.97" calcext:value-type="float">
            <text:p>2302.97</text:p>
          </table:table-cell>
          <table:table-cell office:value-type="float" office:value="2010.26" calcext:value-type="float">
            <text:p>2010.26</text:p>
          </table:table-cell>
          <table:table-cell table:formula="of:=COM.MICROSOFT.FLOOR.MATH(([.D155]+4*[.A155]-1)/(4*[.A155]))"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42.79" calcext:value-type="float">
            <text:p>4742.79</text:p>
          </table:table-cell>
          <table:table-cell office:value-type="float" office:value="4636.12" calcext:value-type="float">
            <text:p>4636.12</text:p>
          </table:table-cell>
          <table:table-cell office:value-type="float" office:value="4724.33" calcext:value-type="float">
            <text:p>4724.33</text:p>
          </table:table-cell>
          <table:table-cell office:value-type="float" office:value="4822.31" calcext:value-type="float">
            <text:p>4822.31</text:p>
          </table:table-cell>
          <table:table-cell office:value-type="float" office:value="4696.85" calcext:value-type="float">
            <text:p>4696.85</text:p>
          </table:table-cell>
          <table:table-cell office:value-type="float" office:value="4542.81" calcext:value-type="float">
            <text:p>4542.81</text:p>
          </table:table-cell>
          <table:table-cell table:formula="of:=COM.MICROSOFT.FLOOR.MATH(([.D156]+4*[.A156]-1)/(4*[.A156]))"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7.14" calcext:value-type="float">
            <text:p>2007.14</text:p>
          </table:table-cell>
          <table:table-cell office:value-type="float" office:value="2285.6" calcext:value-type="float">
            <text:p>2285.6</text:p>
          </table:table-cell>
          <table:table-cell office:value-type="float" office:value="2447" calcext:value-type="float">
            <text:p>2447</text:p>
          </table:table-cell>
          <table:table-cell office:value-type="float" office:value="2294.24" calcext:value-type="float">
            <text:p>2294.24</text:p>
          </table:table-cell>
          <table:table-cell office:value-type="float" office:value="2049.19" calcext:value-type="float">
            <text:p>2049.19</text:p>
          </table:table-cell>
          <table:table-cell office:value-type="float" office:value="2185.22" calcext:value-type="float">
            <text:p>2185.22</text:p>
          </table:table-cell>
          <table:table-cell table:formula="of:=COM.MICROSOFT.FLOOR.MATH(([.D157]+4*[.A157]-1)/(4*[.A157]))"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177.4" calcext:value-type="float">
            <text:p>85177.4</text:p>
          </table:table-cell>
          <table:table-cell office:value-type="float" office:value="51503" calcext:value-type="float">
            <text:p>51503</text:p>
          </table:table-cell>
          <table:table-cell office:value-type="float" office:value="34462.6" calcext:value-type="float">
            <text:p>34462.6</text:p>
          </table:table-cell>
          <table:table-cell office:value-type="float" office:value="32663" calcext:value-type="float">
            <text:p>32663</text:p>
          </table:table-cell>
          <table:table-cell office:value-type="float" office:value="25641" calcext:value-type="float">
            <text:p>25641</text:p>
          </table:table-cell>
          <table:table-cell office:value-type="float" office:value="20804.5" calcext:value-type="float">
            <text:p>20804.5</text:p>
          </table:table-cell>
          <table:table-cell table:formula="of:=COM.MICROSOFT.FLOOR.MATH(([.D158]+4*[.A158]-1)/(4*[.A158]))"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94.25" calcext:value-type="float">
            <text:p>2194.25</text:p>
          </table:table-cell>
          <table:table-cell office:value-type="float" office:value="2279.25" calcext:value-type="float">
            <text:p>2279.25</text:p>
          </table:table-cell>
          <table:table-cell office:value-type="float" office:value="1871.22" calcext:value-type="float">
            <text:p>1871.22</text:p>
          </table:table-cell>
          <table:table-cell office:value-type="float" office:value="1804.64" calcext:value-type="float">
            <text:p>1804.64</text:p>
          </table:table-cell>
          <table:table-cell office:value-type="float" office:value="1546.97" calcext:value-type="float">
            <text:p>1546.97</text:p>
          </table:table-cell>
          <table:table-cell office:value-type="float" office:value="1298.02" calcext:value-type="float">
            <text:p>1298.02</text:p>
          </table:table-cell>
          <table:table-cell table:formula="of:=COM.MICROSOFT.FLOOR.MATH(([.D159]+4*[.A159]-1)/(4*[.A159]))"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2.758" calcext:value-type="float">
            <text:p>542.758</text:p>
          </table:table-cell>
          <table:table-cell office:value-type="float" office:value="547.663" calcext:value-type="float">
            <text:p>547.663</text:p>
          </table:table-cell>
          <table:table-cell office:value-type="float" office:value="535.639" calcext:value-type="float">
            <text:p>535.639</text:p>
          </table:table-cell>
          <table:table-cell office:value-type="float" office:value="528.758" calcext:value-type="float">
            <text:p>528.758</text:p>
          </table:table-cell>
          <table:table-cell office:value-type="float" office:value="545.112" calcext:value-type="float">
            <text:p>545.112</text:p>
          </table:table-cell>
          <table:table-cell office:value-type="float" office:value="535.781" calcext:value-type="float">
            <text:p>535.781</text:p>
          </table:table-cell>
          <table:table-cell table:formula="of:=COM.MICROSOFT.FLOOR.MATH(([.D160]+4*[.A160]-1)/(4*[.A160]))"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5.89" calcext:value-type="float">
            <text:p>2455.89</text:p>
          </table:table-cell>
          <table:table-cell office:value-type="float" office:value="2602.4" calcext:value-type="float">
            <text:p>2602.4</text:p>
          </table:table-cell>
          <table:table-cell office:value-type="float" office:value="2036.25" calcext:value-type="float">
            <text:p>2036.25</text:p>
          </table:table-cell>
          <table:table-cell office:value-type="float" office:value="3240.26" calcext:value-type="float">
            <text:p>3240.26</text:p>
          </table:table-cell>
          <table:table-cell office:value-type="float" office:value="2188.63" calcext:value-type="float">
            <text:p>2188.63</text:p>
          </table:table-cell>
          <table:table-cell office:value-type="float" office:value="1817.78" calcext:value-type="float">
            <text:p>1817.78</text:p>
          </table:table-cell>
          <table:table-cell table:formula="of:=COM.MICROSOFT.FLOOR.MATH(([.D161]+4*[.A161]-1)/(4*[.A161]))"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7.86" calcext:value-type="float">
            <text:p>2807.86</text:p>
          </table:table-cell>
          <table:table-cell office:value-type="float" office:value="2919.87" calcext:value-type="float">
            <text:p>2919.87</text:p>
          </table:table-cell>
          <table:table-cell office:value-type="float" office:value="3248.6" calcext:value-type="float">
            <text:p>3248.6</text:p>
          </table:table-cell>
          <table:table-cell office:value-type="float" office:value="2416.17" calcext:value-type="float">
            <text:p>2416.17</text:p>
          </table:table-cell>
          <table:table-cell office:value-type="float" office:value="3494.85" calcext:value-type="float">
            <text:p>3494.85</text:p>
          </table:table-cell>
          <table:table-cell office:value-type="float" office:value="2629.52" calcext:value-type="float">
            <text:p>2629.52</text:p>
          </table:table-cell>
          <table:table-cell table:formula="of:=COM.MICROSOFT.FLOOR.MATH(([.D162]+4*[.A162]-1)/(4*[.A162]))"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170.7" calcext:value-type="float">
            <text:p>44170.7</text:p>
          </table:table-cell>
          <table:table-cell office:value-type="float" office:value="44363.9" calcext:value-type="float">
            <text:p>44363.9</text:p>
          </table:table-cell>
          <table:table-cell office:value-type="float" office:value="38553.2" calcext:value-type="float">
            <text:p>38553.2</text:p>
          </table:table-cell>
          <table:table-cell office:value-type="float" office:value="34618.5" calcext:value-type="float">
            <text:p>34618.5</text:p>
          </table:table-cell>
          <table:table-cell office:value-type="float" office:value="35602.8" calcext:value-type="float">
            <text:p>35602.8</text:p>
          </table:table-cell>
          <table:table-cell office:value-type="float" office:value="28552.2" calcext:value-type="float">
            <text:p>28552.2</text:p>
          </table:table-cell>
          <table:table-cell table:formula="of:=COM.MICROSOFT.FLOOR.MATH(([.D163]+4*[.A163]-1)/(4*[.A163]))"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984.1" calcext:value-type="float">
            <text:p>72984.1</text:p>
          </table:table-cell>
          <table:table-cell office:value-type="float" office:value="72641.4" calcext:value-type="float">
            <text:p>72641.4</text:p>
          </table:table-cell>
          <table:table-cell office:value-type="float" office:value="72896.8" calcext:value-type="float">
            <text:p>72896.8</text:p>
          </table:table-cell>
          <table:table-cell office:value-type="float" office:value="72682.2" calcext:value-type="float">
            <text:p>72682.2</text:p>
          </table:table-cell>
          <table:table-cell office:value-type="float" office:value="72709.4" calcext:value-type="float">
            <text:p>72709.4</text:p>
          </table:table-cell>
          <table:table-cell office:value-type="float" office:value="72947.3" calcext:value-type="float">
            <text:p>72947.3</text:p>
          </table:table-cell>
          <table:table-cell table:formula="of:=COM.MICROSOFT.FLOOR.MATH(([.D164]+4*[.A164]-1)/(4*[.A164]))"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3363.89" calcext:value-type="float">
            <text:p>3363.89</text:p>
          </table:table-cell>
          <table:table-cell office:value-type="float" office:value="3927.95" calcext:value-type="float">
            <text:p>3927.95</text:p>
          </table:table-cell>
          <table:table-cell office:value-type="float" office:value="2351.86" calcext:value-type="float">
            <text:p>2351.86</text:p>
          </table:table-cell>
          <table:table-cell office:value-type="float" office:value="4741.19" calcext:value-type="float">
            <text:p>4741.19</text:p>
          </table:table-cell>
          <table:table-cell office:value-type="float" office:value="3039.64" calcext:value-type="float">
            <text:p>3039.64</text:p>
          </table:table-cell>
          <table:table-cell table:formula="of:=COM.MICROSOFT.FLOOR.MATH(([.D165]+4*[.A165]-1)/(4*[.A165]))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40.65" calcext:value-type="float">
            <text:p>2040.65</text:p>
          </table:table-cell>
          <table:table-cell office:value-type="float" office:value="1939.95" calcext:value-type="float">
            <text:p>1939.95</text:p>
          </table:table-cell>
          <table:table-cell office:value-type="float" office:value="2147.47" calcext:value-type="float">
            <text:p>2147.47</text:p>
          </table:table-cell>
          <table:table-cell office:value-type="float" office:value="1708.88" calcext:value-type="float">
            <text:p>1708.88</text:p>
          </table:table-cell>
          <table:table-cell office:value-type="float" office:value="2498.53" calcext:value-type="float">
            <text:p>2498.53</text:p>
          </table:table-cell>
          <table:table-cell office:value-type="float" office:value="1583.47" calcext:value-type="float">
            <text:p>1583.47</text:p>
          </table:table-cell>
          <table:table-cell table:formula="of:=COM.MICROSOFT.FLOOR.MATH(([.D166]+4*[.A166]-1)/(4*[.A166]))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16.23" calcext:value-type="float">
            <text:p>1216.23</text:p>
          </table:table-cell>
          <table:table-cell office:value-type="float" office:value="1232.27" calcext:value-type="float">
            <text:p>1232.27</text:p>
          </table:table-cell>
          <table:table-cell office:value-type="float" office:value="1260.54" calcext:value-type="float">
            <text:p>1260.54</text:p>
          </table:table-cell>
          <table:table-cell office:value-type="float" office:value="1205.85" calcext:value-type="float">
            <text:p>1205.85</text:p>
          </table:table-cell>
          <table:table-cell office:value-type="float" office:value="1177.94" calcext:value-type="float">
            <text:p>1177.94</text:p>
          </table:table-cell>
          <table:table-cell office:value-type="float" office:value="1127.07" calcext:value-type="float">
            <text:p>1127.07</text:p>
          </table:table-cell>
          <table:table-cell table:formula="of:=COM.MICROSOFT.FLOOR.MATH(([.D167]+4*[.A167]-1)/(4*[.A167]))"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4.64" calcext:value-type="float">
            <text:p>2414.64</text:p>
          </table:table-cell>
          <table:table-cell office:value-type="float" office:value="2651.47" calcext:value-type="float">
            <text:p>2651.47</text:p>
          </table:table-cell>
          <table:table-cell office:value-type="float" office:value="2060.26" calcext:value-type="float">
            <text:p>2060.26</text:p>
          </table:table-cell>
          <table:table-cell office:value-type="float" office:value="3546.44" calcext:value-type="float">
            <text:p>3546.44</text:p>
          </table:table-cell>
          <table:table-cell office:value-type="float" office:value="2364.59" calcext:value-type="float">
            <text:p>2364.59</text:p>
          </table:table-cell>
          <table:table-cell office:value-type="float" office:value="1888.95" calcext:value-type="float">
            <text:p>1888.95</text:p>
          </table:table-cell>
          <table:table-cell table:formula="of:=COM.MICROSOFT.FLOOR.MATH(([.D168]+4*[.A168]-1)/(4*[.A168]))"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599" calcext:value-type="float">
            <text:p>151599</text:p>
          </table:table-cell>
          <table:table-cell office:value-type="float" office:value="119208" calcext:value-type="float">
            <text:p>119208</text:p>
          </table:table-cell>
          <table:table-cell office:value-type="float" office:value="92075.2" calcext:value-type="float">
            <text:p>92075.2</text:p>
          </table:table-cell>
          <table:table-cell office:value-type="float" office:value="81818.9" calcext:value-type="float">
            <text:p>81818.9</text:p>
          </table:table-cell>
          <table:table-cell office:value-type="float" office:value="62648.9" calcext:value-type="float">
            <text:p>62648.9</text:p>
          </table:table-cell>
          <table:table-cell office:value-type="float" office:value="50166.9" calcext:value-type="float">
            <text:p>50166.9</text:p>
          </table:table-cell>
          <table:table-cell table:formula="of:=COM.MICROSOFT.FLOOR.MATH(([.D169]+4*[.A169]-1)/(4*[.A169]))"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4.81" calcext:value-type="float">
            <text:p>1124.81</text:p>
          </table:table-cell>
          <table:table-cell office:value-type="float" office:value="1118.44" calcext:value-type="float">
            <text:p>1118.44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1065.8" calcext:value-type="float">
            <text:p>1065.8</text:p>
          </table:table-cell>
          <table:table-cell office:value-type="float" office:value="1090.43" calcext:value-type="float">
            <text:p>1090.43</text:p>
          </table:table-cell>
          <table:table-cell office:value-type="float" office:value="1125.44" calcext:value-type="float">
            <text:p>1125.44</text:p>
          </table:table-cell>
          <table:table-cell table:formula="of:=COM.MICROSOFT.FLOOR.MATH(([.D170]+4*[.A170]-1)/(4*[.A170]))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700" calcext:value-type="float">
            <text:p>84700</text:p>
          </table:table-cell>
          <table:table-cell office:value-type="float" office:value="81402" calcext:value-type="float">
            <text:p>81402</text:p>
          </table:table-cell>
          <table:table-cell office:value-type="float" office:value="61837.2" calcext:value-type="float">
            <text:p>61837.2</text:p>
          </table:table-cell>
          <table:table-cell office:value-type="float" office:value="79530.8" calcext:value-type="float">
            <text:p>79530.8</text:p>
          </table:table-cell>
          <table:table-cell office:value-type="float" office:value="60889.6" calcext:value-type="float">
            <text:p>60889.6</text:p>
          </table:table-cell>
          <table:table-cell office:value-type="float" office:value="50158.5" calcext:value-type="float">
            <text:p>50158.5</text:p>
          </table:table-cell>
          <table:table-cell table:formula="of:=COM.MICROSOFT.FLOOR.MATH(([.D171]+4*[.A171]-1)/(4*[.A171]))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67.25" calcext:value-type="float">
            <text:p>2367.25</text:p>
          </table:table-cell>
          <table:table-cell office:value-type="float" office:value="2591.09" calcext:value-type="float">
            <text:p>2591.09</text:p>
          </table:table-cell>
          <table:table-cell office:value-type="float" office:value="2050.1" calcext:value-type="float">
            <text:p>2050.1</text:p>
          </table:table-cell>
          <table:table-cell office:value-type="float" office:value="3233.62" calcext:value-type="float">
            <text:p>3233.62</text:p>
          </table:table-cell>
          <table:table-cell office:value-type="float" office:value="2271.65" calcext:value-type="float">
            <text:p>2271.65</text:p>
          </table:table-cell>
          <table:table-cell office:value-type="float" office:value="1812.93" calcext:value-type="float">
            <text:p>1812.93</text:p>
          </table:table-cell>
          <table:table-cell table:formula="of:=COM.MICROSOFT.FLOOR.MATH(([.D172]+4*[.A172]-1)/(4*[.A172]))"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81.5" calcext:value-type="float">
            <text:p>52881.5</text:p>
          </table:table-cell>
          <table:table-cell office:value-type="float" office:value="51531" calcext:value-type="float">
            <text:p>51531</text:p>
          </table:table-cell>
          <table:table-cell office:value-type="float" office:value="53037.1" calcext:value-type="float">
            <text:p>53037.1</text:p>
          </table:table-cell>
          <table:table-cell office:value-type="float" office:value="51386.2" calcext:value-type="float">
            <text:p>51386.2</text:p>
          </table:table-cell>
          <table:table-cell office:value-type="float" office:value="51108.7" calcext:value-type="float">
            <text:p>51108.7</text:p>
          </table:table-cell>
          <table:table-cell office:value-type="float" office:value="51633" calcext:value-type="float">
            <text:p>51633</text:p>
          </table:table-cell>
          <table:table-cell table:formula="of:=COM.MICROSOFT.FLOOR.MATH(([.D173]+4*[.A173]-1)/(4*[.A173]))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32.16" calcext:value-type="float">
            <text:p>1732.16</text:p>
          </table:table-cell>
          <table:table-cell office:value-type="float" office:value="1733.34" calcext:value-type="float">
            <text:p>1733.34</text:p>
          </table:table-cell>
          <table:table-cell office:value-type="float" office:value="1441.08" calcext:value-type="float">
            <text:p>1441.08</text:p>
          </table:table-cell>
          <table:table-cell office:value-type="float" office:value="1194.34" calcext:value-type="float">
            <text:p>1194.34</text:p>
          </table:table-cell>
          <table:table-cell office:value-type="float" office:value="981.718" calcext:value-type="float">
            <text:p>981.718</text:p>
          </table:table-cell>
          <table:table-cell office:value-type="float" office:value="929.113" calcext:value-type="float">
            <text:p>929.113</text:p>
          </table:table-cell>
          <table:table-cell table:formula="of:=COM.MICROSOFT.FLOOR.MATH(([.D174]+4*[.A174]-1)/(4*[.A174]))"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22.73" calcext:value-type="float">
            <text:p>2322.73</text:p>
          </table:table-cell>
          <table:table-cell office:value-type="float" office:value="2424.58" calcext:value-type="float">
            <text:p>2424.58</text:p>
          </table:table-cell>
          <table:table-cell office:value-type="float" office:value="1784.86" calcext:value-type="float">
            <text:p>1784.86</text:p>
          </table:table-cell>
          <table:table-cell office:value-type="float" office:value="1726.41" calcext:value-type="float">
            <text:p>1726.41</text:p>
          </table:table-cell>
          <table:table-cell office:value-type="float" office:value="1540.31" calcext:value-type="float">
            <text:p>1540.31</text:p>
          </table:table-cell>
          <table:table-cell office:value-type="float" office:value="1294.94" calcext:value-type="float">
            <text:p>1294.94</text:p>
          </table:table-cell>
          <table:table-cell table:formula="of:=COM.MICROSOFT.FLOOR.MATH(([.D175]+4*[.A175]-1)/(4*[.A175]))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97.41" calcext:value-type="float">
            <text:p>1597.41</text:p>
          </table:table-cell>
          <table:table-cell office:value-type="float" office:value="1896.35" calcext:value-type="float">
            <text:p>1896.35</text:p>
          </table:table-cell>
          <table:table-cell office:value-type="float" office:value="2656.87" calcext:value-type="float">
            <text:p>2656.87</text:p>
          </table:table-cell>
          <table:table-cell office:value-type="float" office:value="1932.78" calcext:value-type="float">
            <text:p>1932.78</text:p>
          </table:table-cell>
          <table:table-cell office:value-type="float" office:value="1629.53" calcext:value-type="float">
            <text:p>1629.53</text:p>
          </table:table-cell>
          <table:table-cell office:value-type="float" office:value="1630.94" calcext:value-type="float">
            <text:p>1630.94</text:p>
          </table:table-cell>
          <table:table-cell table:formula="of:=COM.MICROSOFT.FLOOR.MATH(([.D176]+4*[.A176]-1)/(4*[.A176]))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05.7" calcext:value-type="float">
            <text:p>67505.7</text:p>
          </table:table-cell>
          <table:table-cell office:value-type="float" office:value="56146.3" calcext:value-type="float">
            <text:p>56146.3</text:p>
          </table:table-cell>
          <table:table-cell office:value-type="float" office:value="41156.8" calcext:value-type="float">
            <text:p>41156.8</text:p>
          </table:table-cell>
          <table:table-cell office:value-type="float" office:value="28948.5" calcext:value-type="float">
            <text:p>28948.5</text:p>
          </table:table-cell>
          <table:table-cell office:value-type="float" office:value="26166" calcext:value-type="float">
            <text:p>26166</text:p>
          </table:table-cell>
          <table:table-cell office:value-type="float" office:value="23106" calcext:value-type="float">
            <text:p>23106</text:p>
          </table:table-cell>
          <table:table-cell table:formula="of:=COM.MICROSOFT.FLOOR.MATH(([.D177]+4*[.A177]-1)/(4*[.A177]))"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50.16" calcext:value-type="float">
            <text:p>2750.16</text:p>
          </table:table-cell>
          <table:table-cell office:value-type="float" office:value="2709.94" calcext:value-type="float">
            <text:p>2709.94</text:p>
          </table:table-cell>
          <table:table-cell office:value-type="float" office:value="2803.51" calcext:value-type="float">
            <text:p>2803.51</text:p>
          </table:table-cell>
          <table:table-cell office:value-type="float" office:value="2064.6" calcext:value-type="float">
            <text:p>2064.6</text:p>
          </table:table-cell>
          <table:table-cell office:value-type="float" office:value="1731.17" calcext:value-type="float">
            <text:p>1731.17</text:p>
          </table:table-cell>
          <table:table-cell office:value-type="float" office:value="1642.97" calcext:value-type="float">
            <text:p>1642.97</text:p>
          </table:table-cell>
          <table:table-cell table:formula="of:=COM.MICROSOFT.FLOOR.MATH(([.D178]+4*[.A178]-1)/(4*[.A178]))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69.48" calcext:value-type="float">
            <text:p>3469.48</text:p>
          </table:table-cell>
          <table:table-cell office:value-type="float" office:value="3421.9" calcext:value-type="float">
            <text:p>3421.9</text:p>
          </table:table-cell>
          <table:table-cell office:value-type="float" office:value="3465.56" calcext:value-type="float">
            <text:p>3465.56</text:p>
          </table:table-cell>
          <table:table-cell office:value-type="float" office:value="3522.68" calcext:value-type="float">
            <text:p>3522.68</text:p>
          </table:table-cell>
          <table:table-cell office:value-type="float" office:value="3481.36" calcext:value-type="float">
            <text:p>3481.36</text:p>
          </table:table-cell>
          <table:table-cell office:value-type="float" office:value="2869.52" calcext:value-type="float">
            <text:p>2869.52</text:p>
          </table:table-cell>
          <table:table-cell table:formula="of:=COM.MICROSOFT.FLOOR.MATH(([.D179]+4*[.A179]-1)/(4*[.A179]))"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341" calcext:value-type="float">
            <text:p>153341</text:p>
          </table:table-cell>
          <table:table-cell office:value-type="float" office:value="151640" calcext:value-type="float">
            <text:p>151640</text:p>
          </table:table-cell>
          <table:table-cell office:value-type="float" office:value="154256" calcext:value-type="float">
            <text:p>154256</text:p>
          </table:table-cell>
          <table:table-cell office:value-type="float" office:value="150479" calcext:value-type="float">
            <text:p>150479</text:p>
          </table:table-cell>
          <table:table-cell office:value-type="float" office:value="137076" calcext:value-type="float">
            <text:p>137076</text:p>
          </table:table-cell>
          <table:table-cell office:value-type="float" office:value="141903" calcext:value-type="float">
            <text:p>141903</text:p>
          </table:table-cell>
          <table:table-cell table:formula="of:=COM.MICROSOFT.FLOOR.MATH(([.D180]+4*[.A180]-1)/(4*[.A180]))"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5.22" calcext:value-type="float">
            <text:p>1265.22</text:p>
          </table:table-cell>
          <table:table-cell office:value-type="float" office:value="1896.05" calcext:value-type="float">
            <text:p>1896.05</text:p>
          </table:table-cell>
          <table:table-cell office:value-type="float" office:value="2343.45" calcext:value-type="float">
            <text:p>2343.45</text:p>
          </table:table-cell>
          <table:table-cell office:value-type="float" office:value="1835.64" calcext:value-type="float">
            <text:p>1835.64</text:p>
          </table:table-cell>
          <table:table-cell office:value-type="float" office:value="1415.1" calcext:value-type="float">
            <text:p>1415.1</text:p>
          </table:table-cell>
          <table:table-cell office:value-type="float" office:value="1780.89" calcext:value-type="float">
            <text:p>1780.89</text:p>
          </table:table-cell>
          <table:table-cell table:formula="of:=COM.MICROSOFT.FLOOR.MATH(([.D181]+4*[.A181]-1)/(4*[.A181]))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729.4" calcext:value-type="float">
            <text:p>69729.4</text:p>
          </table:table-cell>
          <table:table-cell office:value-type="float" office:value="51735.2" calcext:value-type="float">
            <text:p>51735.2</text:p>
          </table:table-cell>
          <table:table-cell office:value-type="float" office:value="34903.8" calcext:value-type="float">
            <text:p>34903.8</text:p>
          </table:table-cell>
          <table:table-cell office:value-type="float" office:value="30216.9" calcext:value-type="float">
            <text:p>30216.9</text:p>
          </table:table-cell>
          <table:table-cell office:value-type="float" office:value="24446.9" calcext:value-type="float">
            <text:p>24446.9</text:p>
          </table:table-cell>
          <table:table-cell office:value-type="float" office:value="20653.6" calcext:value-type="float">
            <text:p>20653.6</text:p>
          </table:table-cell>
          <table:table-cell table:formula="of:=COM.MICROSOFT.FLOOR.MATH(([.D182]+4*[.A182]-1)/(4*[.A182]))"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234.7" calcext:value-type="float">
            <text:p>85234.7</text:p>
          </table:table-cell>
          <table:table-cell office:value-type="float" office:value="51682.6" calcext:value-type="float">
            <text:p>51682.6</text:p>
          </table:table-cell>
          <table:table-cell office:value-type="float" office:value="33009.4" calcext:value-type="float">
            <text:p>33009.4</text:p>
          </table:table-cell>
          <table:table-cell office:value-type="float" office:value="29459.3" calcext:value-type="float">
            <text:p>29459.3</text:p>
          </table:table-cell>
          <table:table-cell office:value-type="float" office:value="25346.6" calcext:value-type="float">
            <text:p>25346.6</text:p>
          </table:table-cell>
          <table:table-cell office:value-type="float" office:value="20595.5" calcext:value-type="float">
            <text:p>20595.5</text:p>
          </table:table-cell>
          <table:table-cell table:formula="of:=COM.MICROSOFT.FLOOR.MATH(([.D183]+4*[.A183]-1)/(4*[.A183]))"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325" calcext:value-type="float">
            <text:p>119325</text:p>
          </table:table-cell>
          <table:table-cell office:value-type="float" office:value="119237" calcext:value-type="float">
            <text:p>119237</text:p>
          </table:table-cell>
          <table:table-cell office:value-type="float" office:value="120267" calcext:value-type="float">
            <text:p>120267</text:p>
          </table:table-cell>
          <table:table-cell office:value-type="float" office:value="109222" calcext:value-type="float">
            <text:p>109222</text:p>
          </table:table-cell>
          <table:table-cell office:value-type="float" office:value="118611" calcext:value-type="float">
            <text:p>118611</text:p>
          </table:table-cell>
          <table:table-cell office:value-type="float" office:value="100052" calcext:value-type="float">
            <text:p>100052</text:p>
          </table:table-cell>
          <table:table-cell table:formula="of:=COM.MICROSOFT.FLOOR.MATH(([.D184]+4*[.A184]-1)/(4*[.A184]))"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5.255" calcext:value-type="float">
            <text:p>485.255</text:p>
          </table:table-cell>
          <table:table-cell office:value-type="float" office:value="719.716" calcext:value-type="float">
            <text:p>719.716</text:p>
          </table:table-cell>
          <table:table-cell office:value-type="float" office:value="1084.35" calcext:value-type="float">
            <text:p>1084.35</text:p>
          </table:table-cell>
          <table:table-cell office:value-type="float" office:value="1089.73" calcext:value-type="float">
            <text:p>1089.73</text:p>
          </table:table-cell>
          <table:table-cell office:value-type="float" office:value="1093.68" calcext:value-type="float">
            <text:p>1093.68</text:p>
          </table:table-cell>
          <table:table-cell office:value-type="float" office:value="1003.94" calcext:value-type="float">
            <text:p>1003.94</text:p>
          </table:table-cell>
          <table:table-cell table:formula="of:=COM.MICROSOFT.FLOOR.MATH(([.D185]+4*[.A185]-1)/(4*[.A185]))"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22.68" calcext:value-type="float">
            <text:p>2722.68</text:p>
          </table:table-cell>
          <table:table-cell office:value-type="float" office:value="2718.22" calcext:value-type="float">
            <text:p>2718.22</text:p>
          </table:table-cell>
          <table:table-cell office:value-type="float" office:value="3126.23" calcext:value-type="float">
            <text:p>3126.23</text:p>
          </table:table-cell>
          <table:table-cell office:value-type="float" office:value="2376.78" calcext:value-type="float">
            <text:p>2376.78</text:p>
          </table:table-cell>
          <table:table-cell office:value-type="float" office:value="2949.4" calcext:value-type="float">
            <text:p>2949.4</text:p>
          </table:table-cell>
          <table:table-cell office:value-type="float" office:value="2435.12" calcext:value-type="float">
            <text:p>2435.12</text:p>
          </table:table-cell>
          <table:table-cell table:formula="of:=COM.MICROSOFT.FLOOR.MATH(([.D186]+4*[.A186]-1)/(4*[.A186]))"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1.22" calcext:value-type="float">
            <text:p>1401.22</text:p>
          </table:table-cell>
          <table:table-cell office:value-type="float" office:value="1408.49" calcext:value-type="float">
            <text:p>1408.49</text:p>
          </table:table-cell>
          <table:table-cell office:value-type="float" office:value="1360.88" calcext:value-type="float">
            <text:p>1360.88</text:p>
          </table:table-cell>
          <table:table-cell office:value-type="float" office:value="1319.53" calcext:value-type="float">
            <text:p>1319.53</text:p>
          </table:table-cell>
          <table:table-cell office:value-type="float" office:value="1266.37" calcext:value-type="float">
            <text:p>1266.37</text:p>
          </table:table-cell>
          <table:table-cell office:value-type="float" office:value="1067.81" calcext:value-type="float">
            <text:p>1067.81</text:p>
          </table:table-cell>
          <table:table-cell table:formula="of:=COM.MICROSOFT.FLOOR.MATH(([.D187]+4*[.A187]-1)/(4*[.A187]))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8.64" calcext:value-type="float">
            <text:p>1098.64</text:p>
          </table:table-cell>
          <table:table-cell office:value-type="float" office:value="1111.23" calcext:value-type="float">
            <text:p>1111.23</text:p>
          </table:table-cell>
          <table:table-cell office:value-type="float" office:value="1042.09" calcext:value-type="float">
            <text:p>1042.09</text:p>
          </table:table-cell>
          <table:table-cell office:value-type="float" office:value="1117.82" calcext:value-type="float">
            <text:p>1117.82</text:p>
          </table:table-cell>
          <table:table-cell office:value-type="float" office:value="1138.59" calcext:value-type="float">
            <text:p>1138.59</text:p>
          </table:table-cell>
          <table:table-cell office:value-type="float" office:value="1097.3" calcext:value-type="float">
            <text:p>1097.3</text:p>
          </table:table-cell>
          <table:table-cell table:formula="of:=COM.MICROSOFT.FLOOR.MATH(([.D188]+4*[.A188]-1)/(4*[.A188]))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10" calcext:value-type="float">
            <text:p>2810</text:p>
          </table:table-cell>
          <table:table-cell office:value-type="float" office:value="2880.63" calcext:value-type="float">
            <text:p>2880.63</text:p>
          </table:table-cell>
          <table:table-cell office:value-type="float" office:value="3144.77" calcext:value-type="float">
            <text:p>3144.77</text:p>
          </table:table-cell>
          <table:table-cell office:value-type="float" office:value="2568.56" calcext:value-type="float">
            <text:p>2568.56</text:p>
          </table:table-cell>
          <table:table-cell office:value-type="float" office:value="2409.59" calcext:value-type="float">
            <text:p>2409.59</text:p>
          </table:table-cell>
          <table:table-cell office:value-type="float" office:value="2331" calcext:value-type="float">
            <text:p>2331</text:p>
          </table:table-cell>
          <table:table-cell table:formula="of:=COM.MICROSOFT.FLOOR.MATH(([.D189]+4*[.A189]-1)/(4*[.A189]))"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473" calcext:value-type="float">
            <text:p>162473</text:p>
          </table:table-cell>
          <table:table-cell office:value-type="float" office:value="163276" calcext:value-type="float">
            <text:p>163276</text:p>
          </table:table-cell>
          <table:table-cell office:value-type="float" office:value="153891" calcext:value-type="float">
            <text:p>153891</text:p>
          </table:table-cell>
          <table:table-cell office:value-type="float" office:value="153138" calcext:value-type="float">
            <text:p>153138</text:p>
          </table:table-cell>
          <table:table-cell office:value-type="float" office:value="116122" calcext:value-type="float">
            <text:p>116122</text:p>
          </table:table-cell>
          <table:table-cell office:value-type="float" office:value="113944" calcext:value-type="float">
            <text:p>113944</text:p>
          </table:table-cell>
          <table:table-cell table:formula="of:=COM.MICROSOFT.FLOOR.MATH(([.D190]+4*[.A190]-1)/(4*[.A190]))"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9.59" calcext:value-type="float">
            <text:p>3809.59</text:p>
          </table:table-cell>
          <table:table-cell office:value-type="float" office:value="3880.17" calcext:value-type="float">
            <text:p>3880.17</text:p>
          </table:table-cell>
          <table:table-cell office:value-type="float" office:value="3935.21" calcext:value-type="float">
            <text:p>3935.21</text:p>
          </table:table-cell>
          <table:table-cell office:value-type="float" office:value="3975.32" calcext:value-type="float">
            <text:p>3975.32</text:p>
          </table:table-cell>
          <table:table-cell office:value-type="float" office:value="3288.6" calcext:value-type="float">
            <text:p>3288.6</text:p>
          </table:table-cell>
          <table:table-cell office:value-type="float" office:value="2856.5" calcext:value-type="float">
            <text:p>2856.5</text:p>
          </table:table-cell>
          <table:table-cell table:formula="of:=COM.MICROSOFT.FLOOR.MATH(([.D191]+4*[.A191]-1)/(4*[.A191]))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5.81" calcext:value-type="float">
            <text:p>1095.81</text:p>
          </table:table-cell>
          <table:table-cell office:value-type="float" office:value="1080.09" calcext:value-type="float">
            <text:p>1080.09</text:p>
          </table:table-cell>
          <table:table-cell office:value-type="float" office:value="1071.11" calcext:value-type="float">
            <text:p>1071.11</text:p>
          </table:table-cell>
          <table:table-cell office:value-type="float" office:value="1093.71" calcext:value-type="float">
            <text:p>1093.71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1127.35" calcext:value-type="float">
            <text:p>1127.35</text:p>
          </table:table-cell>
          <table:table-cell table:formula="of:=COM.MICROSOFT.FLOOR.MATH(([.D192]+4*[.A192]-1)/(4*[.A192]))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999000000" calcext:value-type="float">
            <text:p>2.00E+0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831" calcext:value-type="float">
            <text:p>33831</text:p>
          </table:table-cell>
          <table:table-cell office:value-type="float" office:value="33473.8" calcext:value-type="float">
            <text:p>33473.8</text:p>
          </table:table-cell>
          <table:table-cell office:value-type="float" office:value="33521.7" calcext:value-type="float">
            <text:p>33521.7</text:p>
          </table:table-cell>
          <table:table-cell office:value-type="float" office:value="33299.7" calcext:value-type="float">
            <text:p>33299.7</text:p>
          </table:table-cell>
          <table:table-cell office:value-type="float" office:value="30112.4" calcext:value-type="float">
            <text:p>30112.4</text:p>
          </table:table-cell>
          <table:table-cell office:value-type="float" office:value="30322.6" calcext:value-type="float">
            <text:p>30322.6</text:p>
          </table:table-cell>
          <table:table-cell table:formula="of:=COM.MICROSOFT.FLOOR.MATH(([.D193]+4*[.A193]-1)/(4*[.A193]))"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27.3" calcext:value-type="float">
            <text:p>35527.3</text:p>
          </table:table-cell>
          <table:table-cell office:value-type="float" office:value="35565.4" calcext:value-type="float">
            <text:p>35565.4</text:p>
          </table:table-cell>
          <table:table-cell office:value-type="float" office:value="28455.7" calcext:value-type="float">
            <text:p>28455.7</text:p>
          </table:table-cell>
          <table:table-cell office:value-type="float" office:value="28519" calcext:value-type="float">
            <text:p>28519</text:p>
          </table:table-cell>
          <table:table-cell office:value-type="float" office:value="22057.2" calcext:value-type="float">
            <text:p>22057.2</text:p>
          </table:table-cell>
          <table:table-cell office:value-type="float" office:value="19140.2" calcext:value-type="float">
            <text:p>19140.2</text:p>
          </table:table-cell>
          <table:table-cell table:formula="of:=COM.MICROSOFT.FLOOR.MATH(([.D194]+4*[.A194]-1)/(4*[.A194]))"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89.97" calcext:value-type="float">
            <text:p>2989.97</text:p>
          </table:table-cell>
          <table:table-cell office:value-type="float" office:value="2976.96" calcext:value-type="float">
            <text:p>2976.96</text:p>
          </table:table-cell>
          <table:table-cell office:value-type="float" office:value="3348.17" calcext:value-type="float">
            <text:p>3348.17</text:p>
          </table:table-cell>
          <table:table-cell office:value-type="float" office:value="3092.47" calcext:value-type="float">
            <text:p>3092.47</text:p>
          </table:table-cell>
          <table:table-cell office:value-type="float" office:value="3059.05" calcext:value-type="float">
            <text:p>3059.05</text:p>
          </table:table-cell>
          <table:table-cell office:value-type="float" office:value="2667.5" calcext:value-type="float">
            <text:p>2667.5</text:p>
          </table:table-cell>
          <table:table-cell table:formula="of:=COM.MICROSOFT.FLOOR.MATH(([.D195]+4*[.A195]-1)/(4*[.A195]))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6.44" calcext:value-type="float">
            <text:p>1386.44</text:p>
          </table:table-cell>
          <table:table-cell office:value-type="float" office:value="2078.19" calcext:value-type="float">
            <text:p>2078.19</text:p>
          </table:table-cell>
          <table:table-cell office:value-type="float" office:value="2768.22" calcext:value-type="float">
            <text:p>2768.22</text:p>
          </table:table-cell>
          <table:table-cell office:value-type="float" office:value="2069.95" calcext:value-type="float">
            <text:p>2069.95</text:p>
          </table:table-cell>
          <table:table-cell office:value-type="float" office:value="1682.34" calcext:value-type="float">
            <text:p>1682.34</text:p>
          </table:table-cell>
          <table:table-cell office:value-type="float" office:value="1655.71" calcext:value-type="float">
            <text:p>1655.71</text:p>
          </table:table-cell>
          <table:table-cell table:formula="of:=COM.MICROSOFT.FLOOR.MATH(([.D196]+4*[.A196]-1)/(4*[.A196]))"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8.257" calcext:value-type="float">
            <text:p>918.257</text:p>
          </table:table-cell>
          <table:table-cell office:value-type="float" office:value="1159.91" calcext:value-type="float">
            <text:p>1159.91</text:p>
          </table:table-cell>
          <table:table-cell office:value-type="float" office:value="1367.33" calcext:value-type="float">
            <text:p>1367.33</text:p>
          </table:table-cell>
          <table:table-cell office:value-type="float" office:value="1395.35" calcext:value-type="float">
            <text:p>1395.35</text:p>
          </table:table-cell>
          <table:table-cell office:value-type="float" office:value="1361.08" calcext:value-type="float">
            <text:p>1361.08</text:p>
          </table:table-cell>
          <table:table-cell office:value-type="float" office:value="1244.5" calcext:value-type="float">
            <text:p>1244.5</text:p>
          </table:table-cell>
          <table:table-cell table:formula="of:=COM.MICROSOFT.FLOOR.MATH(([.D197]+4*[.A197]-1)/(4*[.A197]))"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465.9" calcext:value-type="float">
            <text:p>13465.9</text:p>
          </table:table-cell>
          <table:table-cell office:value-type="float" office:value="13146.4" calcext:value-type="float">
            <text:p>13146.4</text:p>
          </table:table-cell>
          <table:table-cell office:value-type="float" office:value="13279.4" calcext:value-type="float">
            <text:p>13279.4</text:p>
          </table:table-cell>
          <table:table-cell office:value-type="float" office:value="13409.8" calcext:value-type="float">
            <text:p>13409.8</text:p>
          </table:table-cell>
          <table:table-cell office:value-type="float" office:value="11859.2" calcext:value-type="float">
            <text:p>11859.2</text:p>
          </table:table-cell>
          <table:table-cell office:value-type="float" office:value="12659.7" calcext:value-type="float">
            <text:p>12659.7</text:p>
          </table:table-cell>
          <table:table-cell table:formula="of:=COM.MICROSOFT.FLOOR.MATH(([.D198]+4*[.A198]-1)/(4*[.A198]))"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476.2" calcext:value-type="float">
            <text:p>25476.2</text:p>
          </table:table-cell>
          <table:table-cell office:value-type="float" office:value="13105.5" calcext:value-type="float">
            <text:p>13105.5</text:p>
          </table:table-cell>
          <table:table-cell office:value-type="float" office:value="13051.5" calcext:value-type="float">
            <text:p>13051.5</text:p>
          </table:table-cell>
          <table:table-cell office:value-type="float" office:value="13072.8" calcext:value-type="float">
            <text:p>13072.8</text:p>
          </table:table-cell>
          <table:table-cell office:value-type="float" office:value="13317.1" calcext:value-type="float">
            <text:p>13317.1</text:p>
          </table:table-cell>
          <table:table-cell office:value-type="float" office:value="13040.6" calcext:value-type="float">
            <text:p>13040.6</text:p>
          </table:table-cell>
          <table:table-cell table:formula="of:=COM.MICROSOFT.FLOOR.MATH(([.D199]+4*[.A199]-1)/(4*[.A199]))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97.92" calcext:value-type="float">
            <text:p>3497.92</text:p>
          </table:table-cell>
          <table:table-cell office:value-type="float" office:value="3492.71" calcext:value-type="float">
            <text:p>3492.71</text:p>
          </table:table-cell>
          <table:table-cell office:value-type="float" office:value="3527.87" calcext:value-type="float">
            <text:p>3527.87</text:p>
          </table:table-cell>
          <table:table-cell office:value-type="float" office:value="3509.21" calcext:value-type="float">
            <text:p>3509.21</text:p>
          </table:table-cell>
          <table:table-cell office:value-type="float" office:value="3391.21" calcext:value-type="float">
            <text:p>3391.21</text:p>
          </table:table-cell>
          <table:table-cell office:value-type="float" office:value="3843.37" calcext:value-type="float">
            <text:p>3843.37</text:p>
          </table:table-cell>
          <table:table-cell table:formula="of:=COM.MICROSOFT.FLOOR.MATH(([.D200]+4*[.A200]-1)/(4*[.A200]))"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42.54" calcext:value-type="float">
            <text:p>2342.54</text:p>
          </table:table-cell>
          <table:table-cell office:value-type="float" office:value="2326.85" calcext:value-type="float">
            <text:p>2326.85</text:p>
          </table:table-cell>
          <table:table-cell office:value-type="float" office:value="2594.41" calcext:value-type="float">
            <text:p>2594.41</text:p>
          </table:table-cell>
          <table:table-cell office:value-type="float" office:value="2381.45" calcext:value-type="float">
            <text:p>2381.45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2253.69" calcext:value-type="float">
            <text:p>2253.69</text:p>
          </table:table-cell>
          <table:table-cell table:formula="of:=COM.MICROSOFT.FLOOR.MATH(([.D201]+4*[.A201]-1)/(4*[.A201]))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1.976" calcext:value-type="float">
            <text:p>541.976</text:p>
          </table:table-cell>
          <table:table-cell office:value-type="float" office:value="517.105" calcext:value-type="float">
            <text:p>517.105</text:p>
          </table:table-cell>
          <table:table-cell office:value-type="float" office:value="544.504" calcext:value-type="float">
            <text:p>544.504</text:p>
          </table:table-cell>
          <table:table-cell office:value-type="float" office:value="562.611" calcext:value-type="float">
            <text:p>562.611</text:p>
          </table:table-cell>
          <table:table-cell office:value-type="float" office:value="562.97" calcext:value-type="float">
            <text:p>562.97</text:p>
          </table:table-cell>
          <table:table-cell office:value-type="float" office:value="534.539" calcext:value-type="float">
            <text:p>534.539</text:p>
          </table:table-cell>
          <table:table-cell table:formula="of:=COM.MICROSOFT.FLOOR.MATH(([.D202]+4*[.A202]-1)/(4*[.A202]))"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17.7" calcext:value-type="float">
            <text:p>2317.7</text:p>
          </table:table-cell>
          <table:table-cell office:value-type="float" office:value="2325.13" calcext:value-type="float">
            <text:p>2325.13</text:p>
          </table:table-cell>
          <table:table-cell office:value-type="float" office:value="2300.7" calcext:value-type="float">
            <text:p>2300.7</text:p>
          </table:table-cell>
          <table:table-cell office:value-type="float" office:value="2268.15" calcext:value-type="float">
            <text:p>2268.15</text:p>
          </table:table-cell>
          <table:table-cell office:value-type="float" office:value="2293.49" calcext:value-type="float">
            <text:p>2293.49</text:p>
          </table:table-cell>
          <table:table-cell office:value-type="float" office:value="2310.02" calcext:value-type="float">
            <text:p>2310.02</text:p>
          </table:table-cell>
          <table:table-cell table:formula="of:=COM.MICROSOFT.FLOOR.MATH(([.D203]+4*[.A203]-1)/(4*[.A203]))"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092.2" calcext:value-type="float">
            <text:p>69092.2</text:p>
          </table:table-cell>
          <table:table-cell office:value-type="float" office:value="51879.4" calcext:value-type="float">
            <text:p>51879.4</text:p>
          </table:table-cell>
          <table:table-cell office:value-type="float" office:value="34434.7" calcext:value-type="float">
            <text:p>34434.7</text:p>
          </table:table-cell>
          <table:table-cell office:value-type="float" office:value="30250" calcext:value-type="float">
            <text:p>30250</text:p>
          </table:table-cell>
          <table:table-cell office:value-type="float" office:value="23492.5" calcext:value-type="float">
            <text:p>23492.5</text:p>
          </table:table-cell>
          <table:table-cell office:value-type="float" office:value="19834.4" calcext:value-type="float">
            <text:p>19834.4</text:p>
          </table:table-cell>
          <table:table-cell table:formula="of:=COM.MICROSOFT.FLOOR.MATH(([.D204]+4*[.A204]-1)/(4*[.A204]))"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87.4" calcext:value-type="float">
            <text:p>1987.4</text:p>
          </table:table-cell>
          <table:table-cell office:value-type="float" office:value="1968.13" calcext:value-type="float">
            <text:p>1968.13</text:p>
          </table:table-cell>
          <table:table-cell office:value-type="float" office:value="1976.87" calcext:value-type="float">
            <text:p>1976.87</text:p>
          </table:table-cell>
          <table:table-cell office:value-type="float" office:value="1436.72" calcext:value-type="float">
            <text:p>1436.72</text:p>
          </table:table-cell>
          <table:table-cell office:value-type="float" office:value="2047.98" calcext:value-type="float">
            <text:p>2047.98</text:p>
          </table:table-cell>
          <table:table-cell office:value-type="float" office:value="1389.63" calcext:value-type="float">
            <text:p>1389.63</text:p>
          </table:table-cell>
          <table:table-cell table:formula="of:=COM.MICROSOFT.FLOOR.MATH(([.D205]+4*[.A205]-1)/(4*[.A205]))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16.9" calcext:value-type="float">
            <text:p>25616.9</text:p>
          </table:table-cell>
          <table:table-cell office:value-type="float" office:value="25699" calcext:value-type="float">
            <text:p>25699</text:p>
          </table:table-cell>
          <table:table-cell office:value-type="float" office:value="25757.6" calcext:value-type="float">
            <text:p>25757.6</text:p>
          </table:table-cell>
          <table:table-cell office:value-type="float" office:value="25228.9" calcext:value-type="float">
            <text:p>25228.9</text:p>
          </table:table-cell>
          <table:table-cell office:value-type="float" office:value="23120.3" calcext:value-type="float">
            <text:p>23120.3</text:p>
          </table:table-cell>
          <table:table-cell office:value-type="float" office:value="26562" calcext:value-type="float">
            <text:p>26562</text:p>
          </table:table-cell>
          <table:table-cell table:formula="of:=COM.MICROSOFT.FLOOR.MATH(([.D206]+4*[.A206]-1)/(4*[.A206]))"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" calcext:value-type="float">
            <text:p>1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2.68" calcext:value-type="float">
            <text:p>1232.68</text:p>
          </table:table-cell>
          <table:table-cell office:value-type="float" office:value="1932.55" calcext:value-type="float">
            <text:p>1932.55</text:p>
          </table:table-cell>
          <table:table-cell office:value-type="float" office:value="2559.63" calcext:value-type="float">
            <text:p>2559.63</text:p>
          </table:table-cell>
          <table:table-cell office:value-type="float" office:value="1824.15" calcext:value-type="float">
            <text:p>1824.15</text:p>
          </table:table-cell>
          <table:table-cell office:value-type="float" office:value="1714.67" calcext:value-type="float">
            <text:p>1714.67</text:p>
          </table:table-cell>
          <table:table-cell office:value-type="float" office:value="1687.79" calcext:value-type="float">
            <text:p>1687.79</text:p>
          </table:table-cell>
          <table:table-cell table:formula="of:=COM.MICROSOFT.FLOOR.MATH(([.D207]+4*[.A207]-1)/(4*[.A207]))"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1575.46" calcext:value-type="float">
            <text:p>1575.46</text:p>
          </table:table-cell>
          <table:table-cell office:value-type="float" office:value="1466.18" calcext:value-type="float">
            <text:p>1466.18</text:p>
          </table:table-cell>
          <table:table-cell office:value-type="float" office:value="1547.42" calcext:value-type="float">
            <text:p>1547.42</text:p>
          </table:table-cell>
          <table:table-cell office:value-type="float" office:value="1527.37" calcext:value-type="float">
            <text:p>1527.37</text:p>
          </table:table-cell>
          <table:table-cell office:value-type="float" office:value="1598.08" calcext:value-type="float">
            <text:p>1598.08</text:p>
          </table:table-cell>
          <table:table-cell table:formula="of:=COM.MICROSOFT.FLOOR.MATH(([.D208]+4*[.A208]-1)/(4*[.A208])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635.3" calcext:value-type="float">
            <text:p>61635.3</text:p>
          </table:table-cell>
          <table:table-cell office:value-type="float" office:value="26120" calcext:value-type="float">
            <text:p>26120</text:p>
          </table:table-cell>
          <table:table-cell office:value-type="float" office:value="13909.8" calcext:value-type="float">
            <text:p>13909.8</text:p>
          </table:table-cell>
          <table:table-cell office:value-type="float" office:value="9328.91" calcext:value-type="float">
            <text:p>9328.91</text:p>
          </table:table-cell>
          <table:table-cell office:value-type="float" office:value="8842.26" calcext:value-type="float">
            <text:p>8842.26</text:p>
          </table:table-cell>
          <table:table-cell office:value-type="float" office:value="8824.15" calcext:value-type="float">
            <text:p>8824.15</text:p>
          </table:table-cell>
          <table:table-cell table:formula="of:=COM.MICROSOFT.FLOOR.MATH(([.D209]+4*[.A209]-1)/(4*[.A209]))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390.3" calcext:value-type="float">
            <text:p>26390.3</text:p>
          </table:table-cell>
          <table:table-cell office:value-type="float" office:value="15138.6" calcext:value-type="float">
            <text:p>15138.6</text:p>
          </table:table-cell>
          <table:table-cell office:value-type="float" office:value="15018.8" calcext:value-type="float">
            <text:p>15018.8</text:p>
          </table:table-cell>
          <table:table-cell office:value-type="float" office:value="15001.8" calcext:value-type="float">
            <text:p>15001.8</text:p>
          </table:table-cell>
          <table:table-cell office:value-type="float" office:value="15054.8" calcext:value-type="float">
            <text:p>15054.8</text:p>
          </table:table-cell>
          <table:table-cell office:value-type="float" office:value="14954.3" calcext:value-type="float">
            <text:p>14954.3</text:p>
          </table:table-cell>
          <table:table-cell table:formula="of:=COM.MICROSOFT.FLOOR.MATH(([.D210]+4*[.A210]-1)/(4*[.A210]))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341" calcext:value-type="float">
            <text:p>153341</text:p>
          </table:table-cell>
          <table:table-cell office:value-type="float" office:value="115103" calcext:value-type="float">
            <text:p>115103</text:p>
          </table:table-cell>
          <table:table-cell office:value-type="float" office:value="93642.2" calcext:value-type="float">
            <text:p>93642.2</text:p>
          </table:table-cell>
          <table:table-cell office:value-type="float" office:value="78476.3" calcext:value-type="float">
            <text:p>78476.3</text:p>
          </table:table-cell>
          <table:table-cell office:value-type="float" office:value="58775.7" calcext:value-type="float">
            <text:p>58775.7</text:p>
          </table:table-cell>
          <table:table-cell office:value-type="float" office:value="47895.3" calcext:value-type="float">
            <text:p>47895.3</text:p>
          </table:table-cell>
          <table:table-cell table:formula="of:=COM.MICROSOFT.FLOOR.MATH(([.D211]+4*[.A211]-1)/(4*[.A211]))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373.5" calcext:value-type="float">
            <text:p>27373.5</text:p>
          </table:table-cell>
          <table:table-cell office:value-type="float" office:value="13767.5" calcext:value-type="float">
            <text:p>13767.5</text:p>
          </table:table-cell>
          <table:table-cell office:value-type="float" office:value="13724.4" calcext:value-type="float">
            <text:p>13724.4</text:p>
          </table:table-cell>
          <table:table-cell office:value-type="float" office:value="13638.1" calcext:value-type="float">
            <text:p>13638.1</text:p>
          </table:table-cell>
          <table:table-cell office:value-type="float" office:value="13735.9" calcext:value-type="float">
            <text:p>13735.9</text:p>
          </table:table-cell>
          <table:table-cell office:value-type="float" office:value="13616.4" calcext:value-type="float">
            <text:p>13616.4</text:p>
          </table:table-cell>
          <table:table-cell table:formula="of:=COM.MICROSOFT.FLOOR.MATH(([.D212]+4*[.A212]-1)/(4*[.A212]))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4.5" calcext:value-type="float">
            <text:p>1494.5</text:p>
          </table:table-cell>
          <table:table-cell office:value-type="float" office:value="1512.04" calcext:value-type="float">
            <text:p>1512.04</text:p>
          </table:table-cell>
          <table:table-cell office:value-type="float" office:value="1515.46" calcext:value-type="float">
            <text:p>1515.46</text:p>
          </table:table-cell>
          <table:table-cell office:value-type="float" office:value="1586.86" calcext:value-type="float">
            <text:p>1586.86</text:p>
          </table:table-cell>
          <table:table-cell office:value-type="float" office:value="1556.72" calcext:value-type="float">
            <text:p>1556.72</text:p>
          </table:table-cell>
          <table:table-cell office:value-type="float" office:value="1545.69" calcext:value-type="float">
            <text:p>1545.69</text:p>
          </table:table-cell>
          <table:table-cell table:formula="of:=COM.MICROSOFT.FLOOR.MATH(([.D213]+4*[.A213]-1)/(4*[.A213]))"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05.82" calcext:value-type="float">
            <text:p>4305.82</text:p>
          </table:table-cell>
          <table:table-cell office:value-type="float" office:value="4311.97" calcext:value-type="float">
            <text:p>4311.97</text:p>
          </table:table-cell>
          <table:table-cell office:value-type="float" office:value="4285.44" calcext:value-type="float">
            <text:p>4285.44</text:p>
          </table:table-cell>
          <table:table-cell office:value-type="float" office:value="4511.16" calcext:value-type="float">
            <text:p>4511.16</text:p>
          </table:table-cell>
          <table:table-cell office:value-type="float" office:value="4420.03" calcext:value-type="float">
            <text:p>4420.03</text:p>
          </table:table-cell>
          <table:table-cell office:value-type="float" office:value="3810.04" calcext:value-type="float">
            <text:p>3810.04</text:p>
          </table:table-cell>
          <table:table-cell table:formula="of:=COM.MICROSOFT.FLOOR.MATH(([.D214]+4*[.A214]-1)/(4*[.A214]))"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6.76" calcext:value-type="float">
            <text:p>2126.76</text:p>
          </table:table-cell>
          <table:table-cell office:value-type="float" office:value="2226.76" calcext:value-type="float">
            <text:p>2226.76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2266.75" calcext:value-type="float">
            <text:p>2266.75</text:p>
          </table:table-cell>
          <table:table-cell office:value-type="float" office:value="2224.64" calcext:value-type="float">
            <text:p>2224.64</text:p>
          </table:table-cell>
          <table:table-cell office:value-type="float" office:value="2237.1" calcext:value-type="float">
            <text:p>2237.1</text:p>
          </table:table-cell>
          <table:table-cell table:formula="of:=COM.MICROSOFT.FLOOR.MATH(([.D215]+4*[.A215]-1)/(4*[.A215]))"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72.6" calcext:value-type="float">
            <text:p>2372.6</text:p>
          </table:table-cell>
          <table:table-cell office:value-type="float" office:value="2453.76" calcext:value-type="float">
            <text:p>2453.76</text:p>
          </table:table-cell>
          <table:table-cell office:value-type="float" office:value="2352.66" calcext:value-type="float">
            <text:p>2352.66</text:p>
          </table:table-cell>
          <table:table-cell office:value-type="float" office:value="1537.72" calcext:value-type="float">
            <text:p>1537.72</text:p>
          </table:table-cell>
          <table:table-cell office:value-type="float" office:value="1321.52" calcext:value-type="float">
            <text:p>1321.52</text:p>
          </table:table-cell>
          <table:table-cell office:value-type="float" office:value="1178.88" calcext:value-type="float">
            <text:p>1178.88</text:p>
          </table:table-cell>
          <table:table-cell table:formula="of:=COM.MICROSOFT.FLOOR.MATH(([.D216]+4*[.A216]-1)/(4*[.A216]))"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82.7" calcext:value-type="float">
            <text:p>2582.7</text:p>
          </table:table-cell>
          <table:table-cell office:value-type="float" office:value="2781.64" calcext:value-type="float">
            <text:p>2781.64</text:p>
          </table:table-cell>
          <table:table-cell office:value-type="float" office:value="2384.8" calcext:value-type="float">
            <text:p>2384.8</text:p>
          </table:table-cell>
          <table:table-cell office:value-type="float" office:value="3396.87" calcext:value-type="float">
            <text:p>3396.87</text:p>
          </table:table-cell>
          <table:table-cell office:value-type="float" office:value="2635.25" calcext:value-type="float">
            <text:p>2635.25</text:p>
          </table:table-cell>
          <table:table-cell office:value-type="float" office:value="2067.37" calcext:value-type="float">
            <text:p>2067.37</text:p>
          </table:table-cell>
          <table:table-cell table:formula="of:=COM.MICROSOFT.FLOOR.MATH(([.D217]+4*[.A217]-1)/(4*[.A217]))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503" calcext:value-type="float">
            <text:p>88503</text:p>
          </table:table-cell>
          <table:table-cell office:value-type="float" office:value="51895.7" calcext:value-type="float">
            <text:p>51895.7</text:p>
          </table:table-cell>
          <table:table-cell office:value-type="float" office:value="34935.3" calcext:value-type="float">
            <text:p>34935.3</text:p>
          </table:table-cell>
          <table:table-cell office:value-type="float" office:value="30099" calcext:value-type="float">
            <text:p>30099</text:p>
          </table:table-cell>
          <table:table-cell office:value-type="float" office:value="24850.8" calcext:value-type="float">
            <text:p>24850.8</text:p>
          </table:table-cell>
          <table:table-cell office:value-type="float" office:value="19816.9" calcext:value-type="float">
            <text:p>19816.9</text:p>
          </table:table-cell>
          <table:table-cell table:formula="of:=COM.MICROSOFT.FLOOR.MATH(([.D218]+4*[.A218]-1)/(4*[.A218]))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1.223" calcext:value-type="float">
            <text:p>921.223</text:p>
          </table:table-cell>
          <table:table-cell office:value-type="float" office:value="1117.31" calcext:value-type="float">
            <text:p>1117.31</text:p>
          </table:table-cell>
          <table:table-cell office:value-type="float" office:value="1338.19" calcext:value-type="float">
            <text:p>1338.19</text:p>
          </table:table-cell>
          <table:table-cell office:value-type="float" office:value="1370.14" calcext:value-type="float">
            <text:p>1370.14</text:p>
          </table:table-cell>
          <table:table-cell office:value-type="float" office:value="1356.99" calcext:value-type="float">
            <text:p>1356.99</text:p>
          </table:table-cell>
          <table:table-cell office:value-type="float" office:value="1277.1" calcext:value-type="float">
            <text:p>1277.1</text:p>
          </table:table-cell>
          <table:table-cell table:formula="of:=COM.MICROSOFT.FLOOR.MATH(([.D219]+4*[.A219]-1)/(4*[.A219]))"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88.2" calcext:value-type="float">
            <text:p>1788.2</text:p>
          </table:table-cell>
          <table:table-cell office:value-type="float" office:value="1754.62" calcext:value-type="float">
            <text:p>1754.62</text:p>
          </table:table-cell>
          <table:table-cell office:value-type="float" office:value="1801.66" calcext:value-type="float">
            <text:p>1801.66</text:p>
          </table:table-cell>
          <table:table-cell office:value-type="float" office:value="1797.87" calcext:value-type="float">
            <text:p>1797.87</text:p>
          </table:table-cell>
          <table:table-cell office:value-type="float" office:value="1803.66" calcext:value-type="float">
            <text:p>1803.66</text:p>
          </table:table-cell>
          <table:table-cell office:value-type="float" office:value="1815.14" calcext:value-type="float">
            <text:p>1815.14</text:p>
          </table:table-cell>
          <table:table-cell table:formula="of:=COM.MICROSOFT.FLOOR.MATH(([.D220]+4*[.A220]-1)/(4*[.A220]))"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0.28" calcext:value-type="float">
            <text:p>1190.28</text:p>
          </table:table-cell>
          <table:table-cell office:value-type="float" office:value="1230.74" calcext:value-type="float">
            <text:p>1230.74</text:p>
          </table:table-cell>
          <table:table-cell office:value-type="float" office:value="1232.59" calcext:value-type="float">
            <text:p>1232.59</text:p>
          </table:table-cell>
          <table:table-cell office:value-type="float" office:value="1228.63" calcext:value-type="float">
            <text:p>1228.63</text:p>
          </table:table-cell>
          <table:table-cell office:value-type="float" office:value="1172.05" calcext:value-type="float">
            <text:p>1172.05</text:p>
          </table:table-cell>
          <table:table-cell office:value-type="float" office:value="1135.02" calcext:value-type="float">
            <text:p>1135.02</text:p>
          </table:table-cell>
          <table:table-cell table:formula="of:=COM.MICROSOFT.FLOOR.MATH(([.D221]+4*[.A221]-1)/(4*[.A221]))"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7.89" calcext:value-type="float">
            <text:p>1497.89</text:p>
          </table:table-cell>
          <table:table-cell office:value-type="float" office:value="1572.26" calcext:value-type="float">
            <text:p>1572.26</text:p>
          </table:table-cell>
          <table:table-cell office:value-type="float" office:value="1544.62" calcext:value-type="float">
            <text:p>1544.62</text:p>
          </table:table-cell>
          <table:table-cell office:value-type="float" office:value="1469.63" calcext:value-type="float">
            <text:p>1469.63</text:p>
          </table:table-cell>
          <table:table-cell office:value-type="float" office:value="1379.53" calcext:value-type="float">
            <text:p>1379.53</text:p>
          </table:table-cell>
          <table:table-cell office:value-type="float" office:value="1531.76" calcext:value-type="float">
            <text:p>1531.76</text:p>
          </table:table-cell>
          <table:table-cell table:formula="of:=COM.MICROSOFT.FLOOR.MATH(([.D222]+4*[.A222]-1)/(4*[.A222]))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123.6" calcext:value-type="float">
            <text:p>63123.6</text:p>
          </table:table-cell>
          <table:table-cell office:value-type="float" office:value="25786.9" calcext:value-type="float">
            <text:p>25786.9</text:p>
          </table:table-cell>
          <table:table-cell office:value-type="float" office:value="13807.5" calcext:value-type="float">
            <text:p>13807.5</text:p>
          </table:table-cell>
          <table:table-cell office:value-type="float" office:value="9278.71" calcext:value-type="float">
            <text:p>9278.71</text:p>
          </table:table-cell>
          <table:table-cell office:value-type="float" office:value="8770.05" calcext:value-type="float">
            <text:p>8770.05</text:p>
          </table:table-cell>
          <table:table-cell office:value-type="float" office:value="8749.42" calcext:value-type="float">
            <text:p>8749.42</text:p>
          </table:table-cell>
          <table:table-cell table:formula="of:=COM.MICROSOFT.FLOOR.MATH(([.D223]+4*[.A223]-1)/(4*[.A223]))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83.6" calcext:value-type="float">
            <text:p>80083.6</text:p>
          </table:table-cell>
          <table:table-cell office:value-type="float" office:value="78931.3" calcext:value-type="float">
            <text:p>78931.3</text:p>
          </table:table-cell>
          <table:table-cell office:value-type="float" office:value="59433.1" calcext:value-type="float">
            <text:p>59433.1</text:p>
          </table:table-cell>
          <table:table-cell office:value-type="float" office:value="68509.9" calcext:value-type="float">
            <text:p>68509.9</text:p>
          </table:table-cell>
          <table:table-cell office:value-type="float" office:value="60315" calcext:value-type="float">
            <text:p>60315</text:p>
          </table:table-cell>
          <table:table-cell office:value-type="float" office:value="48995.1" calcext:value-type="float">
            <text:p>48995.1</text:p>
          </table:table-cell>
          <table:table-cell table:formula="of:=COM.MICROSOFT.FLOOR.MATH(([.D224]+4*[.A224]-1)/(4*[.A224]))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11" calcext:value-type="float">
            <text:p>24311</text:p>
          </table:table-cell>
          <table:table-cell office:value-type="float" office:value="13316" calcext:value-type="float">
            <text:p>13316</text:p>
          </table:table-cell>
          <table:table-cell office:value-type="float" office:value="13188.8" calcext:value-type="float">
            <text:p>13188.8</text:p>
          </table:table-cell>
          <table:table-cell office:value-type="float" office:value="13174.2" calcext:value-type="float">
            <text:p>13174.2</text:p>
          </table:table-cell>
          <table:table-cell office:value-type="float" office:value="13146.5" calcext:value-type="float">
            <text:p>13146.5</text:p>
          </table:table-cell>
          <table:table-cell office:value-type="float" office:value="13280.8" calcext:value-type="float">
            <text:p>13280.8</text:p>
          </table:table-cell>
          <table:table-cell table:formula="of:=COM.MICROSOFT.FLOOR.MATH(([.D225]+4*[.A225]-1)/(4*[.A225]))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0.16" calcext:value-type="float">
            <text:p>2090.16</text:p>
          </table:table-cell>
          <table:table-cell office:value-type="float" office:value="1973.38" calcext:value-type="float">
            <text:p>1973.38</text:p>
          </table:table-cell>
          <table:table-cell office:value-type="float" office:value="2403.62" calcext:value-type="float">
            <text:p>2403.62</text:p>
          </table:table-cell>
          <table:table-cell office:value-type="float" office:value="2342.54" calcext:value-type="float">
            <text:p>2342.54</text:p>
          </table:table-cell>
          <table:table-cell office:value-type="float" office:value="2217.41" calcext:value-type="float">
            <text:p>2217.41</text:p>
          </table:table-cell>
          <table:table-cell office:value-type="float" office:value="1946.75" calcext:value-type="float">
            <text:p>1946.75</text:p>
          </table:table-cell>
          <table:table-cell table:formula="of:=COM.MICROSOFT.FLOOR.MATH(([.D226]+4*[.A226]-1)/(4*[.A226]))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6.486" calcext:value-type="float">
            <text:p>486.486</text:p>
          </table:table-cell>
          <table:table-cell office:value-type="float" office:value="733.232" calcext:value-type="float">
            <text:p>733.232</text:p>
          </table:table-cell>
          <table:table-cell office:value-type="float" office:value="1022.27" calcext:value-type="float">
            <text:p>1022.27</text:p>
          </table:table-cell>
          <table:table-cell office:value-type="float" office:value="1069.51" calcext:value-type="float">
            <text:p>1069.51</text:p>
          </table:table-cell>
          <table:table-cell office:value-type="float" office:value="1063.36" calcext:value-type="float">
            <text:p>1063.36</text:p>
          </table:table-cell>
          <table:table-cell office:value-type="float" office:value="982.441" calcext:value-type="float">
            <text:p>982.441</text:p>
          </table:table-cell>
          <table:table-cell table:formula="of:=COM.MICROSOFT.FLOOR.MATH(([.D227]+4*[.A227]-1)/(4*[.A227]))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9.84" calcext:value-type="float">
            <text:p>1549.84</text:p>
          </table:table-cell>
          <table:table-cell office:value-type="float" office:value="1581.16" calcext:value-type="float">
            <text:p>1581.16</text:p>
          </table:table-cell>
          <table:table-cell office:value-type="float" office:value="1540.07" calcext:value-type="float">
            <text:p>1540.07</text:p>
          </table:table-cell>
          <table:table-cell office:value-type="float" office:value="1447.87" calcext:value-type="float">
            <text:p>1447.87</text:p>
          </table:table-cell>
          <table:table-cell office:value-type="float" office:value="1525.44" calcext:value-type="float">
            <text:p>1525.44</text:p>
          </table:table-cell>
          <table:table-cell office:value-type="float" office:value="1519.46" calcext:value-type="float">
            <text:p>1519.46</text:p>
          </table:table-cell>
          <table:table-cell table:formula="of:=COM.MICROSOFT.FLOOR.MATH(([.D228]+4*[.A228]-1)/(4*[.A228]))"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999900000000" calcext:value-type="float">
            <text:p>2.00E+1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858" calcext:value-type="float">
            <text:p>136858</text:p>
          </table:table-cell>
          <table:table-cell office:value-type="float" office:value="137740" calcext:value-type="float">
            <text:p>137740</text:p>
          </table:table-cell>
          <table:table-cell office:value-type="float" office:value="137725" calcext:value-type="float">
            <text:p>137725</text:p>
          </table:table-cell>
          <table:table-cell office:value-type="float" office:value="138583" calcext:value-type="float">
            <text:p>138583</text:p>
          </table:table-cell>
          <table:table-cell office:value-type="float" office:value="138155" calcext:value-type="float">
            <text:p>138155</text:p>
          </table:table-cell>
          <table:table-cell office:value-type="float" office:value="138410" calcext:value-type="float">
            <text:p>138410</text:p>
          </table:table-cell>
          <table:table-cell table:formula="of:=COM.MICROSOFT.FLOOR.MATH(([.D229]+4*[.A229]-1)/(4*[.A229]))" office:value-type="float" office:value="34" calcext:value-type="float">
            <text:p>34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055.1" calcext:value-type="float">
            <text:p>35055.1</text:p>
          </table:table-cell>
          <table:table-cell office:value-type="float" office:value="23348.6" calcext:value-type="float">
            <text:p>23348.6</text:p>
          </table:table-cell>
          <table:table-cell office:value-type="float" office:value="14873.1" calcext:value-type="float">
            <text:p>14873.1</text:p>
          </table:table-cell>
          <table:table-cell office:value-type="float" office:value="9997.11" calcext:value-type="float">
            <text:p>9997.11</text:p>
          </table:table-cell>
          <table:table-cell office:value-type="float" office:value="9434.08" calcext:value-type="float">
            <text:p>9434.08</text:p>
          </table:table-cell>
          <table:table-cell office:value-type="float" office:value="9437.09" calcext:value-type="float">
            <text:p>9437.09</text:p>
          </table:table-cell>
          <table:table-cell table:formula="of:=COM.MICROSOFT.FLOOR.MATH(([.D230]+4*[.A230]-1)/(4*[.A230]))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2.84" calcext:value-type="float">
            <text:p>1042.84</text:p>
          </table:table-cell>
          <table:table-cell office:value-type="float" office:value="1053.33" calcext:value-type="float">
            <text:p>1053.33</text:p>
          </table:table-cell>
          <table:table-cell office:value-type="float" office:value="970.195" calcext:value-type="float">
            <text:p>970.195</text:p>
          </table:table-cell>
          <table:table-cell office:value-type="float" office:value="983.464" calcext:value-type="float">
            <text:p>983.464</text:p>
          </table:table-cell>
          <table:table-cell office:value-type="float" office:value="927.793" calcext:value-type="float">
            <text:p>927.793</text:p>
          </table:table-cell>
          <table:table-cell office:value-type="float" office:value="1005.95" calcext:value-type="float">
            <text:p>1005.95</text:p>
          </table:table-cell>
          <table:table-cell table:formula="of:=COM.MICROSOFT.FLOOR.MATH(([.D231]+4*[.A231]-1)/(4*[.A231]))"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926" calcext:value-type="float">
            <text:p>116926</text:p>
          </table:table-cell>
          <table:table-cell office:value-type="float" office:value="51812.6" calcext:value-type="float">
            <text:p>51812.6</text:p>
          </table:table-cell>
          <table:table-cell office:value-type="float" office:value="37267.2" calcext:value-type="float">
            <text:p>37267.2</text:p>
          </table:table-cell>
          <table:table-cell office:value-type="float" office:value="30868.9" calcext:value-type="float">
            <text:p>30868.9</text:p>
          </table:table-cell>
          <table:table-cell office:value-type="float" office:value="25666.1" calcext:value-type="float">
            <text:p>25666.1</text:p>
          </table:table-cell>
          <table:table-cell office:value-type="float" office:value="20542.4" calcext:value-type="float">
            <text:p>20542.4</text:p>
          </table:table-cell>
          <table:table-cell table:formula="of:=COM.MICROSOFT.FLOOR.MATH(([.D232]+4*[.A232]-1)/(4*[.A232]))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31243800000" calcext:value-type="float">
            <text:p>3.12E+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385.9" calcext:value-type="float">
            <text:p>64385.9</text:p>
          </table:table-cell>
          <table:table-cell office:value-type="float" office:value="63562.1" calcext:value-type="float">
            <text:p>63562.1</text:p>
          </table:table-cell>
          <table:table-cell office:value-type="float" office:value="61536.2" calcext:value-type="float">
            <text:p>61536.2</text:p>
          </table:table-cell>
          <table:table-cell office:value-type="float" office:value="50909.7" calcext:value-type="float">
            <text:p>50909.7</text:p>
          </table:table-cell>
          <table:table-cell office:value-type="float" office:value="60194.6" calcext:value-type="float">
            <text:p>60194.6</text:p>
          </table:table-cell>
          <table:table-cell office:value-type="float" office:value="49869.2" calcext:value-type="float">
            <text:p>49869.2</text:p>
          </table:table-cell>
          <table:table-cell table:formula="of:=COM.MICROSOFT.FLOOR.MATH(([.D233]+4*[.A233]-1)/(4*[.A233]))"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1.31" calcext:value-type="float">
            <text:p>1511.31</text:p>
          </table:table-cell>
          <table:table-cell office:value-type="float" office:value="1549.47" calcext:value-type="float">
            <text:p>1549.47</text:p>
          </table:table-cell>
          <table:table-cell office:value-type="float" office:value="1561.43" calcext:value-type="float">
            <text:p>1561.43</text:p>
          </table:table-cell>
          <table:table-cell office:value-type="float" office:value="1525.97" calcext:value-type="float">
            <text:p>1525.97</text:p>
          </table:table-cell>
          <table:table-cell office:value-type="float" office:value="1552.75" calcext:value-type="float">
            <text:p>1552.75</text:p>
          </table:table-cell>
          <table:table-cell office:value-type="float" office:value="1433.16" calcext:value-type="float">
            <text:p>1433.16</text:p>
          </table:table-cell>
          <table:table-cell table:formula="of:=COM.MICROSOFT.FLOOR.MATH(([.D234]+4*[.A234]-1)/(4*[.A234]))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1.06" calcext:value-type="float">
            <text:p>1541.06</text:p>
          </table:table-cell>
          <table:table-cell office:value-type="float" office:value="1600.29" calcext:value-type="float">
            <text:p>1600.29</text:p>
          </table:table-cell>
          <table:table-cell office:value-type="float" office:value="1551.55" calcext:value-type="float">
            <text:p>1551.55</text:p>
          </table:table-cell>
          <table:table-cell office:value-type="float" office:value="1583.58" calcext:value-type="float">
            <text:p>1583.58</text:p>
          </table:table-cell>
          <table:table-cell office:value-type="float" office:value="1551.26" calcext:value-type="float">
            <text:p>1551.26</text:p>
          </table:table-cell>
          <table:table-cell office:value-type="float" office:value="1548.44" calcext:value-type="float">
            <text:p>1548.44</text:p>
          </table:table-cell>
          <table:table-cell table:formula="of:=COM.MICROSOFT.FLOOR.MATH(([.D235]+4*[.A235]-1)/(4*[.A235]))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4.986" calcext:value-type="float">
            <text:p>734.986</text:p>
          </table:table-cell>
          <table:table-cell office:value-type="float" office:value="711.547" calcext:value-type="float">
            <text:p>711.547</text:p>
          </table:table-cell>
          <table:table-cell office:value-type="float" office:value="573.83" calcext:value-type="float">
            <text:p>573.83</text:p>
          </table:table-cell>
          <table:table-cell office:value-type="float" office:value="425.568" calcext:value-type="float">
            <text:p>425.568</text:p>
          </table:table-cell>
          <table:table-cell office:value-type="float" office:value="428.593" calcext:value-type="float">
            <text:p>428.593</text:p>
          </table:table-cell>
          <table:table-cell office:value-type="float" office:value="419.466" calcext:value-type="float">
            <text:p>419.466</text:p>
          </table:table-cell>
          <table:table-cell table:formula="of:=COM.MICROSOFT.FLOOR.MATH(([.D236]+4*[.A236]-1)/(4*[.A236]))"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249" calcext:value-type="float">
            <text:p>147249</text:p>
          </table:table-cell>
          <table:table-cell office:value-type="float" office:value="143559" calcext:value-type="float">
            <text:p>143559</text:p>
          </table:table-cell>
          <table:table-cell office:value-type="float" office:value="152889" calcext:value-type="float">
            <text:p>152889</text:p>
          </table:table-cell>
          <table:table-cell office:value-type="float" office:value="153601" calcext:value-type="float">
            <text:p>153601</text:p>
          </table:table-cell>
          <table:table-cell office:value-type="float" office:value="118745" calcext:value-type="float">
            <text:p>118745</text:p>
          </table:table-cell>
          <table:table-cell office:value-type="float" office:value="99109.9" calcext:value-type="float">
            <text:p>99109.9</text:p>
          </table:table-cell>
          <table:table-cell table:formula="of:=COM.MICROSOFT.FLOOR.MATH(([.D237]+4*[.A237]-1)/(4*[.A237]))"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62.07" calcext:value-type="float">
            <text:p>1762.07</text:p>
          </table:table-cell>
          <table:table-cell office:value-type="float" office:value="1741.88" calcext:value-type="float">
            <text:p>1741.88</text:p>
          </table:table-cell>
          <table:table-cell office:value-type="float" office:value="1704.27" calcext:value-type="float">
            <text:p>1704.27</text:p>
          </table:table-cell>
          <table:table-cell office:value-type="float" office:value="1741.11" calcext:value-type="float">
            <text:p>1741.11</text:p>
          </table:table-cell>
          <table:table-cell office:value-type="float" office:value="1728.94" calcext:value-type="float">
            <text:p>1728.94</text:p>
          </table:table-cell>
          <table:table-cell office:value-type="float" office:value="1658.92" calcext:value-type="float">
            <text:p>1658.92</text:p>
          </table:table-cell>
          <table:table-cell table:formula="of:=COM.MICROSOFT.FLOOR.MATH(([.D238]+4*[.A238]-1)/(4*[.A238]))"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552.7" calcext:value-type="float">
            <text:p>45552.7</text:p>
          </table:table-cell>
          <table:table-cell office:value-type="float" office:value="41959" calcext:value-type="float">
            <text:p>41959</text:p>
          </table:table-cell>
          <table:table-cell office:value-type="float" office:value="30641.6" calcext:value-type="float">
            <text:p>30641.6</text:p>
          </table:table-cell>
          <table:table-cell office:value-type="float" office:value="27660.2" calcext:value-type="float">
            <text:p>27660.2</text:p>
          </table:table-cell>
          <table:table-cell office:value-type="float" office:value="25957.9" calcext:value-type="float">
            <text:p>25957.9</text:p>
          </table:table-cell>
          <table:table-cell office:value-type="float" office:value="21456.8" calcext:value-type="float">
            <text:p>21456.8</text:p>
          </table:table-cell>
          <table:table-cell table:formula="of:=COM.MICROSOFT.FLOOR.MATH(([.D239]+4*[.A239]-1)/(4*[.A239]))"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843188000" calcext:value-type="float">
            <text:p>8.43E+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192.8" calcext:value-type="float">
            <text:p>72192.8</text:p>
          </table:table-cell>
          <table:table-cell office:value-type="float" office:value="60636.6" calcext:value-type="float">
            <text:p>60636.6</text:p>
          </table:table-cell>
          <table:table-cell office:value-type="float" office:value="42853.6" calcext:value-type="float">
            <text:p>42853.6</text:p>
          </table:table-cell>
          <table:table-cell office:value-type="float" office:value="32747.4" calcext:value-type="float">
            <text:p>32747.4</text:p>
          </table:table-cell>
          <table:table-cell office:value-type="float" office:value="27730.3" calcext:value-type="float">
            <text:p>27730.3</text:p>
          </table:table-cell>
          <table:table-cell office:value-type="float" office:value="30179.3" calcext:value-type="float">
            <text:p>30179.3</text:p>
          </table:table-cell>
          <table:table-cell table:formula="of:=COM.MICROSOFT.FLOOR.MATH(([.D240]+4*[.A240]-1)/(4*[.A240]))"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0.77" calcext:value-type="float">
            <text:p>1040.77</text:p>
          </table:table-cell>
          <table:table-cell office:value-type="float" office:value="1178.6" calcext:value-type="float">
            <text:p>1178.6</text:p>
          </table:table-cell>
          <table:table-cell office:value-type="float" office:value="833.816" calcext:value-type="float">
            <text:p>833.816</text:p>
          </table:table-cell>
          <table:table-cell office:value-type="float" office:value="607.412" calcext:value-type="float">
            <text:p>607.412</text:p>
          </table:table-cell>
          <table:table-cell office:value-type="float" office:value="583.947" calcext:value-type="float">
            <text:p>583.947</text:p>
          </table:table-cell>
          <table:table-cell office:value-type="float" office:value="588.651" calcext:value-type="float">
            <text:p>588.651</text:p>
          </table:table-cell>
          <table:table-cell table:formula="of:=COM.MICROSOFT.FLOOR.MATH(([.D241]+4*[.A241]-1)/(4*[.A241])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990000" calcext:value-type="float">
            <text:p>1.99E+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905.4" calcext:value-type="float">
            <text:p>24905.4</text:p>
          </table:table-cell>
          <table:table-cell office:value-type="float" office:value="13400.3" calcext:value-type="float">
            <text:p>13400.3</text:p>
          </table:table-cell>
          <table:table-cell office:value-type="float" office:value="13079" calcext:value-type="float">
            <text:p>13079</text:p>
          </table:table-cell>
          <table:table-cell office:value-type="float" office:value="13092.1" calcext:value-type="float">
            <text:p>13092.1</text:p>
          </table:table-cell>
          <table:table-cell office:value-type="float" office:value="13273.6" calcext:value-type="float">
            <text:p>13273.6</text:p>
          </table:table-cell>
          <table:table-cell office:value-type="float" office:value="13191.4" calcext:value-type="float">
            <text:p>13191.4</text:p>
          </table:table-cell>
          <table:table-cell table:formula="of:=COM.MICROSOFT.FLOOR.MATH(([.D242]+4*[.A242]-1)/(4*[.A242]))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175" calcext:value-type="float">
            <text:p>151175</text:p>
          </table:table-cell>
          <table:table-cell office:value-type="float" office:value="149274" calcext:value-type="float">
            <text:p>149274</text:p>
          </table:table-cell>
          <table:table-cell office:value-type="float" office:value="159133" calcext:value-type="float">
            <text:p>159133</text:p>
          </table:table-cell>
          <table:table-cell office:value-type="float" office:value="159333" calcext:value-type="float">
            <text:p>159333</text:p>
          </table:table-cell>
          <table:table-cell office:value-type="float" office:value="124820" calcext:value-type="float">
            <text:p>124820</text:p>
          </table:table-cell>
          <table:table-cell office:value-type="float" office:value="103348" calcext:value-type="float">
            <text:p>103348</text:p>
          </table:table-cell>
          <table:table-cell table:formula="of:=COM.MICROSOFT.FLOOR.MATH(([.D243]+4*[.A243]-1)/(4*[.A243]))"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3.59" calcext:value-type="float">
            <text:p>1113.59</text:p>
          </table:table-cell>
          <table:table-cell office:value-type="float" office:value="1138.02" calcext:value-type="float">
            <text:p>1138.02</text:p>
          </table:table-cell>
          <table:table-cell office:value-type="float" office:value="1141.11" calcext:value-type="float">
            <text:p>1141.11</text:p>
          </table:table-cell>
          <table:table-cell office:value-type="float" office:value="1125.68" calcext:value-type="float">
            <text:p>1125.68</text:p>
          </table:table-cell>
          <table:table-cell office:value-type="float" office:value="1145.95" calcext:value-type="float">
            <text:p>1145.95</text:p>
          </table:table-cell>
          <table:table-cell office:value-type="float" office:value="1158.53" calcext:value-type="float">
            <text:p>1158.53</text:p>
          </table:table-cell>
          <table:table-cell table:formula="of:=COM.MICROSOFT.FLOOR.MATH(([.D244]+4*[.A244]-1)/(4*[.A244]))" office:value-type="float" office:value="32" calcext:value-type="float">
            <text:p>3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49.91" calcext:value-type="float">
            <text:p>2249.91</text:p>
          </table:table-cell>
          <table:table-cell office:value-type="float" office:value="2314.45" calcext:value-type="float">
            <text:p>2314.45</text:p>
          </table:table-cell>
          <table:table-cell office:value-type="float" office:value="2243.64" calcext:value-type="float">
            <text:p>2243.64</text:p>
          </table:table-cell>
          <table:table-cell office:value-type="float" office:value="2043.02" calcext:value-type="float">
            <text:p>2043.02</text:p>
          </table:table-cell>
          <table:table-cell office:value-type="float" office:value="2043.58" calcext:value-type="float">
            <text:p>2043.58</text:p>
          </table:table-cell>
          <table:table-cell office:value-type="float" office:value="2144.56" calcext:value-type="float">
            <text:p>2144.56</text:p>
          </table:table-cell>
          <table:table-cell table:formula="of:=COM.MICROSOFT.FLOOR.MATH(([.D245]+4*[.A245]-1)/(4*[.A245]))"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38.71" calcext:value-type="float">
            <text:p>2338.71</text:p>
          </table:table-cell>
          <table:table-cell office:value-type="float" office:value="2363.28" calcext:value-type="float">
            <text:p>2363.28</text:p>
          </table:table-cell>
          <table:table-cell office:value-type="float" office:value="2322.55" calcext:value-type="float">
            <text:p>2322.55</text:p>
          </table:table-cell>
          <table:table-cell office:value-type="float" office:value="2314.45" calcext:value-type="float">
            <text:p>2314.45</text:p>
          </table:table-cell>
          <table:table-cell office:value-type="float" office:value="2367.93" calcext:value-type="float">
            <text:p>2367.93</text:p>
          </table:table-cell>
          <table:table-cell office:value-type="float" office:value="2359.28" calcext:value-type="float">
            <text:p>2359.28</text:p>
          </table:table-cell>
          <table:table-cell table:formula="of:=COM.MICROSOFT.FLOOR.MATH(([.D246]+4*[.A246]-1)/(4*[.A246]))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49750000" calcext:value-type="float">
            <text:p>2.50E+0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919.7" calcext:value-type="float">
            <text:p>34919.7</text:p>
          </table:table-cell>
          <table:table-cell office:value-type="float" office:value="31732.1" calcext:value-type="float">
            <text:p>31732.1</text:p>
          </table:table-cell>
          <table:table-cell office:value-type="float" office:value="28161.7" calcext:value-type="float">
            <text:p>28161.7</text:p>
          </table:table-cell>
          <table:table-cell office:value-type="float" office:value="27324" calcext:value-type="float">
            <text:p>27324</text:p>
          </table:table-cell>
          <table:table-cell office:value-type="float" office:value="25213.7" calcext:value-type="float">
            <text:p>25213.7</text:p>
          </table:table-cell>
          <table:table-cell office:value-type="float" office:value="20902.3" calcext:value-type="float">
            <text:p>20902.3</text:p>
          </table:table-cell>
          <table:table-cell table:formula="of:=COM.MICROSOFT.FLOOR.MATH(([.D247]+4*[.A247]-1)/(4*[.A247]))"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6.1" calcext:value-type="float">
            <text:p>1756.1</text:p>
          </table:table-cell>
          <table:table-cell office:value-type="float" office:value="1858.92" calcext:value-type="float">
            <text:p>1858.92</text:p>
          </table:table-cell>
          <table:table-cell office:value-type="float" office:value="1815.3" calcext:value-type="float">
            <text:p>1815.3</text:p>
          </table:table-cell>
          <table:table-cell office:value-type="float" office:value="1833.8" calcext:value-type="float">
            <text:p>1833.8</text:p>
          </table:table-cell>
          <table:table-cell office:value-type="float" office:value="1861.87" calcext:value-type="float">
            <text:p>1861.87</text:p>
          </table:table-cell>
          <table:table-cell office:value-type="float" office:value="1730.06" calcext:value-type="float">
            <text:p>1730.06</text:p>
          </table:table-cell>
          <table:table-cell table:formula="of:=COM.MICROSOFT.FLOOR.MATH(([.D248]+4*[.A248]-1)/(4*[.A248]))"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471.16" calcext:value-type="float">
            <text:p>1471.16</text:p>
          </table:table-cell>
          <table:table-cell office:value-type="float" office:value="1596.47" calcext:value-type="float">
            <text:p>1596.47</text:p>
          </table:table-cell>
          <table:table-cell office:value-type="float" office:value="1508.48" calcext:value-type="float">
            <text:p>1508.48</text:p>
          </table:table-cell>
          <table:table-cell office:value-type="float" office:value="1515.9" calcext:value-type="float">
            <text:p>1515.9</text:p>
          </table:table-cell>
          <table:table-cell office:value-type="float" office:value="1567.24" calcext:value-type="float">
            <text:p>1567.24</text:p>
          </table:table-cell>
          <table:table-cell table:formula="of:=COM.MICROSOFT.FLOOR.MATH(([.D249]+4*[.A249]-1)/(4*[.A249]))"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table:style-name="ce1" office:value-type="float" office:value="843694000000" calcext:value-type="float">
            <text:p>8.44E+1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7400" calcext:value-type="float">
            <text:p>137400</text:p>
          </table:table-cell>
          <table:table-cell office:value-type="float" office:value="137133" calcext:value-type="float">
            <text:p>137133</text:p>
          </table:table-cell>
          <table:table-cell office:value-type="float" office:value="137770" calcext:value-type="float">
            <text:p>137770</text:p>
          </table:table-cell>
          <table:table-cell office:value-type="float" office:value="127155" calcext:value-type="float">
            <text:p>127155</text:p>
          </table:table-cell>
          <table:table-cell office:value-type="float" office:value="134613" calcext:value-type="float">
            <text:p>134613</text:p>
          </table:table-cell>
          <table:table-cell table:formula="of:=COM.MICROSOFT.FLOOR.MATH(([.D250]+4*[.A250]-1)/(4*[.A250]))"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55.72" calcext:value-type="float">
            <text:p>3455.72</text:p>
          </table:table-cell>
          <table:table-cell office:value-type="float" office:value="3536.23" calcext:value-type="float">
            <text:p>3536.23</text:p>
          </table:table-cell>
          <table:table-cell office:value-type="float" office:value="3403.3" calcext:value-type="float">
            <text:p>3403.3</text:p>
          </table:table-cell>
          <table:table-cell office:value-type="float" office:value="3458.33" calcext:value-type="float">
            <text:p>3458.33</text:p>
          </table:table-cell>
          <table:table-cell office:value-type="float" office:value="3335.19" calcext:value-type="float">
            <text:p>3335.19</text:p>
          </table:table-cell>
          <table:table-cell office:value-type="float" office:value="2930.9" calcext:value-type="float">
            <text:p>2930.9</text:p>
          </table:table-cell>
          <table:table-cell table:formula="of:=COM.MICROSOFT.FLOOR.MATH(([.D251]+4*[.A251]-1)/(4*[.A251]))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3:35:05.90785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44:23.179278824</meta:creation-date>
    <dc:date>2019-06-05T15:43:06.679848418</dc:date>
    <meta:editing-duration>PT1H59M8S</meta:editing-duration>
    <meta:editing-cycles>2</meta:editing-cycles>
    <meta:generator>LibreOffice/6.1.5.2$Linux_X86_64 LibreOffice_project/10$Build-2</meta:generator>
    <meta:document-statistic meta:table-count="1" meta:cell-count="4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799cm" svg:height="9.006cm" xlink:href=".." xlink:type="simple" chart:class="chart:bar" chart:style-name="ch1">
        <chart:legend chart:legend-position="end" svg:x="33.509cm" svg:y="4.204cm" style:legend-expansion="high" chart:style-name="ch2"/>
        <chart:plot-area chart:style-name="ch3" table:cell-range-address="Sheet1.Q2:Sheet1.Q251" svg:x="0.715cm" svg:y="0.18cm" svg:width="32.079cm" svg:height="8.646cm">
          <chartooo:coordinate-region svg:x="1.522cm" svg:y="0.301cm" svg:width="31.272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251" chart:class="chart:bar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Q2:Sheet1.Q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